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Garamond-Regular" svg:font-family="AGaramond-Regular" style:font-family-generic="roman"/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CentaurMT" svg:font-family="CentaurMT" style:font-family-generic="roman"/>
    <style:font-face style:name="F" svg:font-family="" style:font-family-generic="roman"/>
    <style:font-face style:name="Garamond" svg:font-family="Garamond" style:font-family-generic="roman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empelMARIA-Italic" svg:font-family="StempelMARIA-Italic" style:font-family-generic="swiss"/>
    <style:font-face style:name="StempelMARIA-Roman" svg:font-family="StempelMARIA-Roman"/>
    <style:font-face style:name="Tahoma" svg:font-family="Tahoma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Negrita" style:font-family-generic="roman" style:font-pitch="variable"/>
    <style:font-face style:name="Times New Roman3" svg:font-family="'Times New Roman'" style:font-adornments="Lodia" style:font-family-generic="roman" style:font-pitch="variable"/>
    <style:font-face style:name="Times New Roman4" svg:font-family="'Times New Roman', 'Times New Roman PS'" style:font-family-generic="roman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-Roman" svg:font-family="Times-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4" fo:font-size="11.5pt" fo:language="none" fo:country="none" fo:font-style="italic" style:font-name-asian="Times New Roman4" style:font-size-asian="11.5pt" style:language-asian="none" style:country-asian="none" style:font-style-asian="italic" style:font-name-complex="Times New Roman4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3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" fo:font-size="12pt" fo:language="none" fo:country="none" fo:font-style="italic" style:font-name-asian="Times New Roman6" style:font-size-asian="12pt" style:language-asian="none" style:country-asian="none" style:font-style-asian="italic" style:font-name-complex="Times New Roman6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6" style:font-size-asian="12pt" style:language-asian="none" style:country-asian="none" style:font-style-asian="italic" style:font-weight-asian="normal" style:font-name-complex="Times New Roman6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font-name="Times New Roman2" fo:font-size="12pt" fo:language="none" fo:country="none" fo:font-style="italic" style:font-name-asian="Times-Italic" style:font-size-asian="12pt" style:language-asian="none" style:country-asian="none" style:font-style-asian="italic" style:font-name-complex="Times-Italic" style:font-size-complex="12pt" style:language-complex="none" style:country-complex="none" style:font-style-complex="italic"/>
    </style:style>
    <style:style style:name="ce61" style:family="table-cell" style:parent-style-name="Default">
      <style:text-properties style:use-window-font-color="true" style:font-name="Times New Roman2" fo:font-size="12pt" fo:language="none" fo:country="none" fo:font-style="italic" style:font-name-asian="Times-BoldItalic" style:font-size-asian="12pt" style:language-asian="none" style:country-asian="none" style:font-style-asian="italic" style:font-name-complex="Times-BoldItalic" style:font-size-complex="12pt" style:language-complex="none" style:country-complex="none" style:font-style-complex="italic"/>
    </style:style>
    <style:style style:name="ce35" style:family="table-cell" style:parent-style-name="Default">
      <style:text-properties fo:color="#000000" style:font-name="Times New Roman" fo:font-size="12pt" fo:language="none" fo:country="none" fo:font-style="italic" style:font-name-asian="Times New Roman4" style:font-size-asian="12pt" style:language-asian="none" style:country-asian="none" style:font-style-asian="italic" style:font-name-complex="Times New Roman4" style:font-size-complex="12pt" style:language-complex="none" style:country-complex="none" style:font-style-complex="italic"/>
    </style:style>
    <style:style style:name="ce53" style:family="table-cell" style:parent-style-name="Default">
      <style:text-properties style:use-window-font-color="true" style:font-name="Times New Roman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68" style:family="table-cell" style:parent-style-name="Default">
      <style:text-properties style:use-window-font-color="true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62" style:family="table-cell" style:parent-style-name="Default">
      <style:text-properties style:use-window-font-color="true" style:font-name="Times New Roman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3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81" style:family="table-cell" style:parent-style-name="Default">
      <style:text-properties style:use-window-font-color="true" style:font-name="Times New Roman5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use-window-font-color="true" style:font-name="Times New Roman" fo:font-size="12pt" fo:language="none" fo:country="none" fo:font-style="italic" style:font-name-asian="AGaramond-Regular" style:font-size-asian="12pt" style:language-asian="none" style:country-asian="none" style:font-style-asian="italic" style:font-name-complex="AGaramond-Regular" style:font-size-complex="12pt" style:language-complex="none" style:country-complex="none" style:font-style-complex="italic"/>
    </style:style>
    <style:style style:name="ce95" style:family="table-cell" style:parent-style-name="Default">
      <style:text-properties style:use-window-font-color="true" style:font-name="Times New Roman" fo:font-size="12pt" fo:language="none" fo:country="none" fo:font-style="italic" style:font-name-asian="Segoe UI" style:font-size-asian="6.80000019073486pt" style:language-asian="none" style:country-asian="none" style:font-style-asian="italic" style:font-name-complex="Tahoma" style:font-size-complex="6.80000019073486pt" style:language-complex="none" style:country-complex="none" style:font-style-complex="italic"/>
    </style:style>
    <style:style style:name="ce99" style:family="table-cell" style:parent-style-name="Default">
      <style:text-properties style:use-window-font-color="true" style:font-name="Times New Roman" fo:font-size="12pt" fo:language="none" fo:country="none" fo:font-style="italic" style:font-name-asian="Garamond" style:font-size-asian="12pt" style:language-asian="none" style:country-asian="none" style:font-style-asian="italic" style:font-name-complex="Garamond" style:font-size-complex="12pt" style:language-complex="none" style:country-complex="none" style:font-style-complex="italic"/>
    </style:style>
    <style:style style:name="ce96" style:family="table-cell" style:parent-style-name="Default">
      <style:text-properties style:use-window-font-color="true" style:font-name="Times New Roman" fo:font-size="12pt" fo:language="none" fo:country="none" fo:font-style="italic" style:font-name-asian="CentaurMT" style:font-size-asian="12pt" style:language-asian="none" style:country-asian="none" style:font-style-asian="italic" style:font-name-complex="CentaurMT" style:font-size-complex="12pt" style:language-complex="none" style:country-complex="none" style:font-style-complex="italic"/>
    </style:style>
    <style:style style:name="ce102" style:family="table-cell" style:parent-style-name="Default">
      <style:text-properties fo:color="#000000" style:font-name="Times New Roman" fo:font-size="12pt" fo:language="none" fo:country="none" fo:font-style="italic" style:font-name-asian="Garamond" style:font-size-asian="12pt" style:language-asian="none" style:country-asian="none" style:font-style-asian="italic" style:font-name-complex="Garamond" style:font-size-complex="12pt" style:language-complex="none" style:country-complex="none" style:font-style-complex="italic"/>
    </style:style>
    <style:style style:name="ce103" style:family="table-cell" style:parent-style-name="Default">
      <style:text-properties style:use-window-font-color="true" style:font-name="Times New Roman" fo:font-size="12pt" fo:language="none" fo:country="none" fo:font-style="italic" style:font-name-asian="Times-Roman" style:font-size-asian="12pt" style:language-asian="none" style:country-asian="none" style:font-style-asian="italic" style:font-name-complex="Times-Roman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en" fo:country="US" style:font-size-asian="12pt" style:font-name-complex="Mangal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1" style:family="table-cell" style:parent-style-name="Default"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es" fo:country="ES" style:font-size-asian="12pt" style:font-name-complex="Lucida Sans" style:font-size-complex="12pt"/>
    </style:style>
    <style:style style:name="ce97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7" style:family="text">
      <style:text-properties style:font-name="Times New Roman" fo:font-size="12pt" style:font-name-asian="Times New Roman1" style:font-name-complex="Times New Roman1" style:font-size-asian="12pt" style:font-size-complex="12pt"/>
    </style:style>
    <style:style style:name="T8" style:family="text">
      <style:text-properties style:font-name="Times New Roman" fo:font-size="12pt" style:font-name-asian="Times New Roman1" style:font-name-complex="Times New Roman1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style:font-name="Times New Roman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font-name="Times New Roman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21" style:family="text">
      <style:text-properties style:letter-kerning="true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2" style:family="text">
      <style:text-properties style:font-name="Times New Roman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3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7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/>
    </style:style>
    <style:style style:name="T28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1"/>
    </style:style>
    <style:style style:name="T31" style:family="text">
      <style:text-properties style:font-name="Times New Roman1"/>
    </style:style>
    <style:style style:name="T32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" style:font-weight-asian="normal" style:font-weight-complex="normal" style:font-style-asian="italic" style:font-style-complex="italic"/>
    </style:style>
    <style:style style:name="T34" style:family="text">
      <style:text-properties style:font-name="Times New Roman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36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1" style:font-name-complex="Times New Roman1"/>
    </style:style>
    <style:style style:name="T37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1" fo:font-weight="bold" style:font-weight-asian="bold" style:font-weight-complex="bold"/>
    </style:style>
    <style:style style:name="T48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49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53" style:family="text">
      <style:text-properties style:font-name-asian="Times New Roman1" style:font-name-complex="Times New Roman1"/>
    </style:style>
    <style:style style:name="T54" style:family="text">
      <style:text-properties style:font-name-asian="Times New Roman1" style:font-name-complex="Times New Roman1" fo:font-weight="bold" style:font-weight-asian="bold" style:font-weight-complex="bold"/>
    </style:style>
    <style:style style:name="T55" style:family="text">
      <style:text-properties style:font-name-asian="Arial" style:font-name-complex="Arial"/>
    </style:style>
    <style:style style:name="T56" style:family="text">
      <style:text-properties fo:font-weight="bold" style:font-name-asian="Arial" style:font-name-complex="Arial" style:font-weight-asian="bold" style:font-weight-complex="bold"/>
    </style:style>
    <style:style style:name="T57" style:family="text">
      <style:text-properties fo:font-weight="bold" style:font-weight-asian="bold" style:font-weight-complex="bold" style:font-name-asian="Times New Roman1" style:font-name-complex="Times New Roman1"/>
    </style:style>
    <style:style style:name="T58" style:family="text">
      <style:text-properties fo:font-weight="bold" style:font-name-asian="Times New Roman1" style:font-name-complex="Times New Roman1" style:font-weight-asian="bold" style:font-weight-complex="bold"/>
    </style:style>
    <style:style style:name="T59" style:family="text">
      <style:text-properties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63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4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5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6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7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style:font-name-asian="Times New Roman6" style:font-name-complex="Times New Roman6"/>
    </style:style>
    <style:style style:name="T71" style:family="text">
      <style:text-properties fo:color="#000000" style:font-name-asian="Times New Roman6" style:font-name-complex="Times New Roman6" fo:font-weight="bold" style:font-weight-asian="bold" style:font-weight-complex="bold"/>
    </style:style>
    <style:style style:name="T72" style:family="text">
      <style:text-properties fo:color="#000000" style:font-name="Times New Roman" fo:font-size="12pt" fo:font-style="italic" style:font-size-asian="12pt" style:font-size-complex="12pt" style:font-style-asian="italic" style:font-style-complex="italic"/>
    </style:style>
    <style:style style:name="T73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4" style:family="text">
      <style:text-properties fo:color="#000000" fo:font-weight="bold" style:text-underline-style="none" style:text-underline-color="font-color" style:text-line-through-type="none" style:font-name-asian="Times New Roman6" style:font-name-complex="Times New Roman6" style:font-weight-asian="bold" style:font-weight-complex="bold"/>
    </style:style>
    <style:style style:name="T75" style:family="text">
      <style:text-properties fo:color="#000000" style:text-underline-style="none" style:text-underline-color="font-color" style:text-line-through-type="none" style:font-name-asian="Times New Roman6" style:font-name-complex="Times New Roman6"/>
    </style:style>
    <style:style style:name="T76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6" style:font-name-complex="Times New Roman6"/>
    </style:style>
    <style:style style:name="T78" style:family="text">
      <style:text-properties fo:color="#000000" fo:font-weight="bold" style:font-name-asian="Times New Roman6" style:font-name-complex="Times New Roman6" style:font-weight-asian="bold" style:font-weight-complex="bold"/>
    </style:style>
    <style:style style:name="T79" style:family="text">
      <style:text-properties fo:color="#000000" style:font-name="Times New Roman" fo:font-size="12pt" fo:font-weight="bold" fo:font-style="italic" style:font-name-asian="Times New Roman6" style:font-name-complex="Times New Roman6" style:font-size-asian="12pt" style:font-size-complex="12pt" style:font-weight-asian="bold" style:font-weight-complex="bold" style:font-style-asian="italic" style:font-style-complex="italic"/>
    </style:style>
    <style:style style:name="T80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/>
    </style:style>
    <style:style style:name="T81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6" style:font-name-complex="Times New Roman6"/>
    </style:style>
    <style:style style:name="T82" style:family="text">
      <style:text-properties fo:color="#000000" style:text-underline-style="none" style:text-underline-color="font-color" style:text-line-through-type="none" style:font-name-asian="Times New Roman6" style:font-name-complex="Times New Roman6" fo:font-weight="bold" style:font-weight-asian="bold" style:font-weight-complex="bold"/>
    </style:style>
    <style:style style:name="T83" style:family="text">
      <style:text-properties fo:color="#000000" fo:font-weight="normal" style:font-name-asian="Times New Roman6" style:font-name-complex="Times New Roman6" style:font-weight-asian="normal" style:font-weight-complex="normal"/>
    </style:style>
    <style:style style:name="T84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85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font-name-asian="Times New Roman6" style:font-name-complex="Times New Roman6"/>
    </style:style>
    <style:style style:name="T86" style:family="text">
      <style:text-properties fo:color="#000000" style:font-name="Times New Roman" fo:font-size="12pt" fo:font-weight="normal" fo:font-style="italic" style:font-name-asian="Times New Roman6" style:font-name-complex="Times New Roman6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 fo:font-weight="bold" style:font-weight-asian="bold" style:font-weight-complex="bold"/>
    </style:style>
    <style:style style:name="T88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 fo:font-weight="normal" style:font-weight-asian="normal" style:font-weight-complex="normal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style:font-size-asian="12pt" style:font-size-complex="12pt" fo:font-weight="bold" style:font-weight-asian="bold" style:font-weight-complex="bold"/>
    </style:style>
    <style:style style:name="T91" style:family="text">
      <style:text-properties fo:font-size="12pt" fo:font-weight="normal" style:font-size-asian="12pt" style:font-size-complex="12pt" style:font-weight-asian="normal" style:font-weight-complex="normal"/>
    </style:style>
    <style:style style:name="T92" style:family="text">
      <style:text-properties fo:font-size="12pt" style:font-size-asian="12pt" style:font-size-complex="12pt" fo:font-weight="normal" style:font-weight-asian="normal" style:font-weight-complex="normal"/>
    </style:style>
    <style:style style:name="T93" style:family="text">
      <style:text-properties style:font-name="Times New Roman2" fo:font-size="12pt" style:font-size-asian="12pt" style:font-size-complex="12pt"/>
    </style:style>
    <style:style style:name="T94" style:family="text">
      <style:text-properties style:font-name="Times New Roman2" fo:font-size="12pt" style:font-size-asian="12pt" style:font-size-complex="12pt" fo:font-weight="bold" style:font-weight-asian="bold" style:font-weight-complex="bold"/>
    </style:style>
    <style:style style:name="T95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6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97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9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9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0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1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02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03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04" style:family="text">
      <style:text-properties fo:color="#000000"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05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6" style:family="text">
      <style:text-properties fo:color="#000000"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7" style:family="text">
      <style:text-properties style:font-name="Times New Roman"/>
    </style:style>
    <style:style style:name="T108" style:family="text">
      <style:text-properties style:font-name="Times New Roman" fo:font-weight="bold" style:font-weight-asian="bold" style:font-weight-complex="bold"/>
    </style:style>
    <style:style style:name="T109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0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1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12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3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4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7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8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9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20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21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22" style:family="text">
      <style:text-properties fo:color="#000000" style:font-name="Times New Roman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23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24" style:family="text">
      <style:text-properties style:font-name="Times New Roman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25" style:family="text">
      <style:text-properties style:font-name="Times New Roman"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26" style:family="text">
      <style:text-properties style:font-name-asian="HiddenHorzOCR" style:font-name-complex="HiddenHorzOCR"/>
    </style:style>
    <style:style style:name="T127" style:family="text">
      <style:text-properties fo:font-weight="bold" style:font-weight-asian="bold" style:font-weight-complex="bold" style:font-name-asian="HiddenHorzOCR" style:font-name-complex="HiddenHorzOCR"/>
    </style:style>
    <style:style style:name="T128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29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30" style:family="text">
      <style:text-properties style:font-name="Times New Roman" fo:font-size="12pt" style:font-name-asian="Times New Roman1" style:font-name-complex="Times New Roman1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31" style:family="text">
      <style:text-properties style:font-name="Times New Roman" fo:font-size="12pt" style:font-name-asian="Times New Roman1" style:font-name-complex="Times New Roman1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32" style:family="text">
      <style:text-properties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33" style:family="text">
      <style:text-properties style:font-name-asian="ArialUnicodeMS" style:font-name-complex="ArialUnicodeMS"/>
    </style:style>
    <style:style style:name="T134" style:family="text">
      <style:text-properties style:font-name-asian="ArialUnicodeMS" style:font-name-complex="ArialUnicodeMS" fo:font-weight="bold" style:font-weight-asian="bold" style:font-weight-complex="bold"/>
    </style:style>
    <style:style style:name="T135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36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37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8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9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0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41" style:family="text">
      <style:text-properties style:font-name="Times New Roman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42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43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44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45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46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7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4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49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50" style:family="text">
      <style:text-properties fo:font-size="12pt" fo:font-style="italic" style:font-size-asian="12pt" style:font-size-complex="12pt" style:font-style-asian="italic" style:font-style-complex="italic"/>
    </style:style>
    <style:style style:name="T151" style:family="text">
      <style:text-properties fo:font-weight="bold" style:font-weight-asian="bold" style:font-weight-complex="bold" style:font-name-asian="ArialUnicodeMS" style:font-name-complex="ArialUnicodeMS"/>
    </style:style>
    <style:style style:name="T152" style:family="text">
      <style:text-properties fo:font-weight="bold" style:font-name-asian="ArialUnicodeMS" style:font-name-complex="ArialUnicodeMS" style:font-weight-asian="bold" style:font-weight-complex="bold"/>
    </style:style>
    <style:style style:name="T153" style:family="text">
      <style:text-properties style:font-name-asian="ArialUnicodeMS" style:font-name-complex="ArialUnicodeMS" fo:font-weight="normal" style:font-weight-asian="normal" style:font-weight-complex="normal"/>
    </style:style>
    <style:style style:name="T154" style:family="text">
      <style:text-properties style:font-name="Times New Roman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5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56" style:family="text">
      <style:text-properties style:font-name="Times New Roman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57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8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9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160" style:family="text">
      <style:text-properties style:font-name="Times New Roman1"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61" style:family="text">
      <style:text-properties style:font-name="Times New Roman1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62" style:family="text">
      <style:text-properties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63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64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5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6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1" style:font-name-complex="Times New Roman1"/>
    </style:style>
    <style:style style:name="T167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1" style:font-name-complex="Times New Roman1" fo:font-weight="bold" style:font-weight-asian="bold" style:font-weight-complex="bold"/>
    </style:style>
    <style:style style:name="T168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name-asian="Times New Roman1" style:font-name-complex="Times New Roman1" style:font-weight-asian="normal" style:font-weight-complex="normal"/>
    </style:style>
    <style:style style:name="T169" style:family="text">
      <style:text-properties style:font-name-asian="ArialNarrow" style:font-name-complex="ArialNarrow"/>
    </style:style>
    <style:style style:name="T170" style:family="text">
      <style:text-properties style:font-name-asian="ArialNarrow" style:font-name-complex="ArialNarrow" fo:font-weight="bold" style:font-weight-asian="bold" style:font-weight-complex="bold"/>
    </style:style>
    <style:style style:name="T171" style:family="text">
      <style:text-properties fo:font-style="normal" style:font-name-asian="ArialNarrow-Italic" style:font-name-complex="ArialNarrow-Italic" style:font-style-asian="normal" style:font-style-complex="normal"/>
    </style:style>
    <style:style style:name="T172" style:family="text">
      <style:text-properties fo:font-weight="bold" style:font-name-asian="ArialNarrow" style:font-name-complex="ArialNarrow" style:font-weight-asian="bold" style:font-weight-complex="bold"/>
    </style:style>
    <style:style style:name="T173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4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7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76" style:family="text">
      <style:text-properties fo:font-size="12pt" fo:font-style="italic" style:font-name-asian="StempelMARIA-Roman" style:font-name-complex="StempelMARIA-Roman" style:font-size-asian="12pt" style:font-size-complex="12pt" style:font-style-asian="italic" style:font-style-complex="italic"/>
    </style:style>
    <style:style style:name="T177" style:family="text">
      <style:text-properties fo:font-size="12pt" fo:font-style="italic" style:font-name-asian="StempelMARIA-Roman" style:font-name-complex="StempelMARIA-Roman" style:font-size-asian="12pt" style:font-size-complex="12pt" style:font-style-asian="italic" style:font-style-complex="italic" fo:font-weight="bold" style:font-weight-asian="bold" style:font-weight-complex="bold"/>
    </style:style>
    <style:style style:name="T178" style:family="text">
      <style:text-properties fo:font-size="12pt" fo:font-style="italic" style:font-size-asian="12pt" style:font-size-complex="12pt" style:font-style-asian="italic" style:font-style-complex="italic" style:font-name-asian="StempelMARIA-Italic" style:font-name-complex="StempelMARIA-Italic"/>
    </style:style>
    <style:style style:name="T179" style:family="text">
      <style:text-properties fo:font-size="12pt" fo:font-style="italic" style:font-size-asian="12pt" style:font-size-complex="12pt" style:font-style-asian="italic" style:font-style-complex="italic" style:font-name-asian="StempelMARIA-Roman" style:font-name-complex="StempelMARIA-Roman"/>
    </style:style>
    <style:style style:name="T180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1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82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83" style:family="text">
      <style:text-properties fo:font-style="normal" style:font-style-asian="normal" style:font-style-complex="normal" fo:font-weight="bold" style:font-weight-asian="bold" style:font-weight-complex="bold"/>
    </style:style>
    <style:style style:name="T18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5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6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187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188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89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 style:font-name="Times New Roman1" style:font-name-asian="Times New Roman1" style:font-name-complex="Times New Roman1"/>
    </style:style>
    <style:style style:name="T190" style:family="text">
      <style:text-properties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91" style:family="text">
      <style:text-properties style:font-name="Times New Roman" fo:font-style="italic" style:font-style-asian="italic" style:font-style-complex="italic"/>
    </style:style>
    <style:style style:name="T192" style:family="text">
      <style:text-properties style:font-name="Times New Roman" fo:font-style="italic" style:font-style-asian="italic" style:font-style-complex="italic" fo:font-weight="bold" style:font-weight-asian="bold" style:font-weight-complex="bold"/>
    </style:style>
    <style:style style:name="T193" style:family="text">
      <style:text-properties style:font-name="Times New Roman"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94" style:family="text">
      <style:text-properties style:font-name="Times New Roman" fo:font-size="12pt" fo:font-style="italic" style:font-style-asian="italic" style:font-style-complex="italic"/>
    </style:style>
    <style:style style:name="T195" style:family="text">
      <style:text-properties style:font-name="Times New Roman" fo:font-size="12pt" fo:font-style="italic" style:font-style-asian="italic" style:font-style-complex="italic" fo:font-weight="bold" style:font-weight-asian="bold" style:font-weight-complex="bold"/>
    </style:style>
    <style:style style:name="T196" style:family="text">
      <style:text-properties style:font-name="Times New Roman" fo:font-size="12pt" fo:font-style="italic" style:font-name-asian="CentaurMT" style:font-name-complex="CentaurMT" style:font-size-asian="12pt" style:font-size-complex="12pt" style:font-style-asian="italic" style:font-style-complex="italic"/>
    </style:style>
    <style:style style:name="T197" style:family="text">
      <style:text-properties style:font-name="Times New Roman" fo:font-size="12pt" fo:font-style="italic" style:font-name-asian="CentaurMT" style:font-name-complex="CentaurMT" style:font-size-asian="12pt" style:font-size-complex="12pt" style:font-style-asian="italic" style:font-style-complex="italic" fo:font-weight="bold" style:font-weight-asian="bold" style:font-weight-complex="bold"/>
    </style:style>
    <style:style style:name="T198" style:family="text">
      <style:text-properties style:font-name="Times New Roman" fo:font-size="12pt" fo:font-weight="bold" fo:font-style="italic" style:font-name-asian="CentaurMT" style:font-name-complex="CentaurMT" style:font-size-asian="12pt" style:font-size-complex="12pt" style:font-weight-asian="bold" style:font-weight-complex="bold" style:font-style-asian="italic" style:font-style-complex="italic"/>
    </style:style>
    <style:style style:name="T199" style:family="text">
      <style:text-properties fo:color="#000000" style:font-name="Times New Roman" fo:font-size="12pt" fo:font-style="italic" style:font-name-asian="Garamond" style:font-name-complex="Garamond" style:font-size-asian="12pt" style:font-size-complex="12pt" style:font-style-asian="italic" style:font-style-complex="italic"/>
    </style:style>
    <style:style style:name="T200" style:family="text">
      <style:text-properties fo:color="#000000" style:font-name="Times New Roman" fo:font-size="12pt" fo:font-style="italic" style:font-name-asian="Garamond" style:font-name-complex="Garamond" style:font-size-asian="12pt" style:font-size-complex="12pt" style:font-style-asian="italic" style:font-style-complex="italic" fo:font-weight="bold" style:font-weight-asian="bold" style:font-weight-complex="bold"/>
    </style:style>
    <style:style style:name="T201" style:family="text">
      <style:text-properties fo:color="#000000" style:font-name="Times New Roman" fo:font-size="12pt" fo:font-weight="bold" fo:font-style="italic" style:font-name-asian="Garamond" style:font-name-complex="Garamond" style:font-size-asian="12pt" style:font-size-complex="12pt" style:font-weight-asian="bold" style:font-weight-complex="bold" style:font-style-asian="italic" style:font-style-complex="italic"/>
    </style:style>
    <style:style style:name="T202" style:family="text">
      <style:text-properties fo:font-size="12pt" style:font-size-asian="12pt" style:font-size-complex="12pt" fo:font-style="italic" style:font-style-asian="italic" style:font-style-complex="italic"/>
    </style:style>
    <style:style style:name="T203" style:family="text"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T204" style:family="text">
      <style:text-properties style:font-name="Times New Roman" style:font-name-asian="Times New Roman" style:font-name-complex="Times New Roman"/>
    </style:style>
    <style:style style:name="T20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7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08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0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0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11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1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1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15" style:family="text">
      <style:text-properties style:font-name="Times New Roman1" style:font-name-asian="Times New Roman1" style:font-name-complex="Times New Roman1"/>
    </style:style>
    <style:style style:name="T216" style:family="text">
      <style:text-properties style:font-name="Times New Roman" fo:font-size="12pt" style:font-size-asian="12pt" style:font-size-complex="12pt" style:font-name-complex="Times New Roman"/>
    </style:style>
    <style:style style:name="T217" style:family="text">
      <style:text-properties style:font-name="Times New Roman" fo:font-size="12pt" style:font-size-asian="12pt" style:font-size-complex="12pt" style:font-name-complex="Times New Roman1"/>
    </style:style>
    <style:style style:name="T218" style:family="text">
      <style:text-properties style:font-name="Times New Roman" fo:font-size="12pt" style:font-size-asian="12pt" style:font-size-complex="12pt" style:font-name-complex="Times New Roman" fo:font-style="italic" style:font-style-complex="italic"/>
    </style:style>
    <style:style style:name="T219" style:family="text">
      <style:text-properties style:font-name="Times New Roman" fo:font-size="12pt" style:font-size-asian="12pt" style:font-size-complex="12pt" style:font-name-complex="Times New Roman" fo:font-style="normal" style:font-style-complex="normal"/>
    </style:style>
    <style:style style:name="T220" style:family="text">
      <style:text-properties style:font-name="Times New Roman" fo:font-size="12pt" style:font-name-complex="Times New Roman" style:font-size-asian="12pt" style:font-size-complex="12pt"/>
    </style:style>
    <style:style style:name="T221" style:family="text">
      <style:text-properties style:font-name="Times New Roman" fo:font-style="italic" style:font-style-complex="italic"/>
    </style:style>
    <style:style style:name="T222" style:family="text">
      <style:text-properties style:font-name="Times New Roman" fo:font-size="12pt" style:font-name-complex="Times New Roman" style:font-size-asian="12pt" style:font-size-complex="12pt" fo:font-style="italic" style:font-style-complex="italic"/>
    </style:style>
    <style:style style:name="T223" style:family="text">
      <style:text-properties style:font-name="Times New Roman" fo:font-size="12pt" style:font-size-asian="12pt" style:font-size-complex="12pt" fo:font-style="normal" style:font-style-complex="normal"/>
    </style:style>
    <style:style style:name="T224" style:family="text">
      <style:text-properties style:font-name="Times New Roman" fo:font-size="12pt" style:font-size-asian="12pt" style:font-size-complex="12pt" fo:font-style="italic" style:font-style-complex="italic"/>
    </style:style>
    <style:style style:name="T225" style:family="text">
      <style:text-properties fo:font-size="12pt" style:font-size-asian="12pt" style:font-size-complex="12pt" fo:font-style="italic" style:font-style-complex="italic"/>
    </style:style>
    <style:style style:name="T22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228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italic" style:font-style-complex="italic"/>
    </style:style>
    <style:style style:name="T229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/>
    </style:style>
    <style:style style:name="T230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1" fo:language="es" fo:country="ES" style:language-asian="zh" style:country-asian="CN" style:language-complex="hi" style:country-complex="IN" style:font-name-asian="Times New Roman1" style:font-name-complex="Times New Roman1"/>
    </style:style>
    <style:style style:name="T231" style:family="text">
      <style:text-properties fo:font-size="12pt" style:font-size-asian="12pt" style:font-size-complex="12pt" fo:font-style="normal" style:font-style-complex="normal" style:font-name="Times New Roman"/>
    </style:style>
    <style:style style:name="T232" style:family="text">
      <style:text-properties style:font-name="Times New Roman" style:font-name-complex="Times New Roman"/>
    </style:style>
    <style:style style:name="T233" style:family="text">
      <style:text-properties style:font-name="Times New Roman" style:font-name-complex="Times New Roman" fo:font-style="italic" style:font-style-complex="italic"/>
    </style:style>
    <style:style style:name="T234" style:family="text">
      <style:text-properties style:font-name="Times New Roman" style:font-name-complex="Times New Roman" fo:font-weight="normal" fo:font-style="italic" fo:language="en" fo:country="US" style:font-weight-complex="normal" style:font-style-complex="italic"/>
    </style:style>
    <style:style style:name="T235" style:family="text">
      <style:text-properties style:font-name="Times New Roman" style:font-name-complex="Times New Roman" fo:font-weight="normal" fo:language="en" fo:country="US" style:font-weight-complex="normal" fo:font-style="normal" style:font-style-complex="normal"/>
    </style:style>
    <style:style style:name="T236" style:family="text">
      <style:text-properties style:font-name="Times New Roman" style:font-name-complex="Times New Roman" fo:font-weight="normal" fo:language="en" fo:country="US" style:font-weight-complex="normal" fo:font-style="italic" style:font-style-complex="italic"/>
    </style:style>
    <style:style style:name="T237" style:family="text">
      <style:text-properties style:font-name="Times New Roman" style:font-name-complex="Times New Roman" fo:font-weight="normal" fo:language="en" fo:country="US" style:font-weight-complex="normal" fo:font-style="normal" style:font-style-complex="normal" style:font-name-asian="Times New Roman1"/>
    </style:style>
    <style:style style:name="T238" style:family="text">
      <style:text-properties style:font-name="Times New Roman" fo:font-size="12pt" style:font-name-complex="Times New Roman" style:font-size-asian="12pt" style:font-size-complex="12pt" fo:font-style="normal" style:font-style-complex="normal"/>
    </style:style>
    <style:style style:name="T239" style:family="text">
      <style:text-properties style:font-name-complex="Times New Roman"/>
    </style:style>
    <style:style style:name="T240" style:family="text">
      <style:text-properties style:font-name-complex="Times New Roman1"/>
    </style:style>
    <style:style style:name="T241" style:family="text">
      <style:text-properties style:font-name-complex="Times New Roman" fo:font-style="italic" style:font-style-complex="italic"/>
    </style:style>
    <style:style style:name="T242" style:family="text">
      <style:text-properties style:font-name-complex="Times New Roman" fo:font-style="normal" style:font-style-complex="normal"/>
    </style:style>
    <style:style style:name="T243" style:family="text">
      <style:text-properties fo:font-size="12pt" style:font-name-complex="Times New Roman" style:font-size-asian="12pt" style:font-size-complex="12pt"/>
    </style:style>
    <style:style style:name="T244" style:family="text">
      <style:text-properties fo:font-size="12pt" style:font-size-asian="12pt" style:font-size-complex="12pt" style:font-name-complex="Times New Roman1"/>
    </style:style>
    <style:style style:name="T245" style:family="text">
      <style:text-properties fo:font-size="12pt" style:font-size-asian="12pt" style:font-size-complex="12pt" style:font-name-complex="Times New Roman1" fo:font-style="italic" style:font-style-complex="italic"/>
    </style:style>
    <style:style style:name="T246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/>
    </style:style>
    <style:style style:name="T247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 style:use-window-font-color="true" fo:font-style="italic" style:font-style-complex="italic"/>
    </style:style>
    <style:style style:name="T248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 style:use-window-font-color="true"/>
    </style:style>
    <style:style style:name="T24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0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51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52" style:family="text">
      <style:text-properties fo:font-style="italic" style:font-style-complex="italic"/>
    </style:style>
    <style:style style:name="T25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name-complex="Times New Roman" style:font-style-asian="italic" style:font-style-complex="italic"/>
    </style:style>
    <style:style style:name="T25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2pt" style:font-size-complex="12pt" style:font-weight-asian="normal" style:font-weight-complex="normal" style:text-emphasize="none" style:font-relief="none" style:text-overline-style="none" style:text-overline-color="font-color" style:font-name-complex="Times New Roman" fo:font-style="normal" style:font-style-asian="normal" style:font-style-complex="normal"/>
    </style:style>
    <style:style style:name="T255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style:font-name="Times New Roman1" style:font-name-asian="Times New Roman1" style:font-name-complex="Times New Roman1"/>
    </style:style>
    <style:style style:name="T256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/>
    </style:style>
    <style:style style:name="T257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58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59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0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style:font-name="Times New Roman" fo:font-style="italic" style:font-name-asian="Segoe UI" style:font-name-complex="Times New Roman" style:font-style-complex="italic"/>
    </style:style>
    <style:style style:name="T261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style:font-name="Times New Roman" style:font-name-asian="Segoe UI" style:font-name-complex="Times New Roman" fo:font-style="normal" style:font-style-complex="normal"/>
    </style:style>
    <style:style style:name="T262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1" style:font-name-asian="Times New Roman1" style:font-name-complex="Times New Roman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liçara vanijoean colpeau ar neçanean, velaurico<text:span text:style-name="T1"> jarri ninçan</text:span> alderean aurr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15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table:style-name="ce14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cutaria, usatu eztet armaz guiza erayten, <text:span text:style-name="T1">leco bidi</text:span> guiçon gaztea amore minez penaçe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15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Neure laztan Velagayau <text:span text:style-name="T1">sar çequidan</text:span> arrean, neurc nay eneban vian, çeonçan ald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15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</text:span><text:span text:style-name="T5">emona</text:span><text:span text:style-name="T6"> eta </text:span><text:span text:style-name="T5">otorgadua</text:span><text:span text:style-name="T6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emona eta otorgadua, eta ayta sãtu sist lau garrenarẽ </text:span><text:span text:style-name="T5">aprovadua</text:span><text:span text:style-name="T6"> ta </text:span><text:span text:style-name="T5">cõfirmadua</text:span><text:span text:style-name="T6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ç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1">enganatur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6">Bernat. 1980 </text:span><text:span text:style-name="T217">[1545]</text:span><text:span text:style-name="T216">. </text:span><text:span text:style-name="T218">Linguae vasconum primitiae</text:span><text:span text:style-name="T21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6">Bernat. 1980 </text:span><text:span text:style-name="T217">[1545]</text:span><text:span text:style-name="T216">. </text:span><text:span text:style-name="T218">Linguae vasconum primitiae</text:span><text:span text:style-name="T21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1">acusatu baguir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6">Bernat. 1980 </text:span><text:span text:style-name="T217">[1545]</text:span><text:span text:style-name="T216">. </text:span><text:span text:style-name="T218">Linguae vasconum primitiae</text:span><text:span text:style-name="T21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1">fundatu den</text:span> eliça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6">Bernat. 1980 </text:span><text:span text:style-name="T217">[1545]</text:span><text:span text:style-name="T216">. </text:span><text:span text:style-name="T218">Linguae vasconum primitiae</text:span><text:span text:style-name="T21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1">yçan redemitu</text:span> haren odol saynduyaz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6">Bernat. 1980 </text:span><text:span text:style-name="T217">[1545]</text:span><text:span text:style-name="T216">. </text:span><text:span text:style-name="T218">Linguae vasconum primitiae</text:span><text:span text:style-name="T21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1">preciatu cirad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6">Bernat. 1980 </text:span><text:span text:style-name="T217">[1545]</text:span><text:span text:style-name="T216">. </text:span><text:span text:style-name="T218">Linguae vasconum primitiae</text:span><text:span text:style-name="T21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6">Bernat. 1980 </text:span><text:span text:style-name="T217">[1545]</text:span><text:span text:style-name="T216">. </text:span><text:span text:style-name="T218">Linguae vasconum primitiae</text:span><text:span text:style-name="T21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1">ohoratu gu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6">Bernat. 1980 </text:span><text:span text:style-name="T217">[1545]</text:span><text:span text:style-name="T216">. </text:span><text:span text:style-name="T218">Linguae vasconum primitiae</text:span><text:span text:style-name="T21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1">cinhexi çat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6">Bernat. 1980 </text:span><text:span text:style-name="T217">[1545]</text:span><text:span text:style-name="T216">. </text:span><text:span text:style-name="T218">Linguae vasconum primitiae</text:span><text:span text:style-name="T21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1">erranen d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6">Bernat. 1980 </text:span><text:span text:style-name="T217">[1545]</text:span><text:span text:style-name="T216">. </text:span><text:span text:style-name="T218">Linguae vasconum primitiae</text:span><text:span text:style-name="T21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205">(22) [prospective participle + </text:span><text:span text:style-name="T4">izan + te/ke</text:span><text:span text:style-name="T3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6">Bernat. 1980 </text:span><text:span text:style-name="T217">[1545]</text:span><text:span text:style-name="T216">. </text:span><text:span text:style-name="T218">Linguae vasconum primitiae</text:span><text:span text:style-name="T21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6">Bernat. 1980 </text:span><text:span text:style-name="T217">[1545]</text:span><text:span text:style-name="T216">. </text:span><text:span text:style-name="T218">Linguae vasconum primitiae</text:span><text:span text:style-name="T219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Gora, gora, senarraren porchara <text:span text:style-name="T1">galdu gara</text:span>, guiçonec heclarr ilçen dute</text:p>
          </table:table-cell>
          <table:table-cell office:value-type="string" calcext:value-type="string">
            <text:p>Gorriti trial record (155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1">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1">il ninçan</text:span><text:span text:style-name="T12">, da 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eñora Maria de Urvizaldea <text:span text:style-name="T1">ezconcen zagu</text:span>. Ezteietara, mersede eguiguzu, etorri zerau lenbicicoa</text:p>
          </table:table-cell>
          <table:table-cell office:value-type="string" calcext:value-type="string">
            <text:p>Eraul wedding invitation (156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News report</text:p>
          </table:table-cell>
          <table:table-cell table:style-name="ce12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1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1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1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1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1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1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1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1">duc</text:span> deabruaz gaizqui <text:span text:style-name="T1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1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60">ko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1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1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1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1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1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1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1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1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1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1">substãtiatzen</text:span> eta conseruatzen <text:span text:style-name="T1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60">ahal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20">Leizarraga, Joanes. 1990 </text:span><text:span text:style-name="T217">[</text:span><text:span text:style-name="T216">1571</text:span><text:span text:style-name="T217">]</text:span><text:span text:style-name="T216">. </text:span><text:span text:style-name="T218">Iesus Christ gure iaunaren testamentu berria, Othoitza ecclesiasticoen forma,Catechismea, Kalendrera, ABC edo christinoen instructionea</text:span><text:span text:style-name="T219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<text:span text:style-name="T1">erreco çara</text:span>, erreco çara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erreco çara, <text:span text:style-name="T1">erreco çara</text:span>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">Quen aquit</text:span> ortic, vorracho dollor xarrori!</text:p>
          </table:table-cell>
          <table:table-cell table:style-name="ce8" office:value-type="string" calcext:value-type="string">
            <text:p>San Vicente trial record (1578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Su <text:span text:style-name="T1">eçara</text:span> emen <text:span text:style-name="T1">çartuco</text:span></text:p>
          </table:table-cell>
          <table:table-cell table:style-name="ce8" office:value-type="string" calcext:value-type="string">
            <text:p>Arlegi trial record (1581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1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107">Arriolabengoa, Julen. 2006. </text:span><text:span text:style-name="T221">Ibarguen-Cachopín kronika: Edizioa eta azterketa</text:span><text:span text:style-name="T107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220">Urkixo, Julio. 1919. </text:span><text:span text:style-name="T222">El refranero vasco</text:span><text:span text:style-name="T220">, vol. I: </text:span><text:span text:style-name="T222">Los refranes de Garibay</text:span><text:span text:style-name="T220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23">Betolazaren “Doctrina christiana”. </text:span><text:span text:style-name="T224">Euskera</text:span><text:span text:style-name="T223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Yzançan</text:span> <text:span text:style-name="T1">cruficicadua</text:span>, <text:span text:style-name="T1">hila</text:span> eta <text:span text:style-name="T1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23">Betolazaren “Doctrina christiana”. </text:span><text:span text:style-name="T224">Euskera</text:span><text:span text:style-name="T223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1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23">Betolazaren “Doctrina christiana”. </text:span><text:span text:style-name="T224">Euskera</text:span><text:span text:style-name="T223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1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5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5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5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5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5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trial record (1597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arechalaren etorraras es tout ouste dela deus intenzio gaiztoric, choil condizios </text:span><text:span text:style-name="T54">moudatou</text:span><text:span text:style-name="T53"> es </text:span><text:span text:style-name="T54">padire</text:span><text:span text:style-name="T55"> </text:span><text:span text:style-name="T53">andiren bazeue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<text:span text:style-name="T1">jari direla</text:span> barnerat deusic sar ez tadin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ztiaz <text:span text:style-name="T1">naiz enpachatou</text:span> nere by anaga eta cousin bat ecoustera etorriri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aster <text:span text:style-name="T1">esconduco dira</text:span>, baldin erregueren maiestatearen Nantesen gaignera joateac luzatzen es baldin badu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disquideac gastigatu zidan unzien gainean ondo <text:span text:style-name="T1">informatu naiz</text:span>, baina ez ta aireco gauzaric bai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Erege cauri dela eta mous de Anbila Franciaco Counestabliaren anaie </text:span><text:span text:style-name="T54">baita</text:span><text:span text:style-name="T53"> houra </text:span><text:span text:style-name="T54">hil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ous de Guisa eta Agararnoundeco jauna </text:span><text:span text:style-name="T56">hil</text:span><text:span text:style-name="T57"> dira</text:span><text:span text:style-name="T53"> haniz berce principalci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Letra haur esciribatuc geroc encun dut duc de Umena ere <text:span text:style-name="T1">hil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Zure senoriaren carta emen </text:span><text:span text:style-name="T54">batou zaita</text:span><text:span text:style-name="T53"> contentou asco</text:span><text:span text:style-name="T55"> </text:span><text:span text:style-name="T53">eman baitit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Alla fin emaiten diot, </text:span><text:span text:style-name="T54">geldizen naizela</text:span><text:span text:style-name="T53">, bety</text:span><text:span text:style-name="T55"> </text:span><text:span text:style-name="T53">bezala,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Besteric es ta dino denic gastigazera</text:span><text:span text:style-name="T55"> </text:span><text:span text:style-name="T53">zure senoriary eta </text:span><text:span text:style-name="T54">gledize(n) nais</text:span><text:span text:style-name="T53"> serbizari</text:span><text:span text:style-name="T55"> </text:span><text:span text:style-name="T53">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<text:span text:style-name="T1">sar</text:span> ez <text:span text:style-name="T1">tadin</text:span>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Jauna: jouanden egounoyetan berri bat etorry zen ezin goure eregue <text:span text:style-name="T1">il z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ra dio ezin abertymentou izan douela Espainiaco armada parte ounetarat <text:span text:style-name="T1">ourbil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uroutian gouardac ifeni ditoue, oran berris poutougues bazouec ounat zeren <text:span text:style-name="T1">pasatou dire</text:span>, eta adieu, zure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<text:span text:style-name="T1">biourtu dela</text:span> Bayonara, eta ounenberzerequin <text:span text:style-name="T12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asegoura bedy zure senoria esana egonen naizela, eta adieu esaten diot, </text:span><text:span text:style-name="T54">geldizen naizela</text:span><text:span text:style-name="T53">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lacos finna et/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peranza ounequin ezin sinestatoua edouquiren nauela fina emanen diot, <text:span text:style-name="T1">geldizen naizela</text:span>, bety bezala, serv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segouranza ounequin fin e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biourtu dela Bayonara, eta ounenberzerequin <text:span text:style-name="T1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<text:span text:style-name="T1">eretiratou dire</text:span> zitousten marabiriac despendatouric eta oura gelditou da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eretiratou dire zitousten marabiriac despendatouric eta oura <text:span text:style-name="T1">gelditou da</text:span>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ste berry segouroric ez tougou presentean, eta alla fina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gec diotena da Plemura armada <text:span text:style-name="T1">biourtou dela</text:span> negou ounetacos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ere adisquide bazuec <text:span text:style-name="T1">sartou ziren</text:span> emen, baina es be&lt;s&gt;te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<text:span text:style-name="T1">ziren</text:span> ementic <text:span text:style-name="T1">pasatu</text:span>, baina esan dit semeac eraz egin daitequela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gataren partes gizon bat <text:span text:style-name="T1">passatu da</text:span> parte orretarat eta argatic ez tiot deus Franziaco berry gastiga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berzeric ofrezizen ez ta eta alacos fin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Goustiac <text:span text:style-name="T1">descoubritou direla</text:span> eta gente asco presounero dago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san didate es tela deus memorioric Londresen <text:span text:style-name="T58">esan den</text:span><text:span text:style-name="T55"> </text:span><text:span text:style-name="T53">armada orresas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Bart Bagonan ouste zuten, faltaric gabe, </text:span><text:span text:style-name="T54">esan den</text:span><text:span text:style-name="T53"> marecha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Ez ta deues dinoric zure senoriary </text:span><text:span text:style-name="T54">gastiga</text:span><text:span text:style-name="T53"> al </text:span><text:span text:style-name="T54">daitequeni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Sarry orien ousteas angoa </text:span><text:span text:style-name="T54">egingo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sar ez tadin eta Amianscoa <text:span text:style-name="T1">egin den</text:span>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</text:span><text:span text:style-name="T54">asegoura bedy</text:span><text:span text:style-name="T53"> zure senoria esana egonen naizela, eta adieu esaten diot, geldizen naizela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an dit es tela deusic alacoric, Amians <text:span text:style-name="T1">artou dela</text:span> asegouratouzat dadouqu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Asegoura bedy</text:span>, jauna, eginallic eztalzen ez touela carta bidaldu douen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<text:span text:style-name="T1">ta</text:span> besteric <text:span text:style-name="T1">ofrezizen</text:span> dino denic zure senoriary gastigazeco, eta ala fin emaiten diot geldizen naizela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ta besteric ofrezizen dino denic zure senoriary gastigazeco, eta ala fin emait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ziren ementic pasatu, baina esan dit semeac eraz <text:span text:style-name="T1">egin daitequela</text:span>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Zer &lt;er&gt;e baita, eduquicoren dut contu jaquitera, eta ez faltaric eginen deus <text:span text:style-name="T1">ofrezizen denean</text:span> gastigaz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ompania <text:span text:style-name="T1">adrezazen direnen</text:span> geienna Mousieur de Pangas d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aindic ezcin gastiga nizacoie zure senoriary cer quantitate mercaduria dens, zeren orandic ez <text:span text:style-name="T1">paita adrezatu</text:span> deusic behar den bez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acqueta <text:span text:style-name="T1">compli dadinean</text:span> behar den bezala, orduan ez tut faltatuco abisac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baldin han Mercurarequin <text:span text:style-name="T1">accordatzen</text:span> es baldin <text:span text:style-name="T1">bada</text:span>, Nantesen guaignera doh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Orotarat ere enbachadac erege baitan omen dire eta esparanza handitan dago mondu goustia pacquea <text:span text:style-name="T1">trata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6">Floristán, José M</text:span><text:span text:style-name="T227">a</text:span><text:span text:style-name="T226">. 1993. Conflictos fronterizos, espionaje y vascuence a finales del siglo XVI: 20 documentos inéditos. </text:span><text:span text:style-name="T228">Fontes Linguae Vasconum</text:span><text:span text:style-name="T229"> 63. 177</text:span><text:span text:style-name="T230">‒</text:span><text:span text:style-name="T231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<text:span text:style-name="T1">aguertu ninça</text:span> eta galdetu nio ene contra atera den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joaninça aurreco escribauarengana eta erran draut <text:span text:style-name="T1">eçela</text:span> aren echetic alaco despachuric <text:span text:style-name="T1">probei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Bay eta escribau batec juramentu arrtu cerauda, eta es omen <text:span text:style-name="T1">çen</text:span> alcateen baitan <text:span text:style-name="T1">firma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aguertu ninça eta galdetu nio ene contra <text:span text:style-name="T1">atera den</text:span>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Lepo eçurra auchiric <text:span text:style-name="T1">eldu</text:span> al <text:span text:style-name="T1">lisan</text:span></text:p>
          </table:table-cell>
          <table:table-cell table:style-name="ce8" office:value-type="string" calcext:value-type="string">
            <text:p>Nagore trial record (1599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Conçebitu ninçan</text:span> maldadeetam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215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9">Jusga</text:span><text:span text:style-name="T60"> </text:span><text:span text:style-name="T61">çinçaenac</text:span><text:span text:style-name="T62"> vençutu çinçan</text:span>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215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1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1">condena</text:span> al <text:span text:style-name="T1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<text:span text:style-name="T1">sartu dira</text:span> Gazteluco echean, Nafarroquin batu dira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sartu dira Gazteluco echean, Nafarroquin <text:span text:style-name="T1">batu dira</text:span>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uan de Lazcano belz carana Guipuzcoaco capitana, <text:span text:style-name="T1">Oroituco dirá</text:span> Fransesac, Jaquingo duté bada, Vra Ondarribira sana</text:p>
          </table:table-cell>
          <table:table-cell office:value-type="string" calcext:value-type="string">
            <text:p>Juan Lazkao’s chant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1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1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1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1">erregidu</text:span> cegati <text:span text:style-name="T1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1">direan</text:span> norteagaz <text:span text:style-name="T1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1">çan</text:span> utra <text:span text:style-name="T1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1">içango çara</text:span> justiciara <text:span text:style-name="T1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1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1">içan ninçan</text:span> amore minez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1">içan ninçan</text:span> ni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1">içan ninçan</text:span> us eguin baga <text:span text:style-name="T1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1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1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63">Çuen causaz arçaiten dogun azquero, çuec bere </text:span><text:span text:style-name="T64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65">Espilu arrtan </text:span><text:span text:style-name="T66">mira çatez </text:span><text:span text:style-name="T67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Gura doçun ni </text:span><text:span text:style-name="T69">enplea nadin</text:span><text:span text:style-name="T68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, bada, obato </text:span><text:span text:style-name="T71">erregidu</text:span><text:span text:style-name="T70"> cegati </text:span><text:span text:style-name="T71">çan</text:span><text:span text:style-name="T70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1">isasi</text:span> ez <text:span text:style-name="T1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1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1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Arren, Sirena, ene bioça, </text:span><text:span text:style-name="T73">suplicaetan nachaçu</text:span><text:span text:style-name="T72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 ala eguin eben, cegaiti, biaramunean, Ascanio erechan guiçon aberaspategaz</text:span><text:span text:style-name="T71"> jarri çan</text:span><text:span text:style-name="T70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74">serviduco çaut</text:span><text:span text:style-name="T75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6">suplicaetan nachazu</text:span><text:span text:style-name="T34"> deguioçula oy Silverori </text:span><text:span text:style-name="T77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Nachaçu suplicaetan</text:span><text:span text:style-name="T70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Quen çatez</text:span><text:span text:style-name="T70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ia, </text:span><text:span text:style-name="T71">quen aquit</text:span><text:span text:style-name="T70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Suplicaetan nachaçu</text:span><text:span text:style-name="T80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Quen aquit </text:span><text:span text:style-name="T80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, an elduric,</text:span><text:span text:style-name="T71"> jarri citecen</text:span><text:span text:style-name="T70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Belarico jarri cirean; </text:span><text:span text:style-name="T34">laster </text:span><text:span text:style-name="T76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6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1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6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nic bere, jaquin eguiçu oyta </text:span><text:span text:style-name="T71">naxala fundadu</text:span><text:span text:style-name="T70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1"> </text:span><text:span text:style-name="T81">jarri guinean</text:span><text:span text:style-name="T75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75">oen gañean </text:span><text:span text:style-name="T82">jasarri cidin</text:span><text:span text:style-name="T75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75"> </text:span>Flora oy encerraduric, <text:span text:style-name="T75">cerren bertati </text:span><text:span text:style-name="T82">jarri cirean</text:span><text:span text:style-name="T75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1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Conjuraetan yo eta çaitut, oean çaucidenean <text:span text:style-name="T1">gogaberatu çaquezquedala</text:span> beguioz nacusun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iurtu libertadea eguidaçu, <text:span text:style-name="T1">alegueratu didin</text:span> ene gogo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gaz <text:span text:style-name="T1">jarri çatez</text:span> partiduan, cegaiti onezquero da denpor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baric badeguiçut poridadez, gogorric <text:span text:style-name="T1">jarten çara</text:span> berea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i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raingaño gaztea ax ta, urtexe baten <text:span text:style-name="T1">goza 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1">Jarri banadi</text:span> sugatean, beroetan jat iturri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gun baten, bada, Silvero eta Silvia, Doristeo ta Sirena, lauoc batera nor bere ardiaquin joacela, </text:span><text:span text:style-name="T71">topadu cirean</text:span><text:span text:style-name="T70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1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1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 bere, nai ez neuque, </text:span>mundu guztiagaitirren, <text:span text:style-name="T75">çuregaz ene secretoa </text:span><text:span text:style-name="T1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75">oy ez</text:span><text:span text:style-name="T82">ta</text:span><text:span text:style-name="T75"> cerren </text:span><text:span text:style-name="T82">ecusi</text:span><text:span text:style-name="T75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1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1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9">Il nadin</text:span><text:span text:style-name="T60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1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c, ecusiric çala Sirena enojadu, escuetan eucan arpea iramo eben, ain furia andiaz ece utra pedaçu asco </text:span><text:span text:style-name="T71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On ez derechun azquero, nic prometietan deusut ece laster </text:span><text:span text:style-name="T71">osatu çatezqueala</text:span><text:span text:style-name="T70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Jaicoari </text:span><text:span text:style-name="T71">nai</text:span><text:span text:style-name="T70"> eç </text:span><text:span text:style-name="T71">daquiola</text:span><text:span text:style-name="T70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3">Nachaçu suplicaetan</text:span><text:span text:style-name="T70"> </text:span><text:span text:style-name="T71">nay daquiçula</text:span><text:span text:style-name="T70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Dacusqueçun </text:span><text:span text:style-name="T70">gauçagayti ez beguioc espilurean quendu, cegayti bertati </text:span><text:span text:style-name="T71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84">suplicaetan liçatela</text:span><text:span text:style-name="T34"> </text:span><text:span text:style-name="T76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Çuen causaz arçaiten dogun azquero, çuec bere </text:span><text:span text:style-name="T71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85">çuc ni gaxqui tratadu arren </text:span><text:span text:style-name="T34">oy ni </text:span><text:span text:style-name="T76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Ni aren minez </text:span><text:span text:style-name="T71">ilte ninçan</text:span><text:span text:style-name="T70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ecula nic ez yo dot beste lanic, onela <text:span text:style-name="T1">iragaiten jat</text:span> gaur-egunac; ain dira ene beguioc elçaydunac, çugana laster doaz enegan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morea da onaco ez daquit cer bat, etorten da araco eztaquit nundi; eztaquit nola viocean <text:span text:style-name="T1">sarçaiten da</text:span> çuc aguin daguiçuna eguiteco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Çorigaxtoan jaio ninçan ezcondu baga <text:span text:style-name="T1">il ban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yn <text:span text:style-name="T1">eguin jat</text:span> az andia neure cilonen artec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Eguingo jat</text:span> min oria remediadu ezpanad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1">t</text:span><text:span text:style-name="T13">[</text:span><text:span text:style-name="T1">o</text:span><text:span text:style-name="T13">]</text:span><text:span text:style-name="T1">padu</text:span> <text:span text:style-name="T1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1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6">Orduan </text:span><text:span text:style-name="T87">acordaduco çara</text:span><text:span text:style-name="T88"> </text:span><text:span text:style-name="T84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1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1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<text:span text:style-name="T1">abisaduak yzatea</text:span> falta publikoetan dinetan amiltzen diraden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17) [past participle + -<text:span text:style-name="T60">a</text:span>(<text:span text:style-name="T60">k</text:span>)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Euren artean goardadu bear deve amorio andia, eta konformidadea batak bestea lagunzen debala gauza lizito guzietan, eta </text:span><text:span text:style-name="T90">animazen diradela</text:span><text:span text:style-name="T89"> birtutera, ta debozior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1" office:value-type="string" calcext:value-type="string">
            <text:p><text:span text:style-name="T91">Sumario brebea ordenanzaena eta exerziziona Andrane Maria Konzepzioko Kongregazioarena, zeina </text:span><text:span text:style-name="T90">fundadu zan</text:span><text:span text:style-name="T92"> Ayta Santu Erromakoaren autoridadearekin Azkoitiko Billa noble onetan Jesugo Kompañiako esea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Gustiok obedezidu bear deve Kongregazioak determinazen devana; eta Aytak edo Perfectoak enkargazen diagena, eta </text:span><text:span text:style-name="T94">ofrezizen bada</text:span><text:span text:style-name="T93"> impedimentua ezin egitekoz nork bere karguan dadukana, temporaz abisadu bear deu Ayta edo Perfectoa, beste bati enkargadu degio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Lizenzia au ez</text:span><text:span text:style-name="T94">ta eman bear</text:span><text:span text:style-name="T93"> erraz inkonbenienteren bazuk eskusa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Kongragazioko kapillan <text:span text:style-name="T1">esan bear da</text:span> bederazi lezioko ofizio bat; eta aurkizen eztana presente orduan, gero esan bearko deu, eta ezin ezpategi ofizio au esan, errezadu bear deu errosario oso bat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Aplikaduko dirauze ynduljenziak </text:span><text:span text:style-name="T94">irabasten diradenak</text:span><text:span text:style-name="T93"> euren kapilla bizitazeaz, konzienzia examiñazeaz meza enzuteaz, errosarioa erresazeaz, eta zazpi paternoster eta zazpi Abe Maria, Jaungoikoak gurezat ere probeidezan ainbat egin dagi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amiltzen diraden gizonak bezela <text:span text:style-name="T1">korreji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Kongregazio onetan </text:span><text:span text:style-name="T94">sarzeen diradenean</text:span><text:span text:style-name="T93"> egin bear deve biziza guztiko konfesio jeneral b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Iñor </text:span><text:span text:style-name="T94">gaiztozen danean</text:span><text:span text:style-name="T93">, Perfektoak agindu bear deu bizitadu dezaela eta konsoladu eta errezibi dezala sakramentuak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<text:span text:style-name="T1">gaizozen diaren</text:span> guztiak, eskribidu eragin dagizan enfermoen tablan, zeyna egongo dan Kongregazioko kapillan eta osazen danean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gaizozen diaren guztiak, eskribidu eragin dagizan enfermoen tablan, zeyna egongo dan Kongregazioko kapillan eta <text:span text:style-name="T1">osazen danean</text:span>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Iñor </text:span><text:span text:style-name="T90">ilzen bada</text:span><text:span text:style-name="T89">, juan bear deve kongregante guztiak aren entierrura errosarioakin eskuetan, eta korpuza eramango deve eurak solbardetan, eta errosario bana errezadu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5">Kongragazioko kapillan esan bear da bederazi lezioko ofizio bat; eta </text:span><text:span text:style-name="T96">aurkizen eztana</text:span><text:span text:style-name="T97"> presente orduan, gero esan bearko deu, eta ezin ezpategi ofizio au esan, errezadu bear deu errosario oso bat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<text:span text:style-name="T1">amiltzen diraden</text:span>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giten debanak egun batsuetako ausenzia erritik, abisadu begi Ayta, eman degion Kongregazioko lizenzia eta patente, errizibi dezaen Kongregazioan dian lekua bada, eta <text:span text:style-name="T1">akordavidi</text:span> andika eskribitzeaz, batsuetan Jaungoikoari ekomendadu dogioen euren orazioeta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5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60">Nafarroco visorey jauna</text:span><text:span text:style-name="T13">[</text:span><text:span text:style-name="T60">c</text:span><text:span text:style-name="T13">]</text:span><text:span text:style-name="T60"> eta Corte eta Conselluan </text:span><text:span text:style-name="T61">vear</text:span><text:span text:style-name="T60"> </text:span><text:span text:style-name="T61">çuen juzgatu</text:span><text:span text:style-name="T62"> eta ez çuen governadorec eta juezec</text:span></text:p>
          </table:table-cell>
          <table:table-cell table:style-name="ce13" office:value-type="string" calcext:value-type="string">
            <text:p>Etxart-Ros letters (1616<text:span text:style-name="T204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224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9">Informatu niz</text:span><text:span text:style-name="T60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204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224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itartean, </text:span><text:span text:style-name="T99">obligatu naicen </text:span><text:span text:style-name="T100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20">Krajewska, Dorota, Eneko Zuloaga, Ekaitz Santazilia, Borja Ariztimuño, Oxel Uribe-Etxebarria &amp; Urtzi Reguero. 2017. </text:span><text:span text:style-name="T222">Esteve Materraren Do(c)trina Christiana (1617 &amp; 1623): Edizioa eta azterketa</text:span><text:span text:style-name="T220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1">Finean, </text:span><text:span text:style-name="T102">gueuretçat </text:span><text:span text:style-name="T103">beçala haren alderacotçat-ere </text:span><text:span text:style-name="T64">gobernatuco gar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20">Krajewska, Dorota, Eneko Zuloaga, Ekaitz Santazilia, Borja Ariztimuño, Oxel Uribe-Etxebarria &amp; Urtzi Reguero. 2017. </text:span><text:span text:style-name="T222">Esteve Materraren Do(c)trina Christiana (1617 &amp; 1623): Edizioa eta azterketa</text:span><text:span text:style-name="T220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4">Orduan sartcen gara eliçan, eta </text:span><text:span text:style-name="T105">eguiten gara </text:span><text:span text:style-name="T106">gai parabisuco loriaren ardietsteco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20">Krajewska, Dorota, Eneko Zuloaga, Ekaitz Santazilia, Borja Ariztimuño, Oxel Uribe-Etxebarria &amp; Urtzi Reguero. 2017. </text:span><text:span text:style-name="T222">Esteve Materraren Do(c)trina Christiana (1617 &amp; 1623): Edizioa eta azterketa</text:span><text:span text:style-name="T220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1">eguyten diré</text:span> hagñys?</text:p>
          </table:table-cell>
          <table:table-cell table:style-name="ce13" office:value-type="string" calcext:value-type="string">
            <text:p><text:span text:style-name="T205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32">Lakarra, Joseba A. 1999. </text:span><text:span text:style-name="T233">L’Interprect ou traduction du françois, espagol &amp; basque</text:span><text:span text:style-name="T232"> (~ 1620): II. Elkarrizketak. </text:span><text:span text:style-name="T234">International Journal of Basque Linguistics and Philology </text:span><text:span text:style-name="T235">[</text:span><text:span text:style-name="T236">ASJU</text:span><text:span text:style-name="T235">] 33(2). 493</text:span><text:span text:style-name="T237">–</text:span><text:span text:style-name="T235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107">ê naiçenarenganyq eçen </text:span><text:span text:style-name="T108">beguyratoco nais</text:span><text:span text:style-name="T107"> fidatcen ez naiçenarenganyq</text:span></text:p>
          </table:table-cell>
          <table:table-cell table:style-name="ce13" office:value-type="string" calcext:value-type="string">
            <text:p><text:span text:style-name="T205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32">Lakarra, Joseba A. 1999. </text:span><text:span text:style-name="T233">L’Interprect ou traduction du françois, espagol &amp; basque</text:span><text:span text:style-name="T232"> (~ 1620): II. Elkarrizketak. </text:span><text:span text:style-name="T234">International Journal of Basque Linguistics and Philology </text:span><text:span text:style-name="T235">[</text:span><text:span text:style-name="T236">ASJU</text:span><text:span text:style-name="T235">] 33(2). 493</text:span><text:span text:style-name="T237">–</text:span><text:span text:style-name="T235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205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32">Lakarra, Joseba A. 1999. </text:span><text:span text:style-name="T233">L’Interprect ou traduction du françois, espagol &amp; basque</text:span><text:span text:style-name="T232"> (~ 1620): II. Elkarrizketak. </text:span><text:span text:style-name="T234">International Journal of Basque Linguistics and Philology </text:span><text:span text:style-name="T235">[</text:span><text:span text:style-name="T236">ASJU</text:span><text:span text:style-name="T235">] 33(2). 493</text:span><text:span text:style-name="T237">–</text:span><text:span text:style-name="T235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Hau nola den obequiago adiceco bearda jaquin nola Mezan daucagun presentean Iaungoycoaren Semea guizon eguincena, ceyn </text:span><text:span text:style-name="T110">concebitu yçandubaytçen</text:span><text:span text:style-name="T111"> Andre dona Mariaren sabelean Espiritu sanduaren obras</text:span>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1">orci yçandu baycen</text:span> gure Iauna munduaren Saluaçallea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1">yll yçandubaycen</text:span> munduaren saluaçallea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1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1">conuertiditecen</text:span>, eta ala barcaceco becatariey veren becatu guciac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1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1">ofrecicendela</text:span> Ayta eternoari gure gatic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1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1">ofrecicenden</text:span> manera mota da diferentea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1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1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1">ofrecicedin</text:span> gurutzebatean guregatic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1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Errandenetic atracenda lembicicoric ere Meza dela gauçabat ceñetan honrra gueyago ematen bayçayo Iaun goycoari, eta gueyago agradacen çayona eces berce gauça guciac ceren artan </text:span><text:span text:style-name="T110">ofrecicenbayçayo</text:span><text:span text:style-name="T111"> erranden beçala Iesu Christo</text:span>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1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89">Oray mezan errecebicen, eta </text:span><text:span text:style-name="T90">ofrecicẽdena</text:span><text:span text:style-name="T89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1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1">deycenda</text:span> Amitoa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1">erratenden</text:span> horos, graciac emandrazquiogun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1">ofrecicen çayon</text:span> sacrificioagatic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1">ofrecicen den</text:span> sacrificioa dela auentajatuago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1">bearçayo ofrecitu</text:span> sacrificioa, eta ez yori berceri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1">leycen da</text:span> nola eguincituen Aldareac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1">ofrecicen çayonean</text:span>, Ayta eternoari agradacençayo ambat nola orduan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1">transfiguratu cenean</text:span> auda ene semea onericia ceyn agradacen bayçat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1">erratenden</text:span>oros Sacramentu sandura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1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1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1">erranden</text:span> beçala Iesu Christo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1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1">ofrecicen den</text:span> sacrificioa, ayen ycenean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1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1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1">bearçayo ofrecitu</text:span> Iaungoycoari, oroytcengaradela sandues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1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1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1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1">ematençayonean</text:span> ambat contentu nola erran bayta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1">erran bayta</text:span>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1">bearden</text:span> Mezaco sacrificioa <text:span text:style-name="T1">ofratu</text:span> güero erranenda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1">erranenda</text:span>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1">eguin bearden</text:span> leen Meza ongui ençuteco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1">eguin beardirade</text:span> bi gauza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1">ylcencela</text:span>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1">atrazendela</text:span> Pilatosen echetic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1">eguincedin</text:span> guiçon, eta ofrecicedin gurutzebatean guregatic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1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1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1">oroytcengaradela</text:span> sandues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1">oroytcen baycarade</text:span> lurrean</text:p>
          </table:table-cell>
          <table:table-cell table:style-name="ce64" office:value-type="string" calcext:value-type="string">
            <text:p><text:span text:style-name="T206">Beriain’s </text:span><text:span text:style-name="T207">Tratado de como se ha de oyr missa</text:span><text:span text:style-name="T208"> (1621)</text:span></text:p>
          </table:table-cell>
          <table:table-cell table:style-name="ce12" office:value-type="string" calcext:value-type="string">
            <text:p><text:span text:style-name="T220">Beriain, Juan. 1621. </text:span><text:span text:style-name="T222">Tratado de como se ha de oyr missa</text:span><text:span text:style-name="T238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4">ongi ethorria</text:span><text:span text:style-name="T112"> eta arraiki errezibitu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3">ongi ethorria</text:span><text:span text:style-name="T112"> eta </text:span><text:span text:style-name="T114">arraiki errezibitu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1">izatu dira</text:span> bethiere, egundainoz gero, erregez <text:span text:style-name="T1">enplegatuak</text:span>, <text:span text:style-name="T1">estimatuak</text:span>, fin eta leial <text:span text:style-name="T1">frogatuak</text:span>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zeren ezpaitira hamar bat hi tz edo baizen, hunela diferentki eta bi aldetara </text:span><text:span text:style-name="T114">eskiribatzen direnak</text:span><text:span text:style-name="T112">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ldin </text:span><text:span text:style-name="T114">egin baliz</text:span><text:span text:style-name="T112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argatu zituen hanbat manamenduz, sakrifizioz eta zirimonia suertez, hekin batean </text:span><text:span text:style-name="T114">khen zedin</text:span><text:span text:style-name="T112"> hanbat kalteren eta damuren haste eta pitzgarri den alfertasun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lutarkok egiten du liburu bat, etsaietarik </text:span><text:span text:style-name="T114">atheratzen den</text:span><text:span text:style-name="T112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4">erran ahal diteke</text:span><text:span text:style-name="T112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3">erran ahal diteke</text:span><text:span text:style-name="T112">, etzuela egundaino gure Jaungoikoak nahi izatu, </text:span><text:span text:style-name="T114">akhaba zekizten</text:span><text:span text:style-name="T112"> Israeleko seme hei bere etsai guztiak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5">Egin da</text:span><text:span text:style-name="T116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1">etzela</text:span> seme hura bere aitaren faboratzera, beharrean ikhusiagatik ere,<text:span text:style-name="T1"> obligatu izanen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nola ezpainin tzen neure buruaz fida, </text:span><text:span text:style-name="T114">desenkusatu nintzen</text:span><text:span text:style-name="T112"> ahal bezanbat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alferrik, zeren hain zinez eta batetan </text:span><text:span text:style-name="T114">lothu zeizkidan</text:span><text:span text:style-name="T112">, non ezetz erraiteko bide guztiak hertsi baitzerauzkidaten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dakit, halaber, ezin </text:span><text:span text:style-name="T114">heda naitekeiela</text:span><text:span text:style-name="T112"> euskarako minza tze molde guztietar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4">bekhaiztuko</text:span><text:span text:style-name="T112">, eta ez mutturturik gaitzez jarriko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3">bekhaiztuko</text:span><text:span text:style-name="T112">, eta ez mutturturik gaitzez </text:span><text:span text:style-name="T114">jarriko</text:span><text:span text:style-name="T112">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nola batbedera bakearekin lohakar tzen, ezansia tzen eta gorpu tzaren plazeretara </text:span><text:span text:style-name="T114">emaiten bait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7">Erran zuen, guztiak desegin, plaundu eta lurrarekin berdindu behar zuela, zeren bere gerla guztiak eta egitekoak hiri hartarik sortzen zeiztela, eta hura deseginez gero, bakean eta soseguan </text:span><text:span text:style-name="T118">jarriko zirel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Zeren berehala jendea alferkeriari, jan-edanari, erran- merranei, eta aisiak dakhazkeien gaixtakeria suerte guztiei </text:span><text:span text:style-name="T119">emanen zeiela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1">jarri ziren</text:span> bere ustez bakean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1">begiratu zel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1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1">etzaika</text:span> goroldiorik <text:span text:style-name="T1">lotzen</text:span>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1">ostatatzen da</text:span> deabrua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1">zentzatu nintzen</text:span> bertzeren gainean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1">manaia bedi</text:span>, eta halatan izanen du bere eta bertzeren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1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1"> jartzen da</text:span>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1">baratzen da</text:span>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1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1">gobernatzen diren</text:span> erleak elkharren artean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1">emaiten da</text:span> aditzera zenbat kalte egiten duen luzamendutan ibiltzeak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20">Bigarrenean kidatzen </text:span><text:span text:style-name="T121">da</text:span><text:span text:style-name="T120">, eta </text:span><text:span text:style-name="T121">aitzinatzen</text:span><text:span text:style-name="T120">, luzamenduak utzirik, berehala bere eginbideari lothu nahi zaikan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1">egin zait</text:span> niri ere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kolpea hu ts egin bada ere, </text:span><text:span text:style-name="T114">eztela</text:span><text:span text:style-name="T112"> zure faltaz edo zu hartako ez gai izanez </text:span><text:span text:style-name="T114">huts egin</text:span><text:span text:style-name="T112">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4">eskiribatuko baita</text:span><text:span text:style-name="T112"> euskaraz, hura guztia, euskaldunen buruzagi bezala, zuri dagotzula, zuri </text:span><text:span text:style-name="T113">zor zaitzul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3">eskiribatuko baita</text:span><text:span text:style-name="T112"> euskaraz, hura guztia, euskaldunen buruzagi bezala, zuri dagotzula, zuri </text:span><text:span text:style-name="T114">zor zaitzul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22">Ediren bedi</text:span><text:span text:style-name="T112"> liburutto hunetan, Echaus eta Echausen omena eta izen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onpainia berean galdegin zen berehala, ea nori </text:span><text:span text:style-name="T114">emanen zeikan</text:span><text:span text:style-name="T112"> liburuaren egiteko kargu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nseiukarrean bezala </text:span><text:span text:style-name="T114">egiten diren</text:span><text:span text:style-name="T112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1">egiten den </text:span>liburuaren lehen partea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lare, harroin edo thonba laur kantoinetako gora ail txatu batzuk, </text:span><text:span text:style-name="T114">egin ahal zitezkeien</text:span><text:span text:style-name="T112"> gorenak, ondoan zabal eta puntan mehar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etsaien artean garenean, </text:span><text:span text:style-name="T114">behar dira</text:span><text:span text:style-name="T112"> buru-beharriak </text:span><text:span text:style-name="T114">ernatu</text:span><text:span text:style-name="T112">, zer egiten eta erraiten den behatu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1">egin baledi</text:span>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1">erraiten zela</text:span> ezen alferra zela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1">edireiten zela</text:span> ez aithortzeagatik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1">emaiten zaitza</text:span> eskuak trabailatzeko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1">erabiltzen dena</text:span>?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1">etzaika</text:span> zerrenik <text:span text:style-name="T1">egiten</text:span>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1">ikhasten da</text:span> gaizki egiten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1">ediren eztitekeienik</text:span>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14">hersten zaiztel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60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">hersten</text:span> eta <text:span text:style-name="T1">idekitzen da</text:span>, aise alde batera eta bertzera erabiltzen da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1">erabiltzen da</text:span>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4">hiltzen denean</text:span><text:span text:style-name="T112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sistrato Atenasko tirano gaixto hark ikhusi zuenean plaza guztia jende alferrez bethea, eta hetarik anhi tz malizia eta pensu gaixto </text:span><text:span text:style-name="T114">sor zitekeiela</text:span><text:span text:style-name="T112">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Erran zuen, guztiak desegin, plaundu eta lurrarekin berdindu behar zuela, zeren bere gerla guztiak eta egitekoak hiri hartarik </text:span><text:span text:style-name="T119">sortzen zeiztela</text:span><text:span text:style-name="T123">, eta hura deseginez gero, bakean eta soseguan jarriko zirel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1">sorthuko zeiela</text:span>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1">sortzen da</text:span> trabailuko, eta hegaztina aireko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1">bethatzen garen</text:span>?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">sor liteke</text:span> bihi hura, buztan liteke, belhar bihur liteke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1">bihur liteke</text:span>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1">sortzen den</text:span> gerotik gerora ibiltzea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1">fintzen direl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1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1">bethetzen diren</text:span> bezala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1">sortzen baitira</text:span> gaixtakeriak 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1">gelditzen da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, ordea, joan zara; lekhuz </text:span><text:span text:style-name="T114">aldatu zara</text:span><text:span text:style-name="T112">; hemengo aldia egin duzu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anhitz moldez eta diferentki </text:span><text:span text:style-name="T114">minzatzen baitira</text:span><text:span text:style-name="T112"> Euskal Herrian 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Hari eskerrak errenda ia tzo tzu, eta nitzaz ere othoitz egiteaz, arren othoi, </text:span><text:span text:style-name="T114">orhoit zaitezi</text:span></text:p>
          </table:table-cell>
          <table:table-cell table:style-name="ce64" office:value-type="string" calcext:value-type="string">
            <text:p><text:span text:style-name="T206">Axular’s </text:span><text:span text:style-name="T207">Gero</text:span><text:span text:style-name="T208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<text:span text:style-name="T1">içançan crucificadua</text:span> ila eta beatua, jachiçidin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20">Kapanaga, Martin O. 1656. </text:span><text:span text:style-name="T222">Exposición breue de la doctrina christiana</text:span><text:span text:style-name="T23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Bienaventuradubac dira negar eguitendabeenac, çerren eurac <text:span text:style-name="T1">consoladuac içangodir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20">Kapanaga, Martin O. 1656. </text:span><text:span text:style-name="T222">Exposición breue de la doctrina christiana</text:span><text:span text:style-name="T23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dolabere neguco gau luceetan, echiric mumuraciñoari (Iaungoicoen ain ofensa andia) eta beste alperreco berbai, <text:span text:style-name="T1">apruechaduco dire</text:span> ala dotrina onegaz seina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20">Kapanaga, Martin O. 1656. </text:span><text:span text:style-name="T222">Exposición breue de la doctrina christiana</text:span><text:span text:style-name="T23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uruçearen señaleagaz, <text:span text:style-name="T1">zeñazen gareala</text:span>, iru leelengoa becoqui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20">Kapanaga, Martin O. 1656. </text:span><text:span text:style-name="T222">Exposición breue de la doctrina christiana</text:span><text:span text:style-name="T23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frecidu baeroen primiciac eureen Iaungoici falsoai, aurrera <text:span text:style-name="T1">igarocidin</text:span> tropeçabaga eureen Doctrine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20">Kapanaga, Martin O. 1656. </text:span><text:span text:style-name="T222">Exposición breue de la doctrina christiana</text:span><text:span text:style-name="T23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erren vste ebeen oneen faboreagaz tropeçu, eta Imedimentubaga etorqui çuneen memoriara <text:span text:style-name="T1">igarocoçal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20">Kapanaga, Martin O. 1656. </text:span><text:span text:style-name="T222">Exposición breue de la doctrina christiana</text:span><text:span text:style-name="T23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ucat confiancea, icusiric (según nic ustedodan) içangodala ain pro bechu andicoa, <text:span text:style-name="T1">igarocodala</text:span> seguru çure Illustrissimeen amparuen b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20">Kapanaga, Martin O. 1656. </text:span><text:span text:style-name="T222">Exposición breue de la doctrina christiana</text:span><text:span text:style-name="T23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ita gurea çeruetan zagoçana <text:span text:style-name="T1">santificadudila</text:span> çure içen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20">Kapanaga, Martin O. 1656. </text:span><text:span text:style-name="T222">Exposición breue de la doctrina christiana</text:span><text:span text:style-name="T23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Eguinbidi</text:span> çure vorondatea çelan çeruan, alan lur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20">Kapanaga, Martin O. 1656. </text:span><text:span text:style-name="T222">Exposición breue de la doctrina christiana</text:span><text:span text:style-name="T23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ecatu veniala <text:span text:style-name="T1">parcaetanda</text:span> bederaci gauçagaz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20">Kapanaga, Martin O. 1656. </text:span><text:span text:style-name="T222">Exposición breue de la doctrina christiana</text:span><text:span text:style-name="T23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<text:span text:style-name="T1">jachiçidin</text:span>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20">Kapanaga, Martin O. 1656. </text:span><text:span text:style-name="T222">Exposición breue de la doctrina christiana</text:span><text:span text:style-name="T23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jachiçidin Infernuetara, eta irugarren egunean <text:span text:style-name="T1">erresuzitada çidin </text:span>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20">Kapanaga, Martin O. 1656. </text:span><text:span text:style-name="T222">Exposición breue de la doctrina christiana</text:span><text:span text:style-name="T23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mar Mandamentu oneec <text:span text:style-name="T1">ençerraetan dira</text:span> Mandamentu vit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20">Kapanaga, Martin O. 1656. </text:span><text:span text:style-name="T222">Exposición breue de la doctrina christiana</text:span><text:span text:style-name="T23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eelengoa sinistu Christo gure iauna guizon zan partez <text:span text:style-name="T1">sortuzala</text:span> Virguinearen sauel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20">Kapanaga, Martin O. 1656. </text:span><text:span text:style-name="T222">Exposición breue de la doctrina christiana</text:span><text:span text:style-name="T23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augarrena sinistu <text:span text:style-name="T1">iasizala</text:span> infernuetara, eta aterazituzala arimaac aita santu veguira egozaneenac aen etorrera santuar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20">Kapanaga, Martin O. 1656. </text:span><text:span text:style-name="T222">Exposición breue de la doctrina christiana</text:span><text:span text:style-name="T238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53">Emaztearen gaitzez </text:span><text:span text:style-name="T54">xikira zedina </text:span><text:span text:style-name="T53">adarreki </text:span><text:span text:style-name="T54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table:style-name="ce11" office:value-type="string" calcext:value-type="string">
            <text:p><text:span text:style-name="T239">Oihenart, Arnaud. 2003 </text:span><text:span text:style-name="T240">[1657]</text:span><text:span text:style-name="T239">. </text:span><text:span text:style-name="T241">Euskal atsotitzak eta neurtitzak</text:span><text:span text:style-name="T242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24">Emaztearen gaitzez </text:span><text:span text:style-name="T125">xikira zedina </text:span><text:span text:style-name="T124">adarreki </text:span><text:span text:style-name="T125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20">Oihenart, Arnaud. 2003 </text:span><text:span text:style-name="T217">[1657]</text:span><text:span text:style-name="T216">. </text:span><text:span text:style-name="T218">Euskal atsotitzak eta neurtitzak</text:span><text:span text:style-name="T219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20">Oihenart, Arnaud. 2003 </text:span><text:span text:style-name="T217">[1657]</text:span><text:span text:style-name="T216">. </text:span><text:span text:style-name="T218">Euskal atsotitzak eta neurtitzak</text:span><text:span text:style-name="T219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20">Oihenart, Arnaud. 2003 </text:span><text:span text:style-name="T217">[1657]</text:span><text:span text:style-name="T216">. </text:span><text:span text:style-name="T218">Euskal atsotitzak eta neurtitzak</text:span><text:span text:style-name="T219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1">da enganatu</text:span> edo doha enganatzera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20">Oihenart, Arnaud. 2003 </text:span><text:span text:style-name="T217">[1657]</text:span><text:span text:style-name="T216">. </text:span><text:span text:style-name="T218">Euskal atsotitzak eta neurtitzak</text:span><text:span text:style-name="T219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1">etzen xuxentu</text:span> da zuhatza makur azken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20">Oihenart, Arnaud. 2003 </text:span><text:span text:style-name="T217">[1657]</text:span><text:span text:style-name="T216">. </text:span><text:span text:style-name="T218">Euskal atsotitzak eta neurtitzak</text:span><text:span text:style-name="T219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Eztate</text:span> ungi <text:span text:style-name="T1">zerbitzatu</text:span> bere mainatareki nahi duena dosta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20">Oihenart, Arnaud. 2003 </text:span><text:span text:style-name="T217">[1657]</text:span><text:span text:style-name="T216">. </text:span><text:span text:style-name="T218">Euskal atsotitzak eta neurtitzak</text:span><text:span text:style-name="T219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1">begira adi</text:span> nola asaiet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9">Oihenart, Arnaud. 2003 </text:span><text:span text:style-name="T240">[1657]</text:span><text:span text:style-name="T239">. </text:span><text:span text:style-name="T241">Euskal atsotitzak eta neurtitzak</text:span><text:span text:style-name="T242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1">gomenda bedi</text:span> urte gaitzar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9">Oihenart, Arnaud. 2003 </text:span><text:span text:style-name="T240">[1657]</text:span><text:span text:style-name="T239">. </text:span><text:span text:style-name="T241">Euskal atsotitzak eta neurtitzak</text:span><text:span text:style-name="T242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1">Eznun mintzatze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9">Oihenart, Arnaud. 2003 </text:span><text:span text:style-name="T240">[1657]</text:span><text:span text:style-name="T239">. </text:span><text:span text:style-name="T241">Euskal atsotitzak eta neurtitzak</text:span><text:span text:style-name="T242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1">mintzatzen baita</text:span></text:p>
          </table:table-cell>
          <table:table-cell table:style-name="ce8" office:value-type="string" calcext:value-type="string">
            <text:p>Pouvreau’s <text:span text:style-name="T60">Brief works</text:span> (1859)</text:p>
          </table:table-cell>
          <table:table-cell office:value-type="string" calcext:value-type="string">
            <text:p>Pouvreau, Sylvain. 1892 [1659]. <text:span text:style-name="T60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1">Den</text:span> Kristina <text:span text:style-name="T1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60">Deboten brebiarioa</text:span> (1665)</text:p>
          </table:table-cell>
          <table:table-cell office:value-type="string" calcext:value-type="string">
            <text:p>Argainaratz, Pierre. 1910 [1665]. <text:span text:style-name="T60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1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209">Tartas’ </text:span><text:span text:style-name="T210">Onsa hilceco bidia</text:span><text:span text:style-name="T21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4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1">mintzatzen balira</text:span> bezala</text:p>
          </table:table-cell>
          <table:table-cell table:style-name="ce46" office:value-type="string" calcext:value-type="string">
            <text:p><text:span text:style-name="T209">Tartas’ </text:span><text:span text:style-name="T210">Onsa hilceco bidia</text:span><text:span text:style-name="T21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4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1">mintzatu zen</text:span> Erregiari gisa huntan</text:p>
          </table:table-cell>
          <table:table-cell table:style-name="ce46" office:value-type="string" calcext:value-type="string">
            <text:p><text:span text:style-name="T209">Tartas’ </text:span><text:span text:style-name="T210">Onsa hilceco bidia</text:span><text:span text:style-name="T21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4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1">mintzatu zela</text:span> Errege hari gisa huntan</text:p>
          </table:table-cell>
          <table:table-cell table:style-name="ce46" office:value-type="string" calcext:value-type="string">
            <text:p><text:span text:style-name="T209">Tartas’ </text:span><text:span text:style-name="T210">Onsa hilceco bidia</text:span><text:span text:style-name="T21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4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1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209">Tartas’ </text:span><text:span text:style-name="T210">Onsa hilceco bidia</text:span><text:span text:style-name="T21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4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1">mintzatuko </text:span><text:span text:style-name="T12">othe</text:span><text:span text:style-name="T1"> natzaio</text:span> ene Iaunari?</text:p>
          </table:table-cell>
          <table:table-cell table:style-name="ce46" office:value-type="string" calcext:value-type="string">
            <text:p>Pouvreau’s <text:span text:style-name="T60">Iesus-Christen imitacionea</text:span> (1669)</text:p>
          </table:table-cell>
          <table:table-cell table:style-name="ce12" office:value-type="string" calcext:value-type="string">
            <text:p>Pouvreau, Sylvain. 1669. <text:span text:style-name="T60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1">mintzatuko diren</text:span> guziak gezurtarazitzeagatik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1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1">ze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1">Zenea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1">izatu zen</text:span> Haren bihotza <text:span text:style-name="T1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1">zaio mintzatzen</text:span>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1">mintza zaite</text:span> Eta konsola detzatz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1">mintzatzen zaio</text:span>, Eta gu gaitu beiratzen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este escola burçagui onsa ikhassi, bicitce honetaco, eliçaco Javez <text:span text:style-name="T1">onhexi datia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ita ahalaz eçariren berhez nescatilen, serora edo beste burçaguissa berhalacoac: çoin <text:span text:style-name="T1">saristatu baitirate</text:span> Parropia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zkenecoz Çuberoa herri hontaco Promotora manatcen dugu, iratçarriki orotan valia eraci deçan legue haur, bestela honen hauxliac <text:span text:style-name="T1">gaztigatu içanen dira</text:span> zinez khorte espiritua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egunez Jesus-Christ <text:span text:style-name="T1">concevitu iça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<text:span text:style-name="T1">içan baita concevitu</text:span> Espiritu saintiaz, Sorthu Maria Virgina gani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atechima laburra eta Jesus-Christ goure ginco jaunaren eçagutcia, <text:span text:style-name="T1">salvatu içateco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hil eztaitianac, arraharturen baitu bere corpitça, hareki bethicoz saristatu, edo <text:span text:style-name="T1">gaztigatu içateco</text:span>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arropia Chipiec ezpadie indar aski erregent bederaren etchequitceco, eliçaco Guehienez <text:span text:style-name="T1">lagunturic</text:span>, hourac algargana eraciren dut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esus-Christen graciaren ezniaz <text:span text:style-name="T1">haciric</text:span>, hourac baita çaharagoec hayer onsa behatuz ikhassiric eztakitcenac, guciac azcar dit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Nola ere haboroec ezpaitucie hon ediren herri hontaco Apez gazte batec gutiz honat uscarala utçuli</text:span><text:span text:style-name="T126"> </text:span><text:span text:style-name="T53">dian Catechima, eta </text:span><text:span text:style-name="T54">ezpaitcireye</text:span><text:span text:style-name="T53"> hartçaz</text:span><text:span text:style-name="T126"> </text:span><text:span text:style-name="T58">cerbutehatce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Gomendateen dericiegu </text:span><text:span text:style-name="T54">cerbutcha citeyen</text:span><text:span text:style-name="T53">, cien urgazteco eta concencien arhinceco aguer dereciegun Cateehisma labur </text:span><text:span text:style-name="T126">hontçaz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incoac eztianaz gueroz corpitcic, nolaz corpitz elibaten itchouran <text:span text:style-name="T1">eracousten çaicu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Espiritu bat <text:span text:style-name="T1">ezpaitate eracoux</text:span>, eta hala goure beguiez, bihotcen Gincoa gana altchatceco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eracousten çaicu</text:span> Aita guiçon ohoratu baten udurian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8">Iakin eraci </text:span><text:span text:style-name="T127">çaicielaric</text:span><text:span text:style-name="T126">, </text:span><text:span text:style-name="T53">baita gue batbederari hel eraei legue hori, bihotz min handi bateri ikhousten dugu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Hoyec <text:span text:style-name="T1">manatu dira</text:span> Mauleco hirian Urrietaren hoguei garren egun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ndulgenciac bethicoz <text:span text:style-name="T1">emnan dira</text:span> Pie V. eta Gregoire XIII. Aita saintiez Catechimaren Ohoret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Oren erdi batez haren eracasler, edo houra eracasten denian, hartan <text:span text:style-name="T1">edirenen diren</text:span> orori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çaroco lehen Igantian erraiten <text:span text:style-name="T1">hassi</text:span> behar <text:span text:style-name="T1">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rima ere espiritual delacoz, aicia, açança, votça corporal direlaric, <text:span text:style-name="T1">eztitake ikous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guiçon eguin del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beraz Joseph <text:span text:style-name="T1">deithu da</text:span> Jesusen ait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eman çayon</text:span> Jesus icen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deithu da</text:span> J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Jesus hitça Salvaçalia <text:span text:style-name="T1">erran</text:span> nahi <text:span text:style-name="T1">bait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ita Celietan cirena, <text:span text:style-name="T1">erabil bedi</text:span> saintuki çoure icén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ure Erresuma gin bequigu çoure boronthatia <text:span text:style-name="T1">eguinbedi</text:span> Celian beçala lurr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Christi içati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ithortcen dut jesus-Christec igaren eraci gutiala gincoaren eislerretic, diot exaigoatic bere escugniala, <text:span text:style-name="T1">erran nahi da</text:span> bekhatutic gracial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Bere lanian bere icena gorde diana, damu gutiagoreki <text:span text:style-name="T1">bara dadi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Auher eztaudian, nontic <text:span text:style-name="T1">sortcen baitira</text:span> vicioa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Gincoatan diren hirour personac eguiazki algar ganic <text:span text:style-name="T1">berheci dir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Irour personetarik çoin gugatic guiçon <text:span text:style-name="T1">egui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erran nahi da guiçon <text:span text:style-name="T1">eguin del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<text:span text:style-name="T1">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n<text:span text:style-name="T1"> 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irconcisioniaren egunian, <text:span text:style-name="T1">sorthu cenetic</text:span> çortci garrenian, çoin deitzen baitugu ourthax<text:span text:style-name="T31">ê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rgatic <text:span text:style-name="T1">hil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herioz <text:span text:style-name="T1">hil da</text:span> Jesus-Christ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esus Ginco beçala <text:span text:style-name="T1">hil d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Etçaitian hil Ginco beçala bena guiçon beçala <text:span text:style-name="T1">hil 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hil da</text:span> I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Limboetara; anhartio <text:span text:style-name="T1">hil cirenen</text:span>, arima honen hantic idokitera, çoin lurpé hartan haren aiduru baitçaud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Iesus-Christ hiletaric <text:span text:style-name="T1">piztu cen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<text:span text:style-name="T1">pizturen dira</text:span>, ceren goure arima hil eztaitianac, arraha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<text:span text:style-name="T1">hil eztaitianac</text:span>, arrahas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Diot <text:span text:style-name="T1">araguistatu</text:span> <text:span text:style-name="T1">içan</text:span> <text:span text:style-name="T1">dela</text:span> virginaren sabe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Eta hobeki oro eguinbide honçaz <text:span text:style-name="T1">orhit ditian</text:span>, erretorec ourthecal Pronoaren ondoan, Ordenança haur goraki iracourturen d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28">Amor, ni </text:span><text:span text:style-name="T129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4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Escuara, eta escualdunac </text:span><text:span text:style-name="T125">mespreciatuac</text:span><text:span text:style-name="T124">, eta </text:span><text:span text:style-name="T125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4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Verthutea deitcen da verthute, ceren bere indarrez</text:span><text:span text:style-name="T7"> […] </text:span><text:span text:style-name="T130">ezbaita bentçutua </text:span><text:span text:style-name="T131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4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Consolatcen naiz</text:span><text:span text:style-name="T128">, ceren iduritcen baitçait asqui eguin dudala bederen ondocoei perfecinorateco</text:span><text:span text:style-name="T129"> </text:span><text:span text:style-name="T128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4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Sarthu cen </text:span><text:span text:style-name="T128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4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Guerla hunetan </text:span><text:span text:style-name="T125">hil ciren </text:span><text:span text:style-name="T124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4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1">santificatua izanbidi</text:span> ceure icena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1">concebitu zan</text:span> Espiritu Santuaren obraz, ta virtutez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1">izandu zan</text:span> <text:span text:style-name="T1">crucificatua</text:span>, <text:span text:style-name="T1">illa</text:span>, eta <text:span text:style-name="T1">sepultatua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1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33">Cerren, guizon guciac </text:span><text:span text:style-name="T134">concebitcen</text:span><text:span text:style-name="T133">, eta </text:span>jayotcen <text:span text:style-name="T1">badira</text:span> <text:span text:style-name="T133">ere aitagandic, </text:span>eta <text:span text:style-name="T133">amagandic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1">eguin izandu zala</text:span> MARIA Virginaren sabel virginalean Espiritu Santuaren obraz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1">sinistua izan dadin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35">Acusatcen naiz </text:span><text:span text:style-name="T100">seigarren mandamentuan, pecatu eguin dedala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6">Ciñatcen</text:span><text:span text:style-name="T98">, eta </text:span><text:span text:style-name="T99">santiguatcen gueradenean </text:span><text:span text:style-name="T100">confessatcen ditugu gueure fedè santuco mysterioaetan principalenac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Jesu-Christo bera, ceña </text:span><text:span text:style-name="T99">ofrecitcen zayon</text:span><text:span text:style-name="T138"> </text:span><text:span text:style-name="T139">altare santuan bere aita eternoari gueure remedioraco, crutce santuan </text:span><text:span text:style-name="T140">ofrecitu citzaion </text:span><text:span text:style-name="T139">becela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41">Jesu-Christo bera, ceña </text:span><text:span text:style-name="T142">ofrecitcen zayon </text:span><text:span text:style-name="T143">altare santuan bere aita eternoari gueure remedioraco, crutce santuan </text:span><text:span text:style-name="T144">ofrecitu citzaion</text:span><text:span text:style-name="T145"> </text:span><text:span text:style-name="T146">becela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Culpaz eduqui baceban ignorantcia, </text:span><text:span text:style-name="T99">eztcebala disculpatu </text:span><text:span text:style-name="T100">ignorantcia orrec culpa içatetic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ere pecatuaz </text:span><text:span text:style-name="T99">alabatu </text:span><text:span text:style-name="T100">ote </text:span><text:span text:style-name="T99">dan </text:span><text:span text:style-name="T100">iñoren aurrean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Bere vorondatez </text:span><text:span text:style-name="T147">loitu</text:span><text:span text:style-name="T148"> ote </text:span><text:span text:style-name="T147">dan</text:span><text:span text:style-name="T148">, edo procuratu ote deban </text:span><text:span text:style-name="T140">bere burua </text:span><text:span text:style-name="T139">loitcea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Eta fiatu ote dan jaungoicoaren misericordian, sinisturic </text:span><text:span text:style-name="T99">salvatuco dala </text:span><text:span text:style-name="T100">aren medioz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Explicatcen naiz </text:span><text:span text:style-name="T150">clarecia gueiagoraco exemplo onequin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1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1">salvatuco naizana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1">salvatu guindecen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1">salvatu</text:span> ote <text:span text:style-name="T1">dite</text:span>, eta juan gloriara, Eleiza Ama santuaren semerican baicen besteric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1">eguiten diraden</text:span> aentzat baicen ez dago salvaciorica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1">da salvatcen</text:span>, eta ecin arquitu ere daique salvacioric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1">eguiten da</text:span>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1">eguiten zate</text:span> advertencia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">arquitcen dan</text:span> Doctrina, da guchienez persona bacoitzac bere animaren salvacioraco jaquin bear debana, <text:span text:style-name="T133">eta iracatsi bear zatena aurray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33">eta </text:span><text:span text:style-name="T134">iracatsi bear zatena</text:span><text:span text:style-name="T133"> aurray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1">estimatu bear dan</text:span> virtutea, eta nola seguitu bear zaion virtuteco videari, Cerura juateco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z ofetean.emen entzutera </text:span><text:span text:style-name="T134">ematen </text:span><text:span text:style-name="T1">dan</text:span> <text:span text:style-name="T133">gauza </text:span>da, ezen, asco <text:span text:style-name="T133">importaduco baleb erê memoriaz icastea Cartilla onetan euscaraz escrivituric </text:span>digean <text:span text:style-name="T133">guztia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1">arquitcen diraden</text:span> Cartilla onen bostgarren, eta seigarren capitulueta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guinbidi</text:span> ceure vorondatea, nola Ceruan, àla lurrea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zayo</text:span> Christauvari nori zor dion bere Christautasuna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1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1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1">eguiten danean</text:span>, itz santu oriec esanaz batea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1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</text:span><text:span text:style-name="T134">arritmatcen zavon</text:span><text:span text:style-name="T133"> urreneco beatz onetan aditcera ematenda Christoren naturaleza </text:span>humana <text:span text:style-name="T133">edo guizontasuna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arritmatcen zavon urreneco beatz onetan aditcera </text:span><text:span text:style-name="T134">ematenda</text:span><text:span text:style-name="T133"> Christoren naturaleza </text:span>humana <text:span text:style-name="T133">edo guizontasuna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1">reducitzen dà</text:span> Christauvac jaquin bear deban Doctrina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xplicatcen dirade</text:span> Credoco Articulu guciac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33">dituzu jaquin, eta ezagutu Credoan </text:span><text:span text:style-name="T134">arquitcen diraden</text:span><text:span text:style-name="T133"> Misteryo, eta Articulu, edo sentencia brebe aec </text:span>guciac'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</text:span><text:span text:style-name="T134">ecusi </text:span><text:span text:style-name="T1">litezquean</text:span>, <text:span text:style-name="T133">eta ecusi ecin litezquean gauza </text:span>guciac <text:span text:style-name="T133">criaturic, edo sorturic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ecusi </text:span>litezquean, <text:span text:style-name="T133">eta </text:span><text:span text:style-name="T134">ecusi</text:span><text:span text:style-name="T133"> ecin </text:span><text:span text:style-name="T134">litezquean</text:span><text:span text:style-name="T133"> gauza </text:span>guciac <text:span text:style-name="T133">criaturic, edo sorturic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rticulu onetan, bada, </text:span><text:span text:style-name="T134">d</text:span><text:span text:style-name="T1">eclaratcen da</text:span>, <text:span text:style-name="T133">Jaun</text:span>goicoaren Semea <text:span text:style-name="T133">cer modu marabillosoan guizon </text:span>eguin <text:span text:style-name="T133">zan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1">eguin izanduçan</text:span> beingoan, batetan edo instante batean berta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Cerren, nola gucietan </text:span><text:span text:style-name="T1">arquitcen </text:span><text:span text:style-name="T151">dan</text:span><text:span text:style-name="T133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añan orregatican </text:span>erè, poderioaren <text:span text:style-name="T133">obra guciac </text:span><text:span text:style-name="T134">atribuitcen zaizca</text:span><text:span text:style-name="T133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1">atribuitcen zayo</text:span> Espiritu-Santuari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Modu onetan, </text:span>bada, <text:span text:style-name="T152">explicatcen da</text:span><text:span text:style-name="T133"> Misteryo au clarecia, eta, </text:span>noticia <text:span text:style-name="T133">gueiagoraco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34">galdetu diraden</text:span><text:span text:style-name="T133"> iru gauza aec, eta orain galdetuaz, berriro essango dan gauza jaquitea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53">galdetu diraden</text:span><text:span text:style-name="T133"> iru gauza aec, eta orain galdetuaz, berriro </text:span><text:span text:style-name="T134">essango dan</text:span><text:span text:style-name="T133"> gauza jaquitea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Galdetcen zayo</text:span>, bada Christauari: Christo jayo zanean, nola guelditu zan MARIA Ama andrea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1">arquitcen ciraden</text:span> Anima justuac detenituric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1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1">arquituco dirade</text:span> Jesu-Christo Juez Supremo aren presentcian, eta aurrea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1">aditcen diráde</text:span>, graciaco estaduan eriotceac mundu onetan arquitu cituan aec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1">aditcen dirade</text:span>, pecatu mortaleco estaduan eriotceac mundu onetan arquitu cituan aec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1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à</text:span> pecatu mortala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1">desseatu</text:span> al <text:span text:style-name="T1">litezquean</text:span> contentu guciaqui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1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rquitcen</text:span> ote <text:span text:style-name="T1">da</text:span> Eleiza onetan gueuren pecatuen barcacioraco remedioric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1">da</text:span> guelditcen, edo <text:span text:style-name="T1">arquitcen</text:span> oguiaren iruditasuna, edo apariencia, eta oguiaren accidenteac bacarric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1">da aumentatcen</text:span>, eta repartitcen hostia aètara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1">arquitcen dà</text:span>, eta dago Hostia consagratu gucietan igualmente, edo berdi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">eguin bear diran</text:span>, eta eguingo dira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1">eguingo diran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Fedecoa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da</text:span> Acto Esperantzacoa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Caridadecoa, edo Amoriozco Actoa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1">ematen zayonetic</text:span> obligacio au debaná pecatu mortalaren azpia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dà</text:span> cer Oratcio eguin bear degu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1">eguin zala</text:span> Maria Virginaren entraña garbiaeta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1">piztuzan</text:span> illen artetic irugarren egunea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1">il zanetic</text:span> irugarren egunean resucitatu zana illen artetic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1">resucitatu zana</text:span> illen artetic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4">Trinidade santuco Persona oetatic cein </text:span><text:span text:style-name="T76">eguin </text:span><text:span text:style-name="T155">zan</text:span><text:span text:style-name="T156"> </text:span><text:span text:style-name="T34">guizon?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1">eguin zan</text:span>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7">Articulu onetan, bada, declaratcen da, Jaungoicoaren Semea cer modu marabillosoan guizon </text:span><text:span text:style-name="T158">eguin zan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1">eguin çan</text:span>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1">ilzan</text:span>, cerren Jaungoicoa zan partetic (içanic espiritua) ecin il ceitea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1">il ceitean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1">il çanean</text:span> Corputz Santua eta Anima Santua apartadu ote ciraden Divinidadeagandic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1">apartadu</text:span> ote <text:span text:style-name="T1">ciraden</text:span> Divinidadeagandic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ciraden</text:span> beiñere <text:span text:style-name="T1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">apartadu çanean</text:span>, nora jachi çan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1">jachi çan</text:span>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zan jaichi</text:span> condenaturic ceuden criatura desdichatu aen lecura, baicican Limbora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1">il zanetic</text:span> sembat garren egunean resucitadu, edo piztu zan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1">piztu zan</text:span>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1">resucitadu zan</text:span> bere poderioz, eta virtutez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resucitadu zan</text:span>? Juntatuaz bere Anima, eta bere Corputza alcarrequi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1">il ceitean</text:span> modua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Resucitadu zanetic</text:span> cembatgarren egunean igo ceban Ceruetara; eta noren virtutez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1">jaichiten</text:span> ote <text:span text:style-name="T1">dà</text:span> Christo hostiara, eta calicera?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1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209">(18) [present participle + </text:span><text:span text:style-name="T210">izan</text:span><text:span text:style-name="T211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1">convertidu zan</text:span> Christoren Corputz viciaren substancian</text:p>
          </table:table-cell>
          <table:table-cell office:value-type="string" calcext:value-type="string">
            <text:p><text:span text:style-name="T212">Otxoa de Arin’s </text:span><text:span text:style-name="T213">Doctrina christianaren explicacioa</text:span><text:span text:style-name="T214"> (1713)</text:span></text:p>
          </table:table-cell>
          <table:table-cell table:style-name="ce9" office:value-type="string" calcext:value-type="string">
            <text:p><text:span text:style-name="T243">Otxoa de Arin, Joseph. 1902 </text:span><text:span text:style-name="T244">[1713]. </text:span><text:span text:style-name="T245">Doctrina christianaren explicacioa</text:span><text:span text:style-name="T244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mendatua othoitz eta pratica batez Capitulu baccoitcharen akhabançan, zoinac <text:span text:style-name="T1">itzuliac izatu baitire</text:span> Francessetic Escararat Bayonaco Diocessaco Jaun Aphez Missioner batez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reatura hilcor, eta bekhatuz cargatu bat baicen ez naicen arren; ofritcen darozkizut Aphezaren escuz, <text:span text:style-name="T31">ô eguiazco Jainco bici eta eternala, ogui hori eta arno hori, ceinac </text:span><text:span text:style-name="T47">izan behar baitute gambiatuac</text:span><text:span text:style-name="T31"> zure Seme Jesu-Christoren Gorphutcerat eta Odolerat</text:span>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Saindua, Saindua, Saindua da armadetaco Jainco Jauna, <text:span text:style-name="T1">izan bedi glorificatua</text:span> ceruetaco gorenean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dol adoragarri hortaric chorta bat yausterat utzazu ene arimaren gainerat, <text:span text:style-name="T1">izan dadintzat garbitua</text:span> bekhatu gucietaric, eta sustatua zure amudioaren khar sacratuaz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zan bedi</text:span> zure icena <text:span text:style-name="T1">santificatua</text:span> Ceru lurretan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rkha diezadazu, <text:span text:style-name="T31">ô ene Jaincoa, ene izpirituco barrayamendua eta ene bihozteco hotztazuna, zutaz occupatua eta zuretzat </text:span><text:span text:style-name="T47">sustatua izan behar zuten</text:span><text:span text:style-name="T31"> mement hortan</text:span>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 probetchu cinduke Trinitateco misterioaz gauça barrenac eta gordeac jakitea, eta hetaz zuhurki eta goraki mintzatzea humil izan faltaz, <text:span text:style-name="T1">gaitzetsia bazare</text:span> Trinitateco presunez?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dugu merecitcen (hala da) <text:span text:style-name="T1">entzunac izaitea</text:span>; bainan considerazazu gracia horiec eskhatcen darozkitzugula, Jesu-Christo, zure Semearen bidez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rbi nazazu, Jauna, <text:span text:style-name="T1">sacrificatua izaterat</text:span> doatzun Bildoxaren odolean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parantza izan egun batez <text:span text:style-name="T1">errecibitua izateco</text:span>, zure hautatuei Ceruan preparatu diozuten banket sacratuan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halaber, Jauna, Purgatorioan diren arima gaichoez, zureac dire, zure odolaz <text:span text:style-name="T1">erosiac</text:span>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mereciei beguiratcen badiozute, ez duket esparantzaric <text:span text:style-name="T1">plazatua izateco</text:span> erresuma hartan, ceinetarat heltcea Apostoluec, bethi martyrec, eta Birgina sainduec ecin ardietsi baitute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Jesus maitagarria! Egun çure Haragui sainduaz <text:span text:style-name="T1">neurritua-içateco</text:span> çoriona ez badut; soffriçaçu errecibi-çait-çadan bederen izpirituz eta bihotcez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<text:span text:style-name="T1">arbuiatua izatea</text:span>, eta nihortaz ezagutua izan gabe bicitcea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arbuiatua izatea, eta nihortaz <text:span text:style-name="T1">ezagutua izan</text:span> gabe bicitcea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fritcen darotzut, bat <text:span text:style-name="T1">eguiten naicelaric</text:span> Jesu-Christoren eta haren Elizaren intencionekin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ortacotz bat <text:span text:style-name="T1">eguiten naiz</text:span> aphezarekin, acorda dietzagutzun amoreac gatic, Jesu Christo gure Jaunaren bidez eta icenetan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h Iauna, sobera-baicen ez-da eguia, ez-dudala mereci çure errecibitcea; indigne <text:span text:style-name="T1">errendatu-naiz</text:span> ossoqui ene bekhatuez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Uste duzu benturaz hanitz gauza ikhasi ditutzula eta unki dakizkitzula; <text:span text:style-name="T1">segura zaite</text:span> haguitcez guehiago direla zuc ez dakizkitzunac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grada bekizu, <text:span text:style-name="T31">ô ene Jaincoa, zure icen sainduaren ohoretan eta gloriarentzat, gure abantailletan, eta zure Eliza sainduarenetan, </text:span><text:span text:style-name="T47">ofritcen zaitzun</text:span><text:span text:style-name="T31"> Sacrificioa</text:span>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cia bekhatorea naicelaric, ausartatcen naiz galdetcerat gracia bera enetzat, <text:span text:style-name="T1">erran nahi da</text:span>, <text:span text:style-name="T31">ô ene Salbatzailea!</text:span>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rc berac communiatcen duenean, horren orde <text:span text:style-name="T1">eguin-behar-dire</text:span> communiaceco Actac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uza banoa eta funsgabecoa da oraino haraguiaren guticien seguitcea, eta hain garrazki <text:span text:style-name="T1">punituco diren</text:span> atseguinen maitatcea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<text:span text:style-name="T1">ikhusten direnen</text:span> amodiotic apartatcen, eta ikhusten ez diren ontasunei iratchekitcen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ikhusten direnen amodiotic apartatcen, eta <text:span text:style-name="T1">ikhusten</text:span> ez <text:span text:style-name="T1">diren</text:span> ontasunei iratchekitcen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baduzu erreligionearen jakitea salbamenduco <text:span text:style-name="T1">balia dakizun</text:span>, jarraiki behar zaizcote Jesu-Christoren urratsei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mbatenaz baitzaren arguituago, hambatenaz <text:span text:style-name="T1">punituco zare</text:span> garrazkiago, ez bazare jakinaren eredura sainduki bicitcen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hutitcen naiz</text:span>, <text:span text:style-name="T31">ô Legueguille soberanoa, zuri marcatceco Ebanyelio sainduan diren eguia handiac</text:span>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u da, ò ene arima, <text:span text:style-name="T1">altcha gaitecen</text:span> behere huntaco gauza guciez gorago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erbo eternala, gauza gucien eguilea, demborac <text:span text:style-name="T1">bethe cirenean</text:span> gure gatic guizon eguinic, sacrificio miragarri hau establitu duzuna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Finean banitate handi bat da hain laster <text:span text:style-name="T1">iragaten diren</text:span> gaucei amodioz lotcea, eta bethi iraun behar duen zorionarentzat ez kharric ez lehiaric izatea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maiz errancomun huntaz: Beguia ez <text:span text:style-name="T1">da asetcen</text:span> ikustez, ez beharria aditcez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-dut guehiago seguitu nahi zure maximez bertceric; <text:span text:style-name="T1">mintza zaite</text:span>, Jauna; huna non aditcen zaitudan, sehi baten sumetimendu oso batekin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una, orai zure erresuman zarena, <text:span text:style-name="T1">orhoit zaite</text:span> nitaz zure misericordian, eta sacrificio saindu hunen merecimenduz indazu necesario ditudan berthute guciac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halaber, Jauna, Purgatorioan diren arima gaichoez, zureac dire, zure odolaz erosiac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hantz beguizkitzu</text:span>, Jauna, ene bekhatuac, cenentzat Jesu-Christo zure Semea, aldare hunen gainean immolaturic heldu baita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maiz errancomun huntaz: Beguia ez da asetcen ikustez, ez beharria aditcez</text:p>
          </table:table-cell>
          <table:table-cell table:style-name="ce92" office:value-type="string" calcext:value-type="string">
            <text:p><text:span text:style-name="T206">Xurio’s </text:span><text:span text:style-name="T207">Jesu-Christoren imitacionea</text:span><text:span text:style-name="T208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3">[1720]. </text:span><text:span text:style-name="T224">Jesu-Christoren imitacionea</text:span><text:span text:style-name="T223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nturosoa milla bider ni Zerren <text:span text:style-name="T1">juntadu naizazun</text:span> zeuri, Mila grazia emaiten deusat Au ordenadu dauen Jaunari</text:p>
          </table:table-cell>
          <table:table-cell table:style-name="ce92" office:value-type="string" calcext:value-type="string">
            <text:p><text:span text:style-name="T212">Barrutia’s </text:span><text:span text:style-name="T213">Acto para la Noche Buena</text:span><text:span text:style-name="T21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undu guztiko Emperadore Zesar Augusto aundiak Ala nairik, <text:span text:style-name="T1">alista bitez</text:span> aren basallo gustiak</text:p>
          </table:table-cell>
          <table:table-cell table:style-name="ce92" office:value-type="string" calcext:value-type="string">
            <text:p><text:span text:style-name="T212">Barrutia’s </text:span><text:span text:style-name="T213">Acto para la Noche Buena</text:span><text:span text:style-name="T21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rondate asko gaz <text:span text:style-name="T1">xarten naiz</text:span> bidean, Pozik etorriko naiz zure atzean</text:p>
          </table:table-cell>
          <table:table-cell table:style-name="ce92" office:value-type="string" calcext:value-type="string">
            <text:p><text:span text:style-name="T212">Barrutia’s </text:span><text:span text:style-name="T213">Acto para la Noche Buena</text:span><text:span text:style-name="T21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Xaunari demaguzan graziak Maria Ona nun <text:span text:style-name="T1">agertudan</text:span> Belengo uria</text:p>
          </table:table-cell>
          <table:table-cell table:style-name="ce92" office:value-type="string" calcext:value-type="string">
            <text:p><text:span text:style-name="T212">Barrutia’s </text:span><text:span text:style-name="T213">Acto para la Noche Buena</text:span><text:span text:style-name="T21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o egiten iskuzu; goiza etorri echazu, Puntu onetan oera naiz, da <text:span text:style-name="T1">enaiz</text:span> ondo <text:span text:style-name="T1">berotu</text:span></text:p>
          </table:table-cell>
          <table:table-cell table:style-name="ce92" office:value-type="string" calcext:value-type="string">
            <text:p><text:span text:style-name="T212">Barrutia’s </text:span><text:span text:style-name="T213">Acto para la Noche Buena</text:span><text:span text:style-name="T21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katariak <text:span text:style-name="T1">alegrabitez</text:span>, alegrabidi zerua! Portale baten jaiorik dago Mesias prometidua</text:p>
          </table:table-cell>
          <table:table-cell table:style-name="ce92" office:value-type="string" calcext:value-type="string">
            <text:p><text:span text:style-name="T212">Barrutia’s </text:span><text:span text:style-name="T213">Acto para la Noche Buena</text:span><text:span text:style-name="T21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idi</text:span> sekula beti Ordenadua zeru altuti</text:p>
          </table:table-cell>
          <table:table-cell table:style-name="ce92" office:value-type="string" calcext:value-type="string">
            <text:p><text:span text:style-name="T212">Barrutia’s </text:span><text:span text:style-name="T213">Acto para la Noche Buena</text:span><text:span text:style-name="T21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edi</text:span> beti sekula Zeru altuak ordenadua</text:p>
          </table:table-cell>
          <table:table-cell table:style-name="ce92" office:value-type="string" calcext:value-type="string">
            <text:p><text:span text:style-name="T212">Barrutia’s </text:span><text:span text:style-name="T213">Acto para la Noche Buena</text:span><text:span text:style-name="T21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Zeu zara ene Xauna, esklabea naiz ni, Zeure borondatea <text:span text:style-name="T1">kumplitu bidi</text:span></text:p>
          </table:table-cell>
          <table:table-cell table:style-name="ce92" office:value-type="string" calcext:value-type="string">
            <text:p><text:span text:style-name="T212">Barrutia’s </text:span><text:span text:style-name="T213">Acto para la Noche Buena</text:span><text:span text:style-name="T21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oseph itzi bekio pensamentu orri, Biotzeko penea <text:span text:style-name="T1">desterra bidi</text:span></text:p>
          </table:table-cell>
          <table:table-cell table:style-name="ce92" office:value-type="string" calcext:value-type="string">
            <text:p><text:span text:style-name="T212">Barrutia’s </text:span><text:span text:style-name="T213">Acto para la Noche Buena</text:span><text:span text:style-name="T21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bini bidi</text:span>, Alkate Xauna, ibini bidi legea, Mutilak libre, nescachak eurak paga dezeela danzea</text:p>
          </table:table-cell>
          <table:table-cell table:style-name="ce92" office:value-type="string" calcext:value-type="string">
            <text:p><text:span text:style-name="T212">Barrutia’s </text:span><text:span text:style-name="T213">Acto para la Noche Buena</text:span><text:span text:style-name="T21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bini bidi, Alkate Xauna, <text:span text:style-name="T1">ibini bidi</text:span> legea, Mutilak libre, nescachak eurak paga dezeela danzea</text:p>
          </table:table-cell>
          <table:table-cell table:style-name="ce92" office:value-type="string" calcext:value-type="string">
            <text:p><text:span text:style-name="T212">Barrutia’s </text:span><text:span text:style-name="T213">Acto para la Noche Buena</text:span><text:span text:style-name="T21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enadurik dago gu ara xuatea, <text:span text:style-name="T1">Cumplitu bidi</text:span> Xaunaren borondatea</text:p>
          </table:table-cell>
          <table:table-cell table:style-name="ce92" office:value-type="string" calcext:value-type="string">
            <text:p><text:span text:style-name="T212">Barrutia’s </text:span><text:span text:style-name="T213">Acto para la Noche Buena</text:span><text:span text:style-name="T21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perik ezta Josef <text:span text:style-name="T1">cumplitzen</text:span> ez <text:span text:style-name="T1">tanik</text:span> Laster xaioko da Jesusa niganik</text:p>
          </table:table-cell>
          <table:table-cell table:style-name="ce92" office:value-type="string" calcext:value-type="string">
            <text:p><text:span text:style-name="T212">Barrutia’s </text:span><text:span text:style-name="T213">Acto para la Noche Buena</text:span><text:span text:style-name="T21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statu eske gabilz ez arren beatu, Zeuroen trabajua <text:span text:style-name="T1">pagatuko xazu</text:span></text:p>
          </table:table-cell>
          <table:table-cell table:style-name="ce92" office:value-type="string" calcext:value-type="string">
            <text:p><text:span text:style-name="T212">Barrutia’s </text:span><text:span text:style-name="T213">Acto para la Noche Buena</text:span><text:span text:style-name="T21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zaraz beti gure nagusi alamenean ezteuz ichi, Olloa nola iskintokian <text:span text:style-name="T1">gizenzen jaku</text:span> losagerian</text:p>
          </table:table-cell>
          <table:table-cell table:style-name="ce92" office:value-type="string" calcext:value-type="string">
            <text:p><text:span text:style-name="T212">Barrutia’s </text:span><text:span text:style-name="T213">Acto para la Noche Buena</text:span><text:span text:style-name="T214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5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Ni </text:span><text:span text:style-name="T159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0">Beira zaite </text:span><text:span text:style-name="T161">ispilu andian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46">Elizalde, Francisco. 1735. </text:span><text:span text:style-name="T247">Apezendaco dotrina christiana uscáras</text:span><text:span text:style-name="T248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58">icusico zara </text:span><text:span text:style-name="T53">len becala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46">Elizalde, Francisco. 1735. </text:span><text:span text:style-name="T247">Apezendaco dotrina christiana uscáras</text:span><text:span text:style-name="T248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1">acompañatzen dire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46">Elizalde, Francisco. 1735. </text:span><text:span text:style-name="T247">Apezendaco dotrina christiana uscáras</text:span><text:span text:style-name="T248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Erreguetan deusugu Andrea, borondate andi euqui ebanagaiti, </text:span><text:span text:style-name="T159">ofrezietan zala </text:span><text:span text:style-name="T150">gugaiti artuten eriozea</text:span></text:p>
          </table:table-cell>
          <table:table-cell office:value-type="string" calcext:value-type="string">
            <text:p>Diego de Urkizu’s <text:span text:style-name="T60">Liburu</text:span> <text:span text:style-name="T60">Virgina Santissimien Errosario Santuena</text:span> (1737)</text:p>
          </table:table-cell>
          <table:table-cell table:style-name="ce9" office:value-type="string" calcext:value-type="string">
            <text:p><text:span text:style-name="T249">Urkizu, Diego de. 1737. </text:span><text:span text:style-name="T250">Virgina Santissimien Errosario Santuena</text:span><text:span text:style-name="T251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62">Señale au ceñatuten dala da </text:span><text:span text:style-name="T144">santiguetan dala </text:span><text:span text:style-name="T163">ondo</text:span></text:p>
          </table:table-cell>
          <table:table-cell table:style-name="ce13" office:value-type="string" calcext:value-type="string">
            <text:p><text:span text:style-name="T205">Arzadun’s </text:span><text:span text:style-name="T4">Doctrina cristianeen esplicacinoa</text:span><text:span text:style-name="T3"> (1738)</text:span></text:p>
          </table:table-cell>
          <table:table-cell table:style-name="ce9" office:value-type="string" calcext:value-type="string">
            <text:p>Arzadun, Martin. 1738. <text:span text:style-name="T60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Othoiztua naiz</text:span><text:span text:style-name="T150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4">Eçteçaçula gogorki trata, tentacioniaç </text:span><text:span text:style-name="T159">atacatu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5">Eci eçta bere buria goratcen diana pheretchatu, bena bai </text:span><text:span text:style-name="T166">Jincouaç gora </text:span><text:span text:style-name="T167">eçarri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6">cira</text:span><text:span text:style-name="T34"> eguiaçki </text:span><text:span text:style-name="T168">nitçaç</text:span><text:span text:style-name="T167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aun apezküpü mündü oroz <text:span text:style-name="T1">laüdatu den</text:span> baten eginbide(e)n jardiestea desiratzen düen ororentako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56" office:value-type="string" calcext:value-type="string">
            <text:p>H(ai)en (e)üskarala <text:span text:style-name="T1">ützüli izan den</text:span> lib(ü)rüño haur zure handitarzünaren gomendüaren, bat eta (e)re süstengüaren pean ezarri izan düzü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56" office:value-type="string" calcext:value-type="string">
            <text:p>Jinkoaren graziaren sokorriaz <text:span text:style-name="T1">lagüntüak</text:span> ez <text:span text:style-name="T1">bad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a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Ô jaun apezküpü gisa oroz <text:span text:style-name="T1">ohoratü izatea</text:span> merexi düzün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Hartakotz konbeni dela jüjatzen dit lehen beno lehen <text:span text:style-name="T1">izan dadin inprimatüa</text:span> Jinkoaren gloriagatik, eta Züberoa herriko fidel ororen profeitü ezpiritüalagatik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Haur düzüla, ene irakurzale maitea, zuregatik zure lengoajeala <text:span text:style-name="T1">ützüli izan den</text:span> lib(ü)rü bat, zoin mündü ororen erraneala, eskriptüra sainta bere(i)zten delarik beit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Hartakotz ere ez düzü heltübada batere haboro lengoajetara <text:span text:style-name="T1">ützüli iza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Hobekiago haren lehen iseia ezar(r)iren düanik, edo beste zonbait argitarzün zuri, ene irakurzale maitea, emaitera <text:span text:style-name="T1">ekarri izane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67">garhaitu içaten d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58">beguira cite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1">emaiten beitc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edireiten diren eskola honak, zoinen ikustea ez beita neke zure botzari <text:span text:style-name="T1">behatzen direnentako</text:span></text:p>
          </table:table-cell>
          <table:table-cell table:style-name="ce13" office:value-type="string" calcext:value-type="string">
            <text:p><text:span text:style-name="T20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inkoaren ajütüareki(n), hasi eta akabi beita, h(ai)en beren salbamentüala helarazitzeko <text:span text:style-name="T1">zerbütxa</text:span> ahal <text:span text:style-name="T1">ledin</text:span></text:p>
          </table:table-cell>
          <table:table-cell table:style-name="ce13" office:value-type="string" calcext:value-type="string">
            <text:p><text:span text:style-name="T20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lüharrastürik, eta zonbat apalmentüreki(n) den zure handitarzünaren begirari eta zerbütxari leial bat, eta hari ezin haboro <text:span text:style-name="T1">estekatü den</text:span> bat</text:p>
          </table:table-cell>
          <table:table-cell table:style-name="ce13" office:value-type="string" calcext:value-type="string">
            <text:p><text:span text:style-name="T20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Hartzaz <text:span text:style-name="T1">zerbütxatzen da</text:span> espiritü gaixtoa gure bere lazoetan atzamaiteko</text:p>
          </table:table-cell>
          <table:table-cell table:style-name="ce13" office:value-type="string" calcext:value-type="string">
            <text:p><text:span text:style-name="T20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ehen pentsamentü üken behar düguna da gihaurdanik ez gitakeala hainbeste itxüra honen üdüriaren pean <text:span text:style-name="T1">gordatzen den</text:span> etsaiari bühürt</text:p>
          </table:table-cell>
          <table:table-cell table:style-name="ce13" office:value-type="string" calcext:value-type="string">
            <text:p><text:span text:style-name="T20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merexitzeko hanitx <text:span text:style-name="T1">zerbütxatzen beitzaizgü</text:span> kanpotikoak</text:p>
          </table:table-cell>
          <table:table-cell table:style-name="ce13" office:value-type="string" calcext:value-type="string">
            <text:p><text:span text:style-name="T20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<text:span text:style-name="T12">Zuri züzen jüstoagoreki(n) </text:span><text:span text:style-name="T1">gomenda leite</text:span><text:span text:style-name="T12"> lib(ü)rüño, hainbeste gizon bai debozion(e)az</text:span></text:p>
          </table:table-cell>
          <table:table-cell table:style-name="ce13" office:value-type="string" calcext:value-type="string">
            <text:p><text:span text:style-name="T20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<text:span text:style-name="T1">edireiten diren</text:span> eskola honak, zoinen ikustea ez beita neke zure botzari behatzen direnentako</text:p>
          </table:table-cell>
          <table:table-cell table:style-name="ce13" office:value-type="string" calcext:value-type="string">
            <text:p><text:span text:style-name="T20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56" office:value-type="string" calcext:value-type="string">
            <text:p>Zük egiten eta erraiten dütüzüneki(n), pareiü batetan jüntatürik <text:span text:style-name="T1">edireiten diren</text:span>, eta tenpora beraurtan jardiets ahal dezen</text:p>
          </table:table-cell>
          <table:table-cell table:style-name="ce13" office:value-type="string" calcext:value-type="string">
            <text:p><text:span text:style-name="T20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56" office:value-type="string" calcext:value-type="string">
            <text:p>Ikasten beitütüe, hanitxez ehiñerago gogoan etxekiren dütüela katiximan <text:span text:style-name="T1">erakusten zaitzen</text:span> egia saintüak</text:p>
          </table:table-cell>
          <table:table-cell table:style-name="ce13" office:value-type="string" calcext:value-type="string">
            <text:p><text:span text:style-name="T20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<text:span text:style-name="T1">ezarri zaitzün</text:span> ardietarat düzün amorioaren seinale bat), haur dükezü zure handitarzünari baizik ezin emaiten den laüdorio bat</text:p>
          </table:table-cell>
          <table:table-cell table:style-name="ce13" office:value-type="string" calcext:value-type="string">
            <text:p><text:span text:style-name="T20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ezarri zaitzün ardietarat düzün amorioaren seinale bat), haur dükezü zure handitarzünari baizik ezin <text:span text:style-name="T1">emaiten den</text:span> laüdorio bat</text:p>
          </table:table-cell>
          <table:table-cell table:style-name="ce13" office:value-type="string" calcext:value-type="string">
            <text:p><text:span text:style-name="T20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Zoin, ohoin estalgünez estalgüne nontik zer ebatsiren düan dabilan bat bezala, gizonen bihotzetan <text:span text:style-name="T1">sartzen beita</text:span></text:p>
          </table:table-cell>
          <table:table-cell table:style-name="ce13" office:value-type="string" calcext:value-type="string">
            <text:p><text:span text:style-name="T20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Amore(a)gatik gizon berriaren beztimenta honez beztitürik, bekatü orijinaletik <text:span text:style-name="T1">baratü zaigün</text:span> kozü gaixto haren kontre bühürtzen ikas dezagün</text:p>
          </table:table-cell>
          <table:table-cell table:style-name="ce13" office:value-type="string" calcext:value-type="string">
            <text:p><text:span text:style-name="T205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Letra hau eskiribatzen darotzut zuri erraiteko errezebitu nuela zure letra 120 liberako letra sanjarekin, zeintaz <text:span text:style-name="T1">pagatua izan bainaiz</text:span>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Eta zerbeit egin duzula aditu dugu, eta unki <text:span text:style-name="T1">goberna zaite</text:span>; eta errezibitu nuben zazpi libera Martinenganik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Zuhurki <text:span text:style-name="T1">goberna zaite</text:span>. Eta osabaz ere berri onak ditugu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Alaba bat baduzu iduri dubena perfek; etorriko da horrat bakija <text:span text:style-name="T1">egiten denian</text:span>, idurikitzen du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Eskribatzen dizut bi lerro hauk zuri markatzerat emateko estatu miserable batian <text:span text:style-name="T1">kausitzen naiz</text:span>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Hor laster <text:span text:style-name="T1">aberasten</text:span> omen <text:span text:style-name="T1">dira</text:span>; zuk ere sa?a duzu gai hona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 zure zerbitzari, Gacina de Biscarrondo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 zure zerbitzari, errespetu handi batekin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, ene espos maitea, zure ikhusteko esperantzarekin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81" office:value-type="string" calcext:value-type="string">
            <text:p>Emendik harat <text:span text:style-name="T1">oroitu zaren</text:span> baiño obeki oroitu zu zarela gizona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5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9" table:number-columns-repeated="16372"/>
        </table:table-row>
        <table:table-row table:style-name="ro1">
          <table:table-cell table:style-name="ce73" office:value-type="string" calcext:value-type="string">
            <text:p><text:span text:style-name="T169">Munduaren partetic aguirienetan jaquin dan gueiena griegoz ta latinez </text:span><text:span text:style-name="T170">escribitu </text:span><text:span text:style-name="T1">izan d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1">guidatuac</text:span>, beren ceruco libruac lenguage bietan escribitu cituzten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69">escribitu ta gazteai </text:span><text:span text:style-name="T171">abc</text:span><text:span text:style-name="T169">-tic asi ta eracusten</text:span><text:span text:style-name="T170"> jarri zan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1">contatu</text:span> oi <text:span text:style-name="T1">d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Gazte bat aurtasunetic nola ondo </text:span><text:span text:style-name="T170">aci bear dan</text:span><text:span text:style-name="T169">, </text:span><text:span text:style-name="T171">abc</text:span><text:span text:style-name="T169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usquera Jaincoac nai ta menditarte oietan, beti nasgabe, beti garbi, beti seguru beregan </text:span><text:span text:style-name="T170">gorde izandu d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1">esan</text:span> oi <text:span text:style-name="T1">da</text:span> edo euscaldunac esan oi dute Jaungoicoac paradisuan <text:span text:style-name="T169">Adan gure Aitari45 eusqueraz “Adan, non cera?” esan ciol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1">usatcen zala</text:span> dió gure Cornelioc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1">contatcen d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unduaren partetic aguirienetan </text:span><text:span text:style-name="T170">jaquin dan</text:span><text:span text:style-name="T169"> gueiena griegoz ta latinez escribitu </text:span>izan da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mbeste libru ondo escribitceco ta oriec bear bezala iracurtceco,</text:span>esan edo itzeguiteco bietan erregla on asco <text:span text:style-name="T1">eman dir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Esan</text:span> oi <text:span text:style-name="T1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1">quendu diteque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69">legueco mysterio escutatu ta dotrina salvatceco bear dana, sacerdote jaunen </text:span>ministerio sagraduetan, eusqueraz baicic emen eguin ta <text:span text:style-name="T1">esan bear</text:span> ez <text:span text:style-name="T1">dal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Bada Aita Manuel </text:span>Larramendic neque gogor ta estudio esan al baño andiagoarequin ecin izango ta ecin <text:span text:style-name="T1">eguingo zan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69">bertaco ta are gueiago Franciaco libruen socorruaz, nolerebait errazago beren izquera </text:span><text:span text:style-name="T170">gorde izan d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aravilla au ondo icusi, enzun ta aditu gabe ecin, ala fede, </text:span><text:span text:style-name="T170">sinistu </text:span><text:span text:style-name="T1">liteque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1">erosten dan</text:span> gauza ezta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1">itzeguiten zan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1">ezta icusi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1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1">eragozten bazaie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, ez escolan ta ez <text:span text:style-name="T169">gramatican euscara beñere </text:span><text:span text:style-name="T170">utci bear ezt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iaz <text:span text:style-name="T1">esan</text:span> oi <text:span text:style-name="T1">da</text:span>: gaztelania ez icasi ta eusquera bai aztu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itzeguiteco ta ez elcar aditzeco erdarazco ta euscarazco naspilla moldacaiz eta nazcagàrri bat <text:span text:style-name="T1">enzun</text:span> oi <text:span text:style-name="T1">d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etaraco diran erreglac ondo <text:span text:style-name="T172">gordetcen badira</text:span><text:span text:style-name="T169"> edoceñ eusquera chitez beraa, suave eta gozoa ertengo d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</text:span><text:span text:style-name="T170">esan zan</text:span><text:span text:style-name="T169">, ederqui ta </text:span>nai bezala iracurtera gure chiquiac eta andiac eguingo dira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do iracurteco lengo ondo <text:span text:style-name="T1">escribitu bear da</text:span>; ta nola ondo escribitceac asco laguntcen duen, ala gaizqui escribitceac ondo iracurtea asco eragozten du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</text:span><text:span text:style-name="T170">esan</text:span><text:span text:style-name="T169"> oi </text:span><text:span text:style-name="T170">da</text:span><text:span text:style-name="T169">; ta alferricaco letra asco utci ta itcez esaten edo aoz pronunciatcen dana garbiro escribituaz, obeto ta errazago </text:span>acertatuco da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esan oi da; ta alferricaco letra asco utci ta itcez esaten edo aoz </text:span><text:span text:style-name="T170">pronunciatcen dana</text:span><text:span text:style-name="T169"> garbiro escribituaz, obeto ta errazago </text:span>acertatuco da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<text:span text:style-name="T1">itceguiten dan</text:span> guisa, ezpada buru gabe ta nola nai escribitcen dute, ta argatic nequez ta gaizqui iracurten da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itceguiten dan guisa, ezpada buru gabe ta nola nai escribitcen dute, ta argatic nequez ta gaizqui <text:span text:style-name="T1">iracurten d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tiñean amasei letra jaquiñac ciran; guero besteac billatu ta orañ bear dituenac baditu; eusqueran orobat <text:span text:style-name="T1">icusten d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Vocalac esan nai du aoz bera esateco beste letren bearric ez duena, eta bera bacarric berez <text:span text:style-name="T1">esaten dan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nai <text:span text:style-name="T169">du ez berez edo bacarric, baicican vocalaquin batean aoz </text:span><text:span text:style-name="T170">esaten diranac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en lenengo lecioa da itz edo dicioen asiera edo nola <text:span text:style-name="T1">asi bear diran</text:span> ta cer letraquin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1">banatu ciran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lere, asco eguiequi eusquera </text:span><text:span text:style-name="T170">galdu d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1">oitu</text:span> edo <text:span text:style-name="T1">eguin diral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1">oitu bear dir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69">egercicio pisca batequin seguru erdaraz bezala edo aisago euscaraz iracurtcera</text:span><text:span text:style-name="T170"> </text:span><text:span text:style-name="T1">eguingo cer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scolan bertan eracatsi ordu onean ta erdaraz jardun dezatela; </text:span>baña guero libre, naiz eusqueraz, naiz gaztelaniaz; orrequin bietara <text:span text:style-name="T1">eguingo dir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esan zan, ederqui ta </text:span>nai bezala iracurtera gure chiquiac eta andiac <text:span text:style-name="T1">eguingo dir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Onetara oitu ta eguin, ta gogotic equin ta laster lau egunean </text:span>orretara <text:span text:style-name="T1">eguingo cer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usquera, latiña bezala, letra gueienaz <text:span text:style-name="T1">baliatcen da</text:span></text:p>
          </table:table-cell>
          <table:table-cell table:style-name="ce64" office:value-type="string" calcext:value-type="string">
            <text:p><text:span text:style-name="T206">Kardaberaz’ </text:span><text:span text:style-name="T207">Eusqueraren berri onac</text:span><text:span text:style-name="T208"> (1761)</text:span></text:p>
          </table:table-cell>
          <table:table-cell table:style-name="ce12" office:value-type="string" calcext:value-type="string">
            <text:p>Kardaberaz, Agustin. 2004 [1761]. <text:span text:style-name="T252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, hemen kontatzen ditudanak dirade, ezpadut huts egiten, … 245<text:span text:style-name="T31">½ cargas; eta baldin huts </text:span><text:span text:style-name="T47">egin bada</text:span><text:span text:style-name="T31">, kontatuko ditu beurrek ere</text:span>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ta biga<text:span text:style-name="T13">[</text:span>r<text:span text:style-name="T13">]</text:span> Elduiñ etorriko da. Gaztiga beza ola haundiko kabiaz zer <text:span text:style-name="T1">egiñ behar den</text:span>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Jaimeren denboran <text:span text:style-name="T1">egiñ ziran</text:span> burniak, astean astekoak, lenbiziko lau astetan tretxuan aritu baitzen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Lorenzoren partida joan den asterañokoa, eta orañ geldituko dira joan den asteko burniak gehienak, eta aste honetan <text:span text:style-name="T1">egiten diranak</text:span> beren espensakiñ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r. <text:span text:style-name="T1">Geldi bedi</text:span> ongi. Arranbide, 19 de enero de 1787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ez dakik noiz <text:span text:style-name="T1">akabatuko diran</text:span> haxi eta zakar hoiek, eta abisatuko dut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Lorenzoren partida joan den asterañokoa, eta orañ <text:span text:style-name="T1">geldituko dira</text:span> joan den asteko burniak gehienak, eta aste honetan egiten diranak beren espensakiñ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baziran hiru itzai; bialdu ditut hamabi barra, eta <text:span text:style-name="T1">gelditu dira</text:span> hamalau barra, eta hoiek egiñen dut bialzera alegiñ guziaz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73">Olatxoa ongi hasi da. Ta franzesa ez </text:span><text:span text:style-name="T174">da agertu</text:span><text:span text:style-name="T175">, ta gaztigatu diot datorrela berehal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oseph Antoniok esan dit Irungo burniak behar dituena bigar <text:span text:style-name="T1">agertuko dela</text:span> Oiarzuna, ta jakiñen duela zer modu de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k esan diot berorrekin <text:span text:style-name="T1">konpon dedill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añ Motela horrara heldu denean <text:span text:style-name="T1">konponduko da</text:span> nahi duen bezal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añik ez <text:span text:style-name="T1">dira</text:span> elizatik <text:span text:style-name="T1">erakutsi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 hemen aritu den denborako espensa bost laguneko espensako diruetatik <text:span text:style-name="T1">pagatzen da</text:span>, eta ogiak ere honetan sartu ditut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i <text:span text:style-name="T1">kargatzen zaiona</text:span> Garatekori arinduko zaio kontueta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i kargatzen zaiona Garatekori <text:span text:style-name="T1">arinduko zaio</text:span> kontueta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juanek hor esan du noski gure suertean zenbat kargaren entresaka egin duten, ta horiez gañera Olaandituko dotazioan <text:span text:style-name="T1">egin da</text:span> hamabi kargaren entresak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atxuriren perrazalleak eskatzen du perra burnia, ta <text:span text:style-name="T1">emanen zaion</text:span> edo zenbat pagaraziko diogun gaztiga bez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Paratu dute hamaseiean ta hartan <text:span text:style-name="T1">itzali da</text:span>, ta erreal bat eman diot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Gaztelun <text:span text:style-name="T1">hasi den</text:span> lantegi honek ere zerbait bealz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Beleak esan dit semeari esan diola nola izandu geran, semeak eranzun diola basoko irabaziarekin eziñ <text:span text:style-name="T1">pasa daitekeala</text:span> hura, ta nahi duguna egit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Zortzi urretxikitatik 6 anega ta bi lakadi a 9 cuartos <text:span text:style-name="T1">pagatu zaio</text:span>, ta sobratu ziran ola handikoen babatako 16 pezetas y 19 cuartos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Arragoa deskargatzen <text:span text:style-name="T1">sartu dira</text:span> olatxekoaz kanpora 7 días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Maxalenek lenekoan 13<text:span text:style-name="T31">½ pezeta, ta gañera eskatu zuela 40 pezetas, ta guzia </text:span><text:span text:style-name="T47">eman zitzaion</text:span><text:span text:style-name="T31">, 40 pezeta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Len aldizka bezala orañ guziak batean, ta len ordañakoa franko izaten da han dabilzan haietan, baño orañ, guziak behar diran honetan, ez <text:span text:style-name="T1">da</text:span> hañ aisa <text:span text:style-name="T1">billatuko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enteriako olatxokoak <text:span text:style-name="T1">gelditu dira</text:span>, ta izanen dira lagunak hast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76">Ta Errenterian mea garbitzen ari diran oiarzuarrai eman ditioztet bi pezeta, mea zare bi ta bihorzeko bat pagatzeko. Orañ </text:span><text:span text:style-name="T177">gelditzen dira</text:span><text:span text:style-name="T176"> 20 </text:span><text:span text:style-name="T178">pezetas </text:span><text:span text:style-name="T179">sobr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latxoa ongi <text:span text:style-name="T1">hasi da</text:span>. Ta franzesa ez da agertu, ta gaztigatu diot datorrela berehal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skiak <text:span text:style-name="T1">hautsi dira</text:span> hamasei, hamar kuarto ta erdiñ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elditzen da</text:span> harzeko 16 pezetas y 30<text:span text:style-name="T31">½ cuarto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obera <text:span text:style-name="T1">erre da</text:span>. Moztu ta estuturik sartu dugu; berria beharko d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la handitik ari diranean kuartillua gehiago omen da usarioa, ta mealleari asteko ezkuturako eskas <text:span text:style-name="T1">ateratzen zaio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pensa maisuarena atera ta <text:span text:style-name="T1">gelditzen zaio</text:span> ola handiko bakoitzari 30 pezetas y 21<text:span text:style-name="T31">½ cuarto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nau orainguiño inoc icusi ardauac <text:span text:style-name="T1">igarota</text:span>, gach eguinda, zabuca oñac locaturic, ez miña motelduta, ez beguijac lausotut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orde zaite</text:span> bada aurreracuan orrelan verba eguitet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quizu barriz celan<text:span text:style-name="T1"> jazten nas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rbilleta oraingüen ordian eztaucazu imini baño aus zapi, edo marrats bat <text:span text:style-name="T1">loitu etzait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 emen lapico galanta, ta pichar bete ardao: <text:span text:style-name="T1">ase zaitece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guichijan <text:span text:style-name="T1">zara icusico</text:span> Indar galantac arturi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cen onaren zalia nasan aldeti, ez oi <text:span text:style-name="T1">nas sartu</text:span> ardanteguijetan nora e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serratuco ezpalichaquio</text:span> jaquin gura neuque nor dan, ta cec ecarri daben on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n <text:span text:style-name="T1">sartu nas</text:span> emen cuartillu bat atera, eta cerbait jaate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engo Barberu chaarrac ibilli oi cirian deshonretan euren opicijo onrauba; <text:span text:style-name="T1">batuten cirian</text:span> tabernetan ta nun na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c barriz dinozu, astaqui bat izango dala dongaro jasten dalaco, nequezaliacaz bat <text:span text:style-name="T1">eguiten dalaco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teutsut nic lotsaric galdu, ez galduco bere; baña bai eguija garbijac esan, ta <text:span text:style-name="T1">minduten bazara</text:span>, zeuria izango da errub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iri dozu, adisquidia, baserrijan <text:span text:style-name="T1">aci zariala</text:span>; eztozula inos Bizcai ta basoarteti urte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r izango litzate azur ausijac compondu biar bacenduz, edo osatu golpe andi bat artu ta <text:span text:style-name="T1">heridu dana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a eraatsi zaurichuban locaarrijac <text:span text:style-name="T1">ascatuco</text:span> ez <text:span text:style-name="T1">dirian</text:span> guisaan iñoren escu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barcac cirian euren oñetacuac, ta ortocic ibilten bere ez <text:span text:style-name="T1">cirian lotsatu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lan <text:span text:style-name="T1">aci cendubezan</text:span> zu? ¿Celan cinuazan escolara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Osatuten bada</text:span> celan edo alan, zorijonian dei eguin jat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<text:span text:style-name="T1">austen dira</text:span> egunian bein lurrezcuac badira, ta bestelanguac, edo urtu oi ditu subac, edo ausita saldu edo trucau biar izaten di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diñozu? ¿Nun <text:span text:style-name="T1">aci zara</text:span>? Bedeincatu eguizu bada gaur esan eztaiguben cristinau gaistuac garial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Jatsico dira</text:span> meza enzutera jai egunetan indrisca, ta eurra bada bere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ña bildur naz errebesau ez daidan, edo aise dongas <text:span text:style-name="T1">bete</text:span> ez <text:span text:style-name="T1">nadi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tan <text:span text:style-name="T1">parau</text:span> ete <text:span text:style-name="T1">zan</text:span> Piestia? ¿Noc osatu eban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<text:span text:style-name="T1">dira</text:span> ez onlango heridac Bedarchubaz <text:span text:style-name="T1">oset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c ez daquit celan <text:span text:style-name="T1">osatu zan</text:span> cantau daben tran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<text:span text:style-name="T1">jacolaco</text:span> echagun beguiratu bati ondo <text:span text:style-name="T1">eguiten</text:span> buruba bat eguit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billico dira gaisuen artian odolac manchau eztaguizan bildurrez sangrija bat <text:span text:style-name="T1">eguin</text:span> biar <text:span text:style-name="T1">dan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azago <text:span text:style-name="T1">icasten dira</text:span> zure biarguinzac niriac baño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aisuba; ¿eta cer eguingo cenduque zuc burdi bat banatu, burpillac locatu ta ascora bat <text:span text:style-name="T1">emongo balichaquezu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tera</text:span> biar <text:span text:style-name="T1">da</text:span> odola gach ascotan, baña neure ustez, ez aimbestetam, celan ateraten d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tera biar da odola gach ascotan, baña neure ustez, ez aimbestetam, celan <text:span text:style-name="T1">ateraten d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eintzat ez odolaterateric eguin Osaguille nausi, Medicuben icena <text:span text:style-name="T1">emoten jaqueenac</text:span> gaisua icusi, ta oneec aguindu art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ar sari guiejago <text:span text:style-name="T1">emoten bajatzu</text:span> odola ateratiarren, bildur izateco da diru guriac aci edo gueitu ezdeguizan odola aterateco premina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¡Ai nire esanac <text:span text:style-name="T1">eguin balira</text:span>!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disquidia, ¿cer da erretilluba? Platerian <text:span text:style-name="T1">ateraten dira</text:span> aza ta oquel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austen dira egunian bein lurrezcuac badira, ta bestelanguac, edo urtu oi ditu subac, edo ausita saldu edo <text:span text:style-name="T1">trucau</text:span> biar <text:span text:style-name="T1">izaten dir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scoz gozuago dira aza ta oquela zati escuz ebagui, atzacaz ta oguiz batu, ta <text:span text:style-name="T1">jaten dirianac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re echian ta baserricoen artian beti jan aurreti alan <text:span text:style-name="T1">eguin</text:span> oi <text:span text:style-name="T1">d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<text:span text:style-name="T1">esango litzate</text:span> enzungo balitz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esango litzate <text:span text:style-name="T1">enzungo balitz</text:span>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iliquerijen artian ez<text:span text:style-name="T1">da</text:span> aragui sendoric <text:span text:style-name="T1">egui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c ta chaarrac, atsacabia ta atseguiña emoten dabeenac <text:span text:style-name="T1">artu</text:span> biar <text:span text:style-name="T1">dira</text:span> aserre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1">prestatu bear diran</text:span> Aurrentzat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1">biurtzen baciran</text:span> Jaunag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1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1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1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1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1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1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1">confesatzen dane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1">confesatu</text:span> oi <text:span text:style-name="T1">diran</text:span> becatarien gañ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1">confesatzen diranac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1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1">confesatcen danac</text:span> cer becatu eguiten du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1">arquitzen ba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1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1">jarrico cer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1">Confesa ditecen</text:span>, ederqui dirudian gauza d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1">acusatuco cer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1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1">eguiten dan</text:span> lenengo bietan hitzez adiraci d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1">adiraci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1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Cer icen </text:span><text:span text:style-name="T181">eman</text:span><text:span text:style-name="T182"> oi </text:span><text:span text:style-name="T181">zate</text:span><text:span text:style-name="T182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1">eracusten dan</text:span>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1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1">eracutsico zatzu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1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1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1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1">eguin</text:span> oi <text:span text:style-name="T1">dan</text:span>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1">confesatu bear</text:span> ote <text:span text:style-name="T1">dira</text:span> becatu venialac-ere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1">esan dá</text:span>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1">arquitu diran</text:span> eran, eta adiñ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1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1">eguiten d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1">bucatzen dan</text:span> becatu larrien confesatu bea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1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1">esan zan</text:span>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1">eguiten dan</text:span> becatua ere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1">alda baditeque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1">eguiñ</text:span> oi <text:span text:style-name="T1">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1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1">ucatu daquiela</text:span>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1">bucatuco dan</text:span>, pen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1"> biurtcen dira</text:span> esan dituzun bost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1">biurtcen dira</text:span> iru oetar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1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1">sor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1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1">sortzen dan</text:span> damu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1">zabaltzen dán</text:span> damuarequin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1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1">sortu</text:span> oi <text:span text:style-name="T1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1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1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Beraz onezco damu, edo Contricioarequin confesatzeco prestatzen bada bat, eta Elizara dijoala bidean </text:span><text:span text:style-name="T181">iltzen bada</text:span><text:span text:style-name="T182"> Confesiogabe, Cerura joango da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1">iltzen bada</text:span>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83">zabaltzen dan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1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1">hiltzen diranean</text:span>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1">oroitzen</text:span> ote <text:span text:style-name="T1">nintzan</text:span>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1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Sinestan dud Joangoicuatan Ayta gueiza gucietan Poder dionaren, Ceuriaren Lurraren Criazale; Eta Jesu Christo Aren Seme Gore Jein Bacocha, Zoin <text:span text:style-name="T1">Izan beicen Concebituric</text:span> Espiritu Saintu Geinaren Obraz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9">Gómez, Ricardo. 1991. Erronkarierazko dotrina argitaragabe bat: Edizioa eta azterketa. </text:span><text:span text:style-name="T253">International Journal of Basque Linguistics and Philology</text:span><text:span text:style-name="T254"> [ASJU] Special Issue 14(1). 375</text:span><text:span text:style-name="T25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anidadieren Zazpietaco leyna, Sines Gore Jesu Cristo Jeyna, G<text:span text:style-name="T13">[</text:span>u<text:span text:style-name="T13">]</text:span>izon dena bequinbatez, <text:span text:style-name="T1">Izan cela concebituric</text:span> Espiritu Saintu Jeynaren Obraz; Bigarna, Sines Sortu cela Ama Berginaganic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9">Gómez, Ricardo. 1991. Erronkarierazko dotrina argitaragabe bat: Edizioa eta azterketa. </text:span><text:span text:style-name="T253">International Journal of Basque Linguistics and Philology</text:span><text:span text:style-name="T254"> [ASJU] Special Issue 14(1). 375</text:span><text:span text:style-name="T25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yta gorea, Ceurietan zaudiana, <text:span text:style-name="T1">Santifica bedi</text:span> Zore icen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9">Gómez, Ricardo. 1991. Erronkarierazko dotrina argitaragabe bat: Edizioa eta azterketa. </text:span><text:span text:style-name="T253">International Journal of Basque Linguistics and Philology</text:span><text:span text:style-name="T254"> [ASJU] Special Issue 14(1). 375</text:span><text:span text:style-name="T25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Sin bequigu Zore reynoa Goregana; <text:span text:style-name="T1">Cumpli bedi</text:span> Zore borontatia, Nola ceurian Cala lurre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9">Gómez, Ricardo. 1991. Erronkarierazko dotrina argitaragabe bat: Edizioa eta azterketa. </text:span><text:span text:style-name="T253">International Journal of Basque Linguistics and Philology</text:span><text:span text:style-name="T254"> [ASJU] Special Issue 14(1). 375</text:span><text:span text:style-name="T25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<text:span text:style-name="T1">Sausci cela</text:span> Limbuetra, Cantic Irurgarren Egunean Resucitatu cela Ilen artetic, Igan cela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9">Gómez, Ricardo. 1991. Erronkarierazko dotrina argitaragabe bat: Edizioa eta azterketa. </text:span><text:span text:style-name="T253">International Journal of Basque Linguistics and Philology</text:span><text:span text:style-name="T254"> [ASJU] Special Issue 14(1). 375</text:span><text:span text:style-name="T25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Sausci cela Limbuetra, Cantic Irurgarren Egunean <text:span text:style-name="T1">Resucitatu cela</text:span> Ilen artetic, Igan cela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9">Gómez, Ricardo. 1991. Erronkarierazko dotrina argitaragabe bat: Edizioa eta azterketa. </text:span><text:span text:style-name="T253">International Journal of Basque Linguistics and Philology</text:span><text:span text:style-name="T254"> [ASJU] Special Issue 14(1). 375</text:span><text:span text:style-name="T25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Sausci cela Limbuetra, Cantic Irurgarren Egunean Resucitatu cela Ilen artetic, <text:span text:style-name="T1">Igan cela</text:span>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9">Gómez, Ricardo. 1991. Erronkarierazko dotrina argitaragabe bat: Edizioa eta azterketa. </text:span><text:span text:style-name="T253">International Journal of Basque Linguistics and Philology</text:span><text:span text:style-name="T254"> [ASJU] Special Issue 14(1). 375</text:span><text:span text:style-name="T25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mar Mandamentu Saintu cuec <text:span text:style-name="T1">Zerretan drade</text:span> Bitan: Leyna, Juangoyco Jeyna Gaiza guciez gaynetic Oneresi eta estima dezagu<text:span text:style-name="T13">[</text:span>l<text:span text:style-name="T13">]</text:span>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9">Gómez, Ricardo. 1991. Erronkarierazko dotrina argitaragabe bat: Edizioa eta azterketa. </text:span><text:span text:style-name="T253">International Journal of Basque Linguistics and Philology</text:span><text:span text:style-name="T254"> [ASJU] Special Issue 14(1). 375</text:span><text:span text:style-name="T25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Umanidadieren Zazpietaco leyna, Sines Gore Jesu Cristo Jeyna, G</text:span><text:span text:style-name="T184">[</text:span><text:span text:style-name="T185">u</text:span><text:span text:style-name="T184">]</text:span><text:span text:style-name="T185">izon dena bequinbatez, Izan cela concebituric Espiritu Saintu Jeynaren Obraz; Bigarna, Sines </text:span><text:span text:style-name="T186">Sortu cela</text:span><text:span text:style-name="T187"> Ama Berginaganic</text:span>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9">Gómez, Ricardo. 1991. Erronkarierazko dotrina argitaragabe bat: Edizioa eta azterketa. </text:span><text:span text:style-name="T253">International Journal of Basque Linguistics and Philology</text:span><text:span text:style-name="T254"> [ASJU] Special Issue 14(1). 375</text:span><text:span text:style-name="T25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rgarna, Sines <text:span text:style-name="T1">Sausi cela</text:span> Linbuetra, Cantic Idoqui ztiela Patriaraquen Arimac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9">Gómez, Ricardo. 1991. Erronkarierazko dotrina argitaragabe bat: Edizioa eta azterketa. </text:span><text:span text:style-name="T253">International Journal of Basque Linguistics and Philology</text:span><text:span text:style-name="T254"> [ASJU] Special Issue 14(1). 375</text:span><text:span text:style-name="T25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na, Sines Cantic Irurgarren egunean <text:span text:style-name="T1">Resucitatu cela</text:span>; Seygarna, Sines Igan cela Ceurietar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9">Gómez, Ricardo. 1991. Erronkarierazko dotrina argitaragabe bat: Edizioa eta azterketa. </text:span><text:span text:style-name="T253">International Journal of Basque Linguistics and Philology</text:span><text:span text:style-name="T254"> [ASJU] Special Issue 14(1). 375</text:span><text:span text:style-name="T25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na, Sines Cantic Irurgarren egunean Resucitatu cela; Seygarna, Sines <text:span text:style-name="T1">Igan cela</text:span> Ceurietar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9">Gómez, Ricardo. 1991. Erronkarierazko dotrina argitaragabe bat: Edizioa eta azterketa. </text:span><text:span text:style-name="T253">International Journal of Basque Linguistics and Philology</text:span><text:span text:style-name="T254"> [ASJU] Special Issue 14(1). 375</text:span><text:span text:style-name="T25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ina borontean, bigarna aoan, irorgarna burarretan, <text:span text:style-name="T1">mincetan grelaric</text:span> gore Jein eta Juangoico Jeinarequi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9">Gómez, Ricardo. 1991. Erronkarierazko dotrina argitaragabe bat: Edizioa eta azterketa. </text:span><text:span text:style-name="T253">International Journal of Basque Linguistics and Philology</text:span><text:span text:style-name="T254"> [ASJU] Special Issue 14(1). 375</text:span><text:span text:style-name="T25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rontetic bioceara, biocetic ezquerreco soinneara, ezquerrecotic escoinecoara, <text:span text:style-name="T1">mincetan grelaric</text:span> Trinitate Saintu Jeinnarequi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9">Gómez, Ricardo. 1991. Erronkarierazko dotrina argitaragabe bat: Edizioa eta azterketa. </text:span><text:span text:style-name="T253">International Journal of Basque Linguistics and Philology</text:span><text:span text:style-name="T254"> [ASJU] Special Issue 14(1). 375</text:span><text:span text:style-name="T255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leheneko aldietan bezala, <text:span text:style-name="T1">agertuko zare</text:span> usaiako tokirat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15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akit bertzerik <text:span text:style-name="T1">atheratuko den</text:span>, zeren orai hoik gargo<text:span text:style-name="T13">[</text:span>ro<text:span text:style-name="T13">]</text:span> handituzkoak dire nere ustez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15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akit noiz arthe bethi <text:span text:style-name="T1">igaran garen</text:span> noiz behar dugun kanporat juan eta oinon hola gare, ez dakit noiz arthe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15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nitate da araguiaren nahicunter jarraikitcia; eta desiratcia certzaz ere hain garrazki <text:span text:style-name="T1">gaztigatu içan behar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akinxier laket çaie bere burien aguertzia eta çuhurrac <text:span text:style-name="T1">deithu içati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mbatenaz haboro eta hobekiago beitakikeçu, hambatenaz garratzkiago <text:span text:style-name="T1">jujatu içanen cira</text:span>, saintukiago bicitcen ezpac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intzaz eracasten beiteicu behar dutugula haren bicitcia eta eguitatiac imitatu; <text:span text:style-name="T1">nahi baguira</text:span> eguiazki <text:span text:style-name="T1">argui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sseya cite</text:span> arren, çoure bihotzaren gaiça ikhousten direnen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unxa centçu gabia da, salbamentiari so eztauden gaicer <text:span text:style-name="T1">estecatcen den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c du guduca azcarrago bat, çoina bere buriaren goitcera <text:span text:style-name="T1">isseyatcen denac</text:span>?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<text:span text:style-name="T1">estekatcenago beitira</text:span> jakitiari, eciez behar bezala bicitciari, hartacoz ardura inganatcen d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estekatcenago beitira jakitiari, eciez behar bezala bicitciari, hartacoz ardura <text:span text:style-name="T1">inganatc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ndi içatia tchercatcenago beitie eziez umil içatia, hartacoz bere phensamentietan khe bat beçala <text:span text:style-name="T1">ezdeustur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rgudia cite</text:span> gogo hounez eta ichilic beha cite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gudia cite gogo hounez eta ichilic <text:span text:style-name="T1">beha cite</text:span>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z flacu dena eta cerbait guisaz araguiaren nahicunterara erortoki, nekez <text:span text:style-name="T1">daite</text:span> lurreco gudicietaric ossoki <text:span text:style-name="T1">sol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fida</text:span> çoure jakitatian, ez çoin nahibeita guiçonen antcian; bena bai lehenago Jincoaren gracian, çoinec umilac laguntcen beitutu, eta bera baithan fidatcen direnac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fida çoure jakitatian, ez çoin nahibeita guiçonen antcian; bena bai lehenago Jincoaren gracian, çoinec umilac laguntcen beitutu, eta bera baithan <text:span text:style-name="T1">fidatcen direnac</text:span>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glorifica</text:span> çoure aberaxturçunetan, hanitz balin baduçu; ez etare çoure adichkidetan photerexu direlacoz, bena Jincoatan, çoinec oro emaiten beiteizcu, eta ororen gagnetic bera eman nahi beitçaic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glorifica çoure aberaxturçunetan, hanitz balin baduçu; ez etare çoure adichkidetan photerexu direlacoz, bena Jincoatan, çoinec oro emaiten beiteizcu, eta ororen gagnetic bera <text:span text:style-name="T1">eman nahi beitçaic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handi</text:span> çoure khorpitzaren handitarçunaz edo edertarçunaz, çoin eritarçun tchipi batec ahitcen eta itchousten beit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ogotic ounhesten dugu <text:span text:style-name="T1">imprima dadin</text:span> Jesu-Kristen Imitacionia, çuberouco uscaralat berriz utzul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elkhi den libururic ederrena, escriptura sainta berhez <text:span text:style-name="T1">uzten delari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<text:span text:style-name="T1">erran ahal daite</text:span>, erliac lilien cocoxetic eztigueya bilcen dian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ura orhatu eta <text:span text:style-name="T1">adelatu diala</text:span>, hantic arimaren beharrune gucientzat errekeitu berheci baten emaiteco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ahi genuke arrax oroz, othoitciaren aitcinetic edo ondotic, <text:span text:style-name="T1">iracour ledin</text:span> capitulu bat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<text:span text:style-name="T1">ikhousten direnen</text:span>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ikhousten direnen amouriotic soltatçera, eta ecin <text:span text:style-name="T1">ikhousten direnetarat</text:span>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uçula hanitz jakiteco nahicunte handiegui bat, ceren ezpiritiaren barreiadura, eta inganio handiric han <text:span text:style-name="T1">edireiten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citiala arren handious içan çoure jakitatiaz: bena loxa ukhen eçaçu <text:span text:style-name="T1">eman içan çaiçun</text:span> eçagutz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<text:span text:style-name="T1">ta behar gaitzexi</text:span> jakitatia edo gaicen eçagutce simplia, çoin beraurtan houn beit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guin behar direnen</text:span> aitcinetic ikhoust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 behar elhe ez gogocounte orori bere senhestia eman; bena gaiçac <text:span text:style-name="T1">behar dira</text:span> luçaz eta cincinki Jincoaren aitcinian <text:span text:style-name="T1">pheça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las, ardura sinhesten eta <text:span text:style-name="T1">erraiten da</text:span> ehikiago gaizkia eciez houna, besteentaco; hainbeste beikira flacu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gente çuhurrec eztutie ehignera sinhesten elhe errailiac oro: ceren beitakie guiçonaren ejoguidura gaizkialat <text:span text:style-name="T1">ekharri de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uhurtcia da orano, nournahiren elhen ez sinhestia, eta entzun eta <text:span text:style-name="T1">sinhexi diren</text:span> gaicen, besten beharrietara ez berhala ichourtc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ia <text:span text:style-name="T1">da behar</text:span>, escriptura saintan <text:span text:style-name="T1">tcherkhatu</text:span>, ez elhen edertaçun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acourtu ere behar du escriptura saintac, <text:span text:style-name="T1">eguin içan den</text:span> ezpiritu beri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in gogo hounez behar dutugu iracourtu libru debotac eta simpliac, noula goraki eta jakitereki <text:span text:style-name="T1">eguin içan direna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eçaçula galtha nourc erraiten dian, bena gogoa emaçu cer <text:span text:style-name="T1">erraiten d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nahibeita guisaz guiçonac cerbait gaizki asmatcen badu, berhala bere beithan erreus <text:span text:style-name="T1">bilhatcen d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echatcen ere da arhinzki, nahi diana <text:span text:style-name="T1">eguiten ezçayonia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<text:span text:style-name="T1">elkhi den</text:span> libururic ederrena, escriptura sainta berhez uzten delaric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<text:span text:style-name="T1">bilcen dian</text:span>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bilcen dian beçala, liburu hounen eguiliac <text:span text:style-name="T1">bildu diala</text:span>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orhit cite erran çahar hounez, ez<text:span text:style-name="T1">tela</text:span> beguia <text:span text:style-name="T1">assetcen</text:span>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chil bite</text:span> dotorac, mutu bite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<text:span text:style-name="T1">mutu bite</text:span>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 chahu, simple, eta fermo bat ez<text:span text:style-name="T1">ta</text:span> eguiteco hanitzetan <text:span text:style-name="T1">barreiatc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umbat ez<text:span text:style-name="T1">tira</text:span> mundian jakite vano batez <text:span text:style-name="T1">galtcen</text:span>, Jincoaren cerbutchiaz acholic eztielacoz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içonac <text:span text:style-name="T1">igaraiten dira</text:span>, bena Jincoaren eguiac bethi iraiten d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e buriari ossoki <text:span text:style-name="T1">hil eztena</text:span> berhala tentaturic eta garhaituric da, gaiça tchipi eta char elibatet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<text:span text:style-name="T1">orhit cite</text:span> erran çahar hounez, eztela beguia assetcen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be da eguiazki Jincoa cerbutchatcen dian laborari umil bat, eciez filosofo urguluxu bat, çoinec bere arimaren arrancura utziric, celuco içarren lasterrac <text:span text:style-name="T1">gogouatcen beitu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i ere Verbo eternala <text:span text:style-name="T1">mintçatcen beita</text:span>, houra hanitz nahasduratic escantzutcen d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mutu bite creaturac oro çoure aitcinian, eta çu cihaur <text:span text:style-name="T1">mintza zakiztada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aiça segura da azken judicioco egunian etzaicula galthatu içanen, cer iracourtu dugun, bena bai cer eguin dugun; ez çoinen ounxa <text:span text:style-name="T1">mintçatu guiren</text:span>, bena bai çoinen debotki bici içan guir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stec diticie orai hen carguiac, eta eztakit hetzaz <text:span text:style-name="T1">orhitcen</text:span> ere <text:span text:style-name="T1">direnez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incoa hanitz maneriaz <text:span text:style-name="T1">mintzatcen çaicu</text:span>, ihouren berhezkeriaric eguin gabe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eki eta simpleki, deboteki eta pherestieki içan cite ardura; eta hounialat erakharten dien gaicetzaz <text:span text:style-name="T1">mintza cite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 gazeta <text:span text:style-name="T1">igorria izanen da</text:span> gaurkua bezala hainitz presuneri, partikularki herrietako konseiluko jauneri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tze aldiko gazetan emanen ditugu, eskual herriko merkatu handienetan, abonamenduen errezibitzeko, <text:span text:style-name="T1">kargatuak izanen diren</text:span> presunen izen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nan <text:span text:style-name="T1">othoiztatuac izan dire</text:span>, promes ederrez inguratuac, eman dute beren hitza eta atchiki; azken aldico segur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n beretik <text:span text:style-name="T1">errezibitzen dire</text:span> abonamenduak adreza hun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Frantzian urte buru batetic bertzeat <text:span text:style-name="T1">saltzen da</text:span> hamar edo hamabi miliunen bakala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hain hori ez <text:span text:style-name="T12">da</text:span> itshaso guzietan kausitzen; arrantza handienak <text:span text:style-name="T1">egiten dire</text:span> Ameriketako irla batean zoina deithzen baitugu Tern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itzazkegu condena flacatu direnac; <text:span text:style-name="T1">itzulico zauzkigu</text:span>, segur, helduden bozke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57">Ordre tirano horren pean </text:span><text:span text:style-name="T158">erabili dire</text:span><text:span text:style-name="T188"> etchez etche, othoizca </text:span><text:span text:style-name="T189">– ez dakit belhaunicatu den cembeit – cer nahi pentsatuz, cer nahi erranez</text:span>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phezarena, erlijioneari <text:span text:style-name="T1">behatcen diren</text:span> kestione gucie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eputatuen ganbaran <text:span text:style-name="T1">pasatu da</text:span> egun haukietan lege berri bat zoinen medioz: kampo erresumetarik Frantzian sartuko den ogi bii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eputatuen ganbaran pasatu da egun haukietan lege berri bat zoinen medioz: kampo erresumetarik Frantzian <text:span text:style-name="T1">sartuko den</text:span> ogi bii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hain hori ez <text:span text:style-name="T1">da</text:span> itshaso guzietan <text:span text:style-name="T1">kausitzen</text:span>; arrantza handienak egiten dire Ameriketako irla batean zoina deithzen baitugu Tern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entseguez nahico dugu zuen etchetan bethi <text:span text:style-name="T1">ager diten</text:span> Eskual herrico usantcha zaharrac; gure ahal guciaz defendiatuco ditugu zuen intresac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dakigu denec cer conditionetan <text:span text:style-name="T1">agertu den</text:span> Morde Joanthoren icen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34,000 botz horiec han izanen dire fidelki lehen eleccione yeneraletan; horiec <text:span text:style-name="T1">yuntatuco dire</text:span>; 6,000 botz emaile aurthen bozcatu ez direnac eta churi direnac segurki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hen orenan <text:span text:style-name="T1">trichtatu gare</text:span>, bainan gutienic ez gire lotsa ethorkitzuneco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duco Errepublicaren obrac <text:span text:style-name="T1">mintzatuco dire</text:span> berac eta goraki gure alde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kualdun langileak eta laborariak ikhusten duzue beraz deputatu churiak zuetaz <text:span text:style-name="T1">okupatzen direla</text:span> Parise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huriac berac <text:span text:style-name="T1">estonatu ciren</text:span> Morde Joanthoren agertceaz; casic denac, batzu bihotcez, bertceac bortchaz, preparatuac ginen botzen ez emaiter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60">Geexina gure neskato izanari mila goraintziak </text:span><text:span text:style-name="T61">ezkondu den</text:span><text:span text:style-name="T13">[…]</text:span><text:span text:style-name="T60">; horra dazkigun berri guziak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6">Kamino, Peio &amp; Patxi Salaberri. 2006. Luzaideko eta Ondarrolako hiru gutun. </text:span><text:span text:style-name="T257">Fontes Linguae Vasconum</text:span><text:span text:style-name="T258"> 101. 95</text:span><text:span text:style-name="T25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usi dugu hanitz jende <text:span text:style-name="T1">hil dela</text:span> eta desiratzen ginuen gure etxeko ahaiden berriak xeheki jakitiaz 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6">Kamino, Peio &amp; Patxi Salaberri. 2006. Luzaideko eta Ondarrolako hiru gutun. </text:span><text:span text:style-name="T257">Fontes Linguae Vasconum</text:span><text:span text:style-name="T258"> 101. 95</text:span><text:span text:style-name="T25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50">Don Paskualek ideia du jiteko Ahazparneraino tur bat fite. Menturaz maiatzian </text:span><text:span text:style-name="T190">phastuko da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6">Kamino, Peio &amp; Patxi Salaberri. 2006. Luzaideko eta Ondarrolako hiru gutun. </text:span><text:span text:style-name="T257">Fontes Linguae Vasconum</text:span><text:span text:style-name="T258"> 101. 95</text:span><text:span text:style-name="T25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<text:span text:style-name="T1">hil</text:span> izan <text:span text:style-name="T1">da</text:span>, eta karnabalak ere arras tristiak phasatu dira; Juan konserbakua itho zen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6">Kamino, Peio &amp; Patxi Salaberri. 2006. Luzaideko eta Ondarrolako hiru gutun. </text:span><text:span text:style-name="T257">Fontes Linguae Vasconum</text:span><text:span text:style-name="T258"> 101. 95</text:span><text:span text:style-name="T25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hil izan da, eta karnabalak ere arras tristiak <text:span text:style-name="T1">phasatu dira</text:span>; Juan konserbakua itho zen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6">Kamino, Peio &amp; Patxi Salaberri. 2006. Luzaideko eta Ondarrolako hiru gutun. </text:span><text:span text:style-name="T257">Fontes Linguae Vasconum</text:span><text:span text:style-name="T258"> 101. 95</text:span><text:span text:style-name="T25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hil izan da, eta karnabalak ere arras tristiak phasatu dira; Juan konserbakua <text:span text:style-name="T1">itho zen</text:span>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6">Kamino, Peio &amp; Patxi Salaberri. 2006. Luzaideko eta Ondarrolako hiru gutun. </text:span><text:span text:style-name="T257">Fontes Linguae Vasconum</text:span><text:span text:style-name="T258"> 101. 95</text:span><text:span text:style-name="T25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91">Juanes zaharraren phartez arrebari goraintzi Ondarlara, berriak jakin nahia dela, eta Piarre Ttipiak miliunka Josepe Ezkerrarekin xinhaurri hiltzen ari direla eta erdi lotsatuak direla, nahi luketela jakin </text:span><text:span text:style-name="T192">bueltatuko den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6">Kamino, Peio &amp; Patxi Salaberri. 2006. Luzaideko eta Ondarrolako hiru gutun. </text:span><text:span text:style-name="T257">Fontes Linguae Vasconum</text:span><text:span text:style-name="T258"> 101. 95</text:span><text:span text:style-name="T25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91">Mila goraintzi gutaz galdatzen duten guzier; </text:span><text:span text:style-name="T192">gelditzen gira</text:span><text:span text:style-name="T191"> arrapostuaren espero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6">Kamino, Peio &amp; Patxi Salaberri. 2006. Luzaideko eta Ondarrolako hiru gutun. </text:span><text:span text:style-name="T257">Fontes Linguae Vasconum</text:span><text:span text:style-name="T258"> 101. 95</text:span><text:span text:style-name="T25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osagarria arras ona da eta desiratzen dautzug<text:span text:style-name="T13">[</text:span>u<text:span text:style-name="T13">]</text:span> abantail beraz goza ziten orai eta bethi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6">Kamino, Peio &amp; Patxi Salaberri. 2006. Luzaideko eta Ondarrolako hiru gutun. </text:span><text:span text:style-name="T257">Fontes Linguae Vasconum</text:span><text:span text:style-name="T258"> 101. 95</text:span><text:span text:style-name="T25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60">Bixkaineko familiain eta Ortxaixeneko familia</text:span><text:span text:style-name="T13">[</text:span><text:span text:style-name="T60">i</text:span><text:span text:style-name="T13">]</text:span><text:span text:style-name="T60">n berriak, Unhaianekuez (Unhaianekuek), Gallurrukuak, aita hanitz </text:span><text:span text:style-name="T61">orhoitzen dela</text:span><text:span text:style-name="T60"> gaztiaz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6">Kamino, Peio &amp; Patxi Salaberri. 2006. Luzaideko eta Ondarrolako hiru gutun. </text:span><text:span text:style-name="T257">Fontes Linguae Vasconum</text:span><text:span text:style-name="T258"> 101. 95</text:span><text:span text:style-name="T255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Martxede eskatu zitzauna egin balau, <text:span text:style-name="T1">ezren enuxaten</text:span> eta xarrekiten zren adexkidetarzun berart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ku egongiuarengatik, <text:span text:style-name="T1">ankartu zren</text:span> bi emazte; batak zion iror ogei ta zortzi urte; eta berziak ogei ta borz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ero, trenprareki <text:span text:style-name="T1">gaintu</text:span> emon <text:span text:style-name="T1">zren</text:span>, gaztiak zarretaz; eta faiten emon zren zarrak zauden etseko bortara, kantatra berze kantxoin xunto oiltan daudan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 xa eztaud isartan oboro, solo xarrekitan nazala osagarri eta xateko ganu onareki; koneki <text:span text:style-name="T1">despeditan naz</text:span> Urrietakuarain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Ttik, ene gaztezutiuan, <text:span text:style-name="T1">erraiten zen</text:span> emaztek altarier eta saintiuer egiten zein erreberenziari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izon bilgune batian, batek ezbadu elerik erran, karentako <text:span text:style-name="T1">erraiten da</text:span> anitx gisatr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axe ilik dauden arima guziuentako elizan <text:span text:style-name="T1">egiten dra</text:span> funzione andi bana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xa estaud obro isartan, baizik, orri zerbutxatu naz betik <text:span text:style-name="T1">baratan nazala</text:span> gose andi bateki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ud isartan obro, ezik betik <text:span text:style-name="T1">baratan naz</text:span> gisa berian, aiketa Mayatzekuarain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osetxaren biltako tenpran, <text:span text:style-name="T1">ezta baratan</text:span> gentia gay eta egun, nola tenpra baidigu llabur, aprobetxatiagat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alako gisan sartu emon zitzabein lotsa, <text:span text:style-name="T1">ezbaizren erkiten</text:span> este, biltan zrenet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alako gisan sartu emon zitzabein lotsa, ezbaizren erkiten este, <text:span text:style-name="T1">biltan zrenetik</text:span>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ixko ganuareki nago xakin nay, ya orri <text:span text:style-name="T1">sontuto denez</text:span> edo nola dago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dorian bi goxez erori zen izotz bat kartxirietan talatu baizaizkugun alubiak eta gaiza tierno guziuak <text:span text:style-name="T1">exartu dira</text:span>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kuetan nago sendimentu pikor bateki; orai gunean <text:span text:style-name="T1">il zitzaitadan</text:span> ñore mentian adexkiderik andien ekun duana, iri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l zen</text:span> minik bage; solo irur egun igari zion oyan; berak eskatruk, errezibitu ztion sakramentu saintu guziua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ezbaitud ekun orren kartarik, min artu zionaz gero, betik nago xakin nay <text:span text:style-name="T1">sontotu zenez</text:span> ote; eta zertan daraman berorren lan andi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ke erraiten daitadala daigun udan xinen dela kona gaizak onki <text:span text:style-name="T1">erkiten bazazkau</text:span> ilabete batentako, kemenko uren artra, ene eta iror edo lauren lagungiuareki, tenpra guziuan uskaraz ele erraitek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ero orrek ekusen du zer egin biar dion; <text:span text:style-name="T1">ezgra gatxiten</text:span> noranai fan dein, badakigu ñork ere eztakiola obeki, bapana berark, gaizak nola komeni zazk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ketan <text:span text:style-name="T1">guartu nintzen</text:span> ortaz, konsentitu nion, xa, eznaula eskribiten obror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 gunian <text:span text:style-name="T1">guartu nintzen</text:span>, nola ene Ama zenak (Jangeikoak bere zeurian dakala) kontatan zaitad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9">Estornés Lasa, José. 1984. Mendigatxa’k Azkue’ri kartak (1902-1916) eta Erronkari’ko uskaratik utzulpen ta goarpenak. </text:span><text:span text:style-name="T260">Fontes Linguae Vasconum</text:span><text:span text:style-name="T261"> 43. </text:span><text:span text:style-name="T262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an zen arrestatua</text:span> eta Baionarat erema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Larregain <text:span text:style-name="T1">izan zen</text:span> beraz <text:span text:style-name="T1">kondenatua</text:span> itzalerat sei ilabeterentz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dez erdirat orduko <text:span text:style-name="T1">izan zen arrestatua</text:span> galdatzen ziolarik gizon kasketadun batek “Votre billet”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zkenean ezaguturik noikin zuen opera, <text:span text:style-name="T1">izan zen egorria</text:span>; treinaz etori naia, oinez ets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an zen aRrestatua</text:span> eta Bayonarat erema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LaRegain <text:span text:style-name="T1">izan zen</text:span> beraz <text:span text:style-name="T1">kondenatua</text:span> itzalera sei ilabeterentz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de erdirat oRduko <text:span text:style-name="T1">izan zen aRestatua</text:span> galdatzen ziolarik gizon kasketadun batek “Votre billet”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zkenean ezaguturik noikin zuen opera, <text:span text:style-name="T1">izan zen egoRia</text:span>; treinaz etoRi naia, oinez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Bestitzen da</text:span> soldado arropan. Aitak [ematen dio] zaldia eta behar duen diru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ak zer egiten du ikusteko ian kuraya izanen zuen: bide lazterretz <text:span text:style-name="T1">ateratzen zayo</text:span> bid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onako patroina <text:span text:style-name="T1">deitzen da</text:span> Saint Leon saindu haundiagorik eztut senti neho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ur haurra zelarik, mutil bezala zagon Bastoinea <text:span text:style-name="T1">deitzen den</text:span> etxe batean, egonaren medioz etxekotu ondoa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nohako eremuetan Atxulai deitzen dugun mendixka baten hegalean <text:span text:style-name="T1">ikusten da</text:span> kapera ttipi bat itxuraz gauza guti, bizkitartean urhun ageri d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onatik haxirik, Urdazuriraino ez <text:span text:style-name="T1">da</text:span> herri bat nundik <text:span text:style-name="T1">ikusten</text:span> ez baita kapera xuri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iazki lekhu xarmagarria da; lekhu aiphatuenak kurriturik ere, ezin <text:span text:style-name="T1">hauta ziteken</text:span> toki ederragorik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k dakiguna da, duela hurbil berrehun bat urthe, han bizi zela ermitau saindu bat Jean Batiste Beherekotxea <text:span text:style-name="T1">deitzen zena</text:span>, Ainhoa Gorritiko etxean sortua z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yonako patroina <text:span text:style-name="T1">deitzen da</text:span> San Leon saindu aundiagorik ez dut senti neho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uR hauRa zelatik, mutil bezala zagon Bastoina <text:span text:style-name="T1">deitzen den</text:span> etxe batea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-inohako eremuetan Atxulai deitzen dugun mendixka baten hegalean <text:span text:style-name="T1">ikusten da</text:span> kapera ttipi bat itxuraz gauza guti, bizkitaRtean urhun ageri d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yonatik hasirik, URdazuraino ez <text:span text:style-name="T1">da</text:span> heRi bat nundik <text:span text:style-name="T1">ikusten</text:span> ez baita kapera xuri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iazki lekhu xaRmagaRia da; leku aiphatuenak kuRiturik ere, ezin <text:span text:style-name="T1">hauta ziteken</text:span> toki edeRagorik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k dakiguna da, duela huRbil beRehun bat uRthe, ham bizi zela ermitau saindu bat Jean Batiste Beherekotxea <text:span text:style-name="T1">deitzen zena</text:span>, Ainhoa GoRitiko etxean soRtua z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raiten dio: ‘Bizia ala moltza!’ <text:span text:style-name="T1">Itzultzen da</text:span> iziturik e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itu naiz</text:span> aita ohoin bat ateratu zai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zitu naiz aita ohoin bat <text:span text:style-name="T1">ateratu zait</text:span>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a badoha bertzeari bezala erraiten dio: ‘bizi ala moltza’. <text:span text:style-name="T1">Itzultzen da</text:span> berehala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 aita ohoin bat <text:span text:style-name="T1">ateratu zait</text:span>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Aitak zeR egiten du ikusteko ia kuraya izanen zuen: bide lazteRetz <text:span text:style-name="T1">ateratzen zayo</text:span> bid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Eraiten dio: ‘Bizia ala moltza!’<text:span text:style-name="T1"> Itzultzen da</text:span> iziturik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<text:span text:style-name="T1">Izitu naiz</text:span> aita ohoin bat ateratu zai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Izitu naiz aita ohoin bat <text:span text:style-name="T1">ateratu zait</text:span>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Aita badoha beRtze hari bezala eRaiten dio: ‘bizia ala moltza’. <text:span text:style-name="T1">Itzultzen da</text:span> bereala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‘HoR haiz I ere’. ‘Ba aita ohoin bat <text:span text:style-name="T1">ateratu zait</text:span>’.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5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9" office:value-type="string" calcext:value-type="string">
            <text:p><text:span text:style-name="T34">J. Kerexeta'ri esker, sarri argitara </text:span><text:span text:style-name="T76">emonak izan ziran</text:span><text:span text:style-name="T34">, eta gaur be, oraingo gazteak zelako idazleak — gozo ta errazak— jakin dagien eta guk aspaldi danik izandako atseginaldiak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50">Atan-orretan, mendian-beera, bei gorri bat, erri-bei bat, ikotika</text:span><text:span text:style-name="T190"> ager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Alan, deika ta deadar baten, ordu luzeetan egon zan, nonbaitetik zerbait edo norbait </text:span><text:span text:style-name="T76">agertuko zalakot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Onetan, Urtsule andrea gaztan-otzarea buruan ebala </text:span><text:span text:style-name="T76">agertu zan</text:span><text:span text:style-name="T34">; eta bide aretan berreun oinkada egin orduko, bidearen erdi-erdian ume-abarkatxoa ikusi eb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Arrapalada baten bidera jatsirik, otzarako gaztae guztiak atz-miazketan jan ebazan. Aren ekiña orretan! Ase ta bete </text:span><text:span text:style-name="T76">egin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Astoa, ostera, azeria atzera <text:span text:style-name="T1">agertuko zalakotan</text:span>, zulo-ertzean zain geratu zan, lastoa ta artoa jateko gurariz egoan gaisoa-ta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Ipuin-sail bikaña da, errekasto-betea datorren ura bailitz, berezberez bape indartu barik </text:span><text:span text:style-name="T76">irakurten dan</text:span><text:span text:style-name="T34"> sailla, eurak dauken gozotasuna geuri be ixuri ta itsatsi nairik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50">Eta Urtsule, azeriaren zaratetara jagita, sua egoalakotan izututa, kortara joan zan; eta, kortako atea </text:span><text:span text:style-name="T190">edegi zaneko</text:span><text:span text:style-name="T150">, astoak, azeri maltzurra lepoan ebala, lauoinka iges egin eb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50">Oi!, biar erriko guztiak ikaratuta</text:span><text:span text:style-name="T190"> geratuko dira</text:span><text:span text:style-name="T150">, elizea onen txukun eta dotore ikusita —esan eban Mainton neskeak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93">Il naitenean</text:span><text:span text:style-name="T34">, zeruko atea zabalduko daustan ustea ba-yonat, beintzat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Iru gazteak, olako barriketakaz pozik ebizan artean, Pedro deunaren irudia, neskatillen eskuetan laprast eginda, altaratik beera jausi zan; dana zatituta </text:span><text:span text:style-name="T76">gera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Neskak, euren erri-zaindari andiaren irudi ederra apurtuta ikustean, negarrez eta zarataka asi ziran. Eta arein zaratetara eliz-zaiña (sakristaua) beingoan </text:span><text:span text:style-name="T76">elizara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Berba larri orreik amaitzeaz batera, Mañari-ko Atximo zapataria <text:span text:style-name="T1">sartu zan</text:span> eliza aretan; eta, ango zoritxarra ikusi ebanean, errukitu egin zan; eta erriko jaia igaro arte, Santuaren soiñekoakaz jantzi eta Pedro Deunaren lekuan, altaran, bera jarriko zala esan eutsen neskai ta sakristauari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Berba larri orreik amaitzeaz batera, Mañari-ko Atximo zapataria sartu zan eliza aretan; eta, ango zoritxarra ikusi ebanean, errukitu egin zan; eta erriko jaia igaro arte, Santuaren soiñekoakaz jantzi eta Pedro Deunaren lekuan, altaran, bera <text:span text:style-name="T1">jarriko zala</text:span> esan eutsen neskai ta sakristauari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Biaramonean, elizea lagunez beterik zala, amarretako Meza nagusia </text:span><text:span text:style-name="T76">asi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Orduan, Atximo berealaxe <text:span text:style-name="T1">zutundu zan</text:span>, eta deadar andiz «dimatarrok, or konpon!; ni ba-noa ta kitu» esanez, altaratik beera salto andi bat eginda, elizatik ariñeketan urten zan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Jazopen oneaz, dimatar zintzoak ikaraz <text:span text:style-name="T1">jarri ziran</text:span>: Pedro Deunak errian jente txarra egoalako egin ebala alde, uste izan eben geienak-eta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Berbok entzutean, Atximo <text:span text:style-name="T1">larritu</text:span> egin <text:span text:style-name="T1">zan</text:span>, eta bere kolkorako «oraintxe galdua nok» esanda, Oba-rantz abiatu zan; eta andik tximistea baizen arin Mañari-ratu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Berbok entzutean, Atximo larritu egin zan, eta bere kolkorako «oraintxe galdua nok» esanda, Oba-rantz <text:span text:style-name="T1">abiatu zan</text:span>; eta andik tximistea baizen arin Mañari-ratu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Eta aren ankaazurrak ez </text:span><text:span text:style-name="T76">ziran</text:span><text:span text:style-name="T34"> iñoiz geiago Dima-ko errian </text:span><text:span text:style-name="T76">sartu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Eta gure mutilla, amaren esana egitearren, beste bagarik, errotarako bidean</text:span><text:span text:style-name="T76"> jarri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Eta bide-zati bat igarorikoan, zugatz-erpiñean txirulika ziarduan txori kantariagana begira </text:span><text:span text:style-name="T76">gera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">Zutundu zanean</text:span>, arto-zorroari ikututxo bat be egiteke (egin bagarik), bide-ondoko landan, bedartzan, patxaraz-patxaraz jarri zan, andik noizean bein «aalegiñari» deadarrez ekiteko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Zutundu zanean, arto-zorroari ikututxo bat be egiteke (egin bagarik), bide-ondoko landan, bedartzan, patxaraz-patxaraz <text:span text:style-name="T1">jarri zan</text:span>, andik noizean bein «aalegiñari» deadarrez ekiteko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Errotara-osterea eginda, </text:span><text:span text:style-name="T76">etxeratu zanean</text:span><text:span text:style-name="T34">, amak ikaraz esan eutsan: —A, mutil! Ba-ator, orraitiño! Errotara-ostean egun guztia egiteko, ¿zer jazo yak? Olakorik, egundo...!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Ori zala-ta, bere jangurea asetearren, artzain-txaboletatik eta basetxe- inguruetatik sarri-sarritan </text:span><text:span text:style-name="T76">igaroten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Eta, iñon gaztae-usaiñik somatzen ba-eban somatu, surra astin eta buztana astiñago ebala, antxe bertan </text:span><text:span text:style-name="T76">geratzen zan</text:span><text:span text:style-name="T34">, agorako janari gozoaren zai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Illuntze baten, gure azeria, Urtsule etxekandrearen basetxeko atarte zabalera eldu zan; eta, begi ta belarri, barrura adi-adi jarrita, atarte aretako jesarleku-azpian patxaraz-patxaraz </text:span><text:span text:style-name="T76">jarri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Ama-alabok abesti-abotsaz </text:span><text:span text:style-name="T76">ikaratu</text:span><text:span text:style-name="T34"> egin </text:span><text:span text:style-name="T76">ziran</text:span><text:span text:style-name="T34">, atean egoana nor edo zer zan arean be ez ekien-eta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Urtsule, abarkatxoa bigarrenez ikusi ebanean, bestearen laguna zalakotan, poz-pozik</text:span><text:span text:style-name="T76"> jarri zan</text:span><text:span text:style-name="T34">; eta auxe esan eban: «Onakorik! Emen beste abarka bat! Eta berau or bidean ikusi yonadaren laguna dala esango naieuke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Eta urez «putxi-putxi» eginda gero, basetxeko solora joanda, lotan </text:span><text:span text:style-name="T76">gera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Orduan, Urtsule etxekandrea, mutiko zoliaren deadar errimeak bizkortuta, zer jazo ete-zeitekean ikustera urten zan; eta, azeri gaiztoak basetxeko soloan egin eban triskantzea ikusi ebanean, asarre-bitsetan</text:span><text:span text:style-name="T76"> jarri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Iñungane-mendira eldu ziranean, baiña, azeria, astoari ez esker eta ez ezertxo be esan bagarik, «rrast!», bere zuloan </text:span><text:span text:style-name="T76">sar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Astoa, ostera, azeria atzera agertuko zalakotan, zulo-ertzean zain <text:span text:style-name="T1">geratu zan</text:span>, lastoa ta artoa jateko gurariz egoan gaisoa-ta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150">Baiña azeria bere zulotik iñoiz be ez zan urteten-eta, gure astoa </text:span><text:span text:style-name="T190">estutu</text:span><text:span text:style-name="T150"> egin </text:span><text:span text:style-name="T190">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9" office:value-type="string" calcext:value-type="string">
            <text:p><text:span text:style-name="T34">Astoaren tamala ori entzundakoan! Eta azeriaren eskertxarraz ikaratuta, asto gaisoa alako baten mendian beera </text:span><text:span text:style-name="T76">abiatu zan</text:span></text:p>
          </table:table-cell>
          <table:table-cell table:style-name="ce13" office:value-type="string" calcext:value-type="string">
            <text:p>Errose Bustintza’s<text:span text:style-name="T60"> Ipuiñak</text:span> (1936-1937)</text:p>
          </table:table-cell>
          <table:table-cell table:style-name="ce9" office:value-type="string" calcext:value-type="string">
            <text:p>Bustintza, Errose. 1990. <text:span text:style-name="T60">Ipuiñak</text:span>. Bilbao/Bilbo: Ediciones Mensajero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96" office:value-type="string" calcext:value-type="string">
            <text:p><text:span text:style-name="T194">Düala hogei bat urte, jakinik Larrainen telefona </text:span><text:span text:style-name="T195">ezarririk izan zela</text:span><text:span text:style-name="T194">, jin zen Pello Otsagabirik oski berri elibatekin, behar zütüala Mauleko kosi bati telefonaz igorri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6">Ez dü, ene ustez, Jondane Petirik holako bidanjantik hartzen; zelüko </text:span><text:span text:style-name="T34">borta </text:span><text:span text:style-name="T76">hersi da</text:span><text:span text:style-name="T34"> eta arranoa nekez da han igara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6">Hiru dailariak xütitürik soz dagotza zer </text:span><text:span text:style-name="T197">diren ikusiko</text:span><text:span text:style-name="T196"> oro zoin lehiatürikago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Nola </text:span><text:span text:style-name="T76">deitzen da</text:span><text:span text:style-name="T34"> delako gaxki egilea? dio etxeko jaun zaharrak, etxearen ikertzez, ez baitzüan nahi haatik holako aujami bati eman aterbea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Ezarri zütüan txilintxau erran delako alanbre mehean eta bera </text:span><text:span text:style-name="T76">hürrüntü ze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Etxe batetan <text:span text:style-name="T1">sartü zen</text:span> borta jo gabe, üdüri hil bat xutik, eta erran nolaz horra zen gaüko alojearen nahiz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Azkenoz Pello gaizoa hatsik ezin hartzera zoan, noiz gatü batetan trabatürik erori baitzen lüze bezain zabal sükalte erditara bai eta panparekin ferreta erdiz erdi </text:span><text:span text:style-name="T76">hautse ze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Espainiako hegiala heltü zenean izerdi llapa eta hatsalbo, </text:span><text:span text:style-name="T76">jarri zen</text:span><text:span text:style-name="T34"> hats hartzeko eta küia bere kantüan pausatü, eskü batez etxekitzen züalarik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8">Sartü zen</text:span><text:span text:style-name="T196"> tarte arte batetan, porrokiña</text:span><text:span text:style-name="T34">tzen zelarik eta denbora berean erbi bat elki zen tarta petik eta joan mendi maxelan harat iñazia bezain zalhe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6">Sartü zen tarte arte batetan, porrokiña</text:span><text:span text:style-name="T34">tzen zelarik eta denbora berean erbi bat </text:span><text:span text:style-name="T76">elki zen</text:span><text:span text:style-name="T34"> tarta petik eta joan mendi maxelan harat iñazia bezain zalhe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Erran baiko ematen dü sokari tirako ozen bat eta gainen Mariak mandoari pusako handi bat, bai eta mandoa petik tiratürik, gainetik pusatürik </text:span><text:span text:style-name="T76">larrütü zen</text:span><text:span text:style-name="T34"> eta Pello hareki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Pello eta mandoa <text:span text:style-name="T1">dirade larrütü</text:span>, Bai eta peko zolan biak zale sartü Sartü badira sartü, han dira baratü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Pello eta mandoa dirade larrütü, Bai eta peko zolan biak zale sartü Sartü <text:span text:style-name="T1">badira sartü</text:span>, han dira baratü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Pello eta mandoa dirade larrütü, Bai eta peko zolan biak zale sartü Sartü badira sartü, han <text:span text:style-name="T1">dira baratü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Bena mündüala <text:span text:style-name="T1">baita</text:span> Pello franko <text:span text:style-name="T1">hiltzen</text:span> Ikusiren dütügü, ez bagira hiltzen, Sosaren errabiaz biziaren galtzen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Bena mündüala baita Pello franko hiltzen Ikusiren dütügü, ez <text:span text:style-name="T1">bagira hiltzen</text:span>, Sosaren errabiaz biziaren galtzen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34">Ber denboran arranoa nontik baitik jin zen eta aragiaren ürrina senditürik, zorrozka </text:span><text:span text:style-name="T76">sartü zen</text:span><text:span text:style-name="T34"> baxa zola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6">Bena arranoa oihüak baserazirik zalhe odeitan gor </text:span><text:span text:style-name="T197">igaran ze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Ez dü, ene ustez, Jondane Petirik holako bidanjantik hartzen; zelüko borta hersi da eta arranoa nekez <text:span text:style-name="T1">da</text:span> han <text:span text:style-name="T1">igara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50">Orea </text:span><text:span text:style-name="T190">altxatzen den</text:span><text:span text:style-name="T150"> artean ama badoa baratzealat aza lantare zonbaiten lantatzera, eta hau xilo egin eta tapa kiska-kaska ari da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<text:span text:style-name="T149">Ken zaite</text:span><text:span text:style-name="T150"> nere aurretik! Alde egin zazu emendik! edo zerbait eman zaidazu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<text:span text:style-name="T199">Nere alaba (Petrirengatik) orren eskutan </text:span><text:span text:style-name="T200">jarri bada</text:span><text:span text:style-name="T199"> jakin zazute </text:span><text:span text:style-name="T72">nere baimeñik gabe izan dal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02" office:value-type="string" calcext:value-type="string">
            <text:p><text:span text:style-name="T14">Botikan </text:span><text:span text:style-name="T16">saltzen</text:span><text:span text:style-name="T14"> ez </text:span><text:span text:style-name="T16">dan</text:span><text:span text:style-name="T14"> zerbait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Ez dago beldurrik, gazteak ez ditu austen, berak ez baditu puskatzen. Zartzaroan </text:span><text:span text:style-name="T73">austen dira</text:span><text:span text:style-name="T72"> berez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Txintxarri </text:span><text:span text:style-name="T200">entzun bedi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Aitortu bear da, mediku ona ez </text:span><text:span text:style-name="T73">dala</text:span><text:span text:style-name="T72"> merezi aña </text:span><text:span text:style-name="T73">estimatzen</text:span><text:span text:style-name="T72"> ta ordaintzen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Giltxurdinean arri koxkorrak </text:span><text:span text:style-name="T200">mugitzen diranean</text:span><text:span text:style-name="T199"> ikaragarria da!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01">Eseri zaite</text:span><text:span text:style-name="T199"> gizona, lasago egongo zer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(Larriturik </text:span><text:span text:style-name="T200">sartzen dala</text:span><text:span text:style-name="T199">.) Zer ziran karraixi oiek? Orain ere etxea </text:span><text:span text:style-name="T72">jendez bete zaigu-ta!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Nor zaitugu emen iñori pulsua artzeko. Nola </text:span><text:span text:style-name="T73">sartu zerate</text:span><text:span text:style-name="T72">? Deitu gab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Otsegin degu ta ez zuten erantzuten. Atea zabalik arkitu degu ta </text:span><text:span text:style-name="T73">sartu ger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Zurrunga antzeko zerbait egiñaz <text:span text:style-name="T1">esnatzen da </text:span>begiak zabalduaz. Emakumezko biak pizka bat urrutiratzen dira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Zurrunga antzeko zerbait egiñaz esnatzen da begiak zabalduaz. Emakumezko biak pizka bat <text:span text:style-name="T1">urrutiratzen dir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Zu gaztea zaitugu gizona. Zer gertatzen zaizu? Ea </text:span><text:span text:style-name="T73">eseri zait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Zaude isilik gizona! Ez zaidazula orrelakorik esan. Auleriz </text:span><text:span text:style-name="T73">ilko nintzak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Onera nerekin </text:span><text:span text:style-name="T200">sartu dan</text:span><text:span text:style-name="T199"> atsoak ez zuen bada aragi aundirik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01">Itzuli zaite</text:span><text:span text:style-name="T199"> emendik illabeter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Aurrera! Bukatzen ari giñan. Laister izango da zure txanda. Alki ortan </text:span><text:span text:style-name="T73">eseri zait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Ez dakit azkenerako nola </text:span><text:span text:style-name="T200">butatuko dan</text:span><text:span text:style-name="T199"> kontu au!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Ai! ai! ene Joxepa! Au miña! Ez... in asna… sa aa! </text:span><text:span text:style-name="T73">Itotzen naiz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Zure senarra </text:span><text:span text:style-name="T73">gaixotu da</text:span><text:span text:style-name="T72">!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Jaun ori </text:span><text:span text:style-name="T73">geldi dedilla</text:span><text:span text:style-name="T72"> emen atera gab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Jueza joana dala igarri du ta laister </text:span><text:span text:style-name="T200">suspertuko zaizu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Inyekzio bat emango diot eta </text:span><text:span text:style-name="T200">suspertuko da</text:span><text:span text:style-name="T199"> bereal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Ezta ezeri. </text:span><text:span text:style-name="T73">Sendatu zera</text:span><text:span text:style-name="T72"> ta beste leku batera noa. Barkaturik zaude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201">Eseri zaite</text:span><text:span text:style-name="T199"> ta aztertuko zaitut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Zergatlk </text:span><text:span text:style-name="T73">sartu</text:span><text:span text:style-name="T72"> ote </text:span><text:span text:style-name="T73">naiz</text:span><text:span text:style-name="T72"> medikutan?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Orain ere </text:span><text:span text:style-name="T200">gaxotu</text:span><text:span text:style-name="T199"> al </text:span><text:span text:style-name="T200">zaigu</text:span><text:span text:style-name="T199">? Apaiz billa joan bearko det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Ez da orrenbesterako! Pizka bat </text:span><text:span text:style-name="T200">ikaratu dala</text:span><text:span text:style-name="T199">. Utsa!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72">Ez al dakizute odola geldi arazten? Emakumea </text:span><text:span text:style-name="T73">il diteke</text:span><text:span text:style-name="T72"> ta zuena izango da errua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Gaxoa ez <text:span text:style-name="T1">bada sendatzen</text:span> medikuak edo Petrikillok dute errua... Sendatzen bada berriz... zeruko santuren bat badezu beti bitarteko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Gaxoa ez bada sendatzen medikuak edo Petrikillok dute errua... <text:span text:style-name="T1">Sendatzen bada</text:span> berriz... zeruko santuren bat badezu beti bitarteko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2" office:value-type="string" calcext:value-type="string">
            <text:p><text:span text:style-name="T199">Ez al </text:span><text:span text:style-name="T200">zera gogoratzen</text:span><text:span text:style-name="T199">?</text:span></text:p>
          </table:table-cell>
          <table:table-cell table:style-name="ce13" office:value-type="string" calcext:value-type="string">
            <text:p>Antonio Maria Labaien’s <text:span text:style-name="T60">Petrikillo</text:span> (1956)</text:p>
          </table:table-cell>
          <table:table-cell table:style-name="ce13" office:value-type="string" calcext:value-type="string">
            <text:p>Labaien, Antonio M. 1956. <text:span text:style-name="T60">Teatro osoa euzkeraz</text:span>. Bilbao/Bilbo: la Gran Enciclopedia Vasca.</text:p>
          </table:table-cell>
          <table:table-cell table:style-name="ce13" office:value-type="string" calcext:value-type="string">
            <text:p>Theater play</text:p>
          </table:table-cell>
          <table:table-cell table:style-name="ce13" office:value-type="string" calcext:value-type="string">
            <text:p>(5) Transition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Central Basqu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7) Antipassive</text:p>
          </table:table-cell>
          <table:table-cell table:style-name="ce13"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34">Indartasun aundi orrek anitz erakusten digu eta berdin </text:span><text:span text:style-name="T76">aurkitzen de</text:span><text:span text:style-name="T34"> zazpi urteko aurretan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34">Seurik beretan</text:span><text:span text:style-name="T76"> aurkitzen zire</text:span><text:span text:style-name="T34"> Tarsizio, Justo eta Pastor, ebek biak españolak eta Españan ilak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6) Impersonal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34">Orai artio ez zitzaide gogoratu alako galderaik, baño egun ebetan ainbertze emakume </text:span><text:span text:style-name="T76">igaro dire</text:span><text:span text:style-name="T34"> nere buruan, denak indartasun aundikoak ala batre ikastasun gabekoak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34">Bertze gauza bat egoten zen denen gogoan: ama baten bidez lurra </text:span><text:span text:style-name="T76">sendatu ze</text:span><text:span text:style-name="T34"> bere bekatutik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34">Eta gaixoek uste zute apez eta monja edo serora guziak zerura juaten zirela, ezkonduak baño aisego, eta orrengatik pozez </text:span><text:span text:style-name="T76">betetzen zire</text:span><text:span text:style-name="T34"> juaten zirelaik eta ama gaixoek otoitz eta baru anitz egiten zute, bere lan anitzekin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34">Bertze gauza bat egoten zen denen gogoan: ama baten bidez lurra </text:span><text:span text:style-name="T76">sendatu ze</text:span><text:span text:style-name="T34"> bere bekatutik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/>
          <table:table-cell table:style-name="Default" table:number-columns-repeated="16372"/>
        </table:table-row>
        <table:table-row table:style-name="ro1">
          <table:table-cell table:style-name="ce103" office:value-type="string" calcext:value-type="string">
            <text:p><text:span text:style-name="T202">Eta gaixoek uste zute apez eta monja edo serora guziak zerura juaten zirela, ezkonduak baño aisego, eta orrengatik pozez </text:span><text:span text:style-name="T203">betetzen zire</text:span><text:span text:style-name="T202"> juaten zirelaik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3) Anticausative</text:p>
          </table:table-cell>
          <table:table-cell table:style-name="ce13"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style-name="Default" table:number-columns-repeated="16372"/>
        </table:table-row>
        <table:table-row table:style-name="ro1">
          <table:table-cell table:style-name="ce103" office:value-type="string" calcext:value-type="string">
            <text:p><text:span text:style-name="T193">Oroitu gaitetzen</text:span><text:span text:style-name="T34"> nola Jesukristoren legea ongi jarraitzen zuztenei iltzen zuztela lemexiko iru edo lau gizaldietan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7) Antipassive</text:p>
          </table:table-cell>
          <table:table-cell table:style-name="ce13" office:value-type="string" calcext:value-type="string">
            <text:p>(3) Transitive-antipassive altern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03" office:value-type="string" calcext:value-type="string">
            <text:p><text:span text:style-name="T34">Ez dakit Jaungoikoain deiaz </text:span><text:span text:style-name="T76">oroitzen</text:span><text:span text:style-name="T34"> ote </text:span><text:span text:style-name="T76">ziren</text:span></text:p>
          </table:table-cell>
          <table:table-cell table:style-name="ce13" office:value-type="string" calcext:value-type="string">
            <text:p>Perpetua Saragueta’s writings (1977-1979)</text:p>
          </table:table-cell>
          <table:table-cell table:style-name="ce13" office:value-type="string" calcext:value-type="string">
            <text:p>Iñigo, Andres. 2011. <text:span text:style-name="T60">Perpetua Saragueta: Eskuidatziak eta hiztegia</text:span>. Pamplona/Iruñea &amp; Bilbao/Bilbo: Navarrese Government, Euskaltzaindia.</text:p>
          </table:table-cell>
          <table:table-cell table:style-name="ce13" office:value-type="string" calcext:value-type="string">
            <text:p>Religious essay</text:p>
          </table:table-cell>
          <table:table-cell table:style-name="ce13" office:value-type="string" calcext:value-type="string">
            <text:p>(6) Close to literary language</text:p>
          </table:table-cell>
          <table:table-cell table:style-name="ce13" office:value-type="string" calcext:value-type="string">
            <text:p>20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(7) Antipassive</text:p>
          </table:table-cell>
          <table:table-cell table:style-name="ce13"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number-columns-repeated="2"/>
          <table:table-cell table:style-name="ce9"/>
          <table:table-cell table:number-columns-repeated="8"/>
          <table:table-cell table:style-name="ce13"/>
          <table:table-cell table:number-columns-repeated="16372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7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rdaberatz (2004: 3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ogel (1904: second chapter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lapeyre (1983: 6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aister (2009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Intxauspe (1883: 1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panaga (1656: 19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Xurio (1872: 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karra (1981: 13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Padilla Moyano &amp; Bidegain (2015: 10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Salaberri Zaratiegi et al. 2021: 7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Salaberri Zaratiegi et al. 2023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Estornés Lasa 1984: 7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Etxeberri &amp; Hiriart-Urruti 1887(1/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Gómez 1991: 38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mino &amp; Salaberri 2006: 10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Coyos (2013: 24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ustintza (1990: 1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Iñigo (2011: 118)</text:p>
          </table:table-cell>
          <table:table-cell table:number-columns-repeated="16383"/>
        </table:table-row>
        <table:table-row table:style-name="ro1" table:number-rows-repeated="104739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Garamond-Regular" svg:font-family="AGaramond-Regular" style:font-family-generic="roman"/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CentaurMT" svg:font-family="CentaurMT" style:font-family-generic="roman"/>
    <style:font-face style:name="F" svg:font-family="" style:font-family-generic="roman"/>
    <style:font-face style:name="Garamond" svg:font-family="Garamond" style:font-family-generic="roman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empelMARIA-Italic" svg:font-family="StempelMARIA-Italic" style:font-family-generic="swiss"/>
    <style:font-face style:name="StempelMARIA-Roman" svg:font-family="StempelMARIA-Roman"/>
    <style:font-face style:name="Tahoma" svg:font-family="Tahoma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Negrita" style:font-family-generic="roman" style:font-pitch="variable"/>
    <style:font-face style:name="Times New Roman3" svg:font-family="'Times New Roman'" style:font-adornments="Lodia" style:font-family-generic="roman" style:font-pitch="variable"/>
    <style:font-face style:name="Times New Roman4" svg:font-family="'Times New Roman', 'Times New Roman PS'" style:font-family-generic="roman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-Roman" svg:font-family="Times-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1-13T20:26:19.895000000</dc:date>
    <meta:editing-duration>P2DT6H43M13S</meta:editing-duration>
    <meta:editing-cycles>1188</meta:editing-cycles>
    <meta:generator>LibreOffice/7.5.2.2$Windows_X86_64 LibreOffice_project/53bb9681a964705cf672590721dbc85eb4d0c3a2</meta:generator>
    <meta:document-statistic meta:table-count="1" meta:cell-count="12708" meta:object-count="0"/>
  </office:meta>
</office:document-meta>
</file>